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33cm"/>
    </style:style>
    <style:style style:name="co2" style:family="table-column">
      <style:table-column-properties fo:break-before="auto" style:column-width="6.092cm"/>
    </style:style>
    <style:style style:name="co3" style:family="table-column">
      <style:table-column-properties fo:break-before="auto" style:column-width="4.567cm"/>
    </style:style>
    <style:style style:name="co4" style:family="table-column">
      <style:table-column-properties fo:break-before="auto" style:column-width="5.71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598cm"/>
    </style:style>
    <style:style style:name="co7" style:family="table-column">
      <style:table-column-properties fo:break-before="auto" style:column-width="1.93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cm" fo:break-before="auto" style:use-optimal-row-height="true"/>
    </style:style>
    <style:style style:name="ro4" style:family="table-row">
      <style:table-row-properties style:row-height="0.353cm" fo:break-before="auto" style:use-optimal-row-height="false"/>
    </style:style>
    <style:style style:name="ro5" style:family="table-row">
      <style:table-row-properties style:row-height="1.226cm" fo:break-before="auto" style:use-optimal-row-height="true"/>
    </style:style>
    <style:style style:name="ro6" style:family="table-row">
      <style:table-row-properties style:row-height="0.84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52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pd1">
      <style:table-cell-properties style:text-align-source="fix" style:repeat-content="false" fo:wrap-option="wrap" fo:border="none"/>
      <style:paragraph-properties fo:text-align="start" fo:margin-left="0cm"/>
      <style:text-properties fo:font-size="14pt" style:font-size-asian="14pt" style:font-size-complex="14pt"/>
    </style:style>
    <style:style style:name="ce2" style:family="table-cell" style:parent-style-name="pd1">
      <style:table-cell-properties style:text-align-source="fix" style:repeat-content="false" fo:wrap-option="wrap" fo:border="none"/>
      <style:paragraph-properties fo:text-align="start" fo:margin-left="0cm"/>
    </style:style>
    <style:style style:name="ce3" style:family="table-cell" style:parent-style-name="pd1">
      <style:table-cell-properties style:text-align-source="fix" style:repeat-content="false" fo:wrap-option="wrap" fo:border="none"/>
      <style:paragraph-properties fo:text-align="start" fo:margin-left="0cm"/>
      <style:text-properties fo:font-weight="normal" style:font-weight-asian="normal" style:font-weight-complex="normal"/>
    </style:style>
    <style:style style:name="ce4" style:family="table-cell" style:parent-style-name="pd1">
      <style:table-cell-properties style:text-align-source="fix" style:repeat-content="false" fo:wrap-option="wrap" fo:border="non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fo:background-color="#dddddd" fo:wrap-option="wrap" fo:border-left="0.74pt solid #000000" fo:border-right="none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wrap-option="wrap" fo:border-left="0.74pt solid #000000" fo:border-right="none" fo:border-top="0.74pt solid #000000"/>
    </style:style>
    <style:style style:name="ce7" style:family="table-cell" style:parent-style-name="Default">
      <style:table-cell-properties fo:border-bottom="none" fo:wrap-option="wrap" fo:border-left="0.74pt solid #000000" fo:border-right="none" fo:border-top="none"/>
    </style:style>
    <style:style style:name="ce8" style:family="table-cell" style:parent-style-name="Default">
      <style:table-cell-properties fo:border-bottom="0.74pt solid #000000" fo:wrap-option="wrap" fo:border-left="0.74pt solid #000000" fo:border-right="none" fo:border-top="none"/>
    </style:style>
    <style:style style:name="ce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border-bottom="0.74pt solid #000000" fo:background-color="#dddddd" fo:wrap-option="wrap" fo:border-left="none" fo:border-right="none" fo:border-top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wrap-option="wrap" fo:border-left="none" fo:border-right="none" fo:border-top="0.74pt solid #000000"/>
    </style:style>
    <style:style style:name="ce14" style:family="table-cell" style:parent-style-name="Default">
      <style:table-cell-properties fo:border-bottom="0.74pt solid #000000" fo:wrap-option="wrap" fo:border-left="none" fo:border-right="none" fo:border-top="none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cm"/>
      <style:text-properties style:font-name="Calibri" style:font-name-complex="Calibri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Calibri" style:font-name-complex="Calibri"/>
    </style:style>
    <style:style style:name="ce1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0.74pt solid #000000" fo:background-color="#dddddd" fo:wrap-option="wrap" fo:border-left="none" fo:border-right="0.74pt solid #000000" fo:border-top="0.74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wrap-option="wrap" fo:border-left="none" fo:border-right="0.74pt solid #000000" fo:border-top="0.74pt solid #000000"/>
    </style:style>
    <style:style style:name="ce21" style:family="table-cell" style:parent-style-name="Default">
      <style:table-cell-properties fo:border-bottom="none" fo:wrap-option="wrap" fo:border-left="none" fo:border-right="0.74pt solid #000000" fo:border-top="none"/>
    </style:style>
    <style:style style:name="ce22" style:family="table-cell" style:parent-style-name="Default">
      <style:table-cell-properties fo:border-bottom="0.74pt solid #000000" fo:wrap-option="wrap" fo:border-left="none" fo:border-right="0.74pt solid #000000" fo:border-top="none"/>
    </style:style>
    <style:style style:name="ce23" style:family="table-cell" style:parent-style-name="Default" style:data-style-name="N2">
      <style:table-cell-properties style:cell-protect="protected" style:print-content="true" fo:wrap-option="wrap"/>
    </style:style>
    <style:style style:name="ce24" style:family="table-cell" style:parent-style-name="Default" style:data-style-name="N2">
      <style:table-cell-properties fo:background-color="#fff5ce" style:cell-protect="none" style:print-content="true"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style:cell-protect="protected" style:print-content="tru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2">
      <style:table-cell-properties style:cell-protect="protected" style:print-content="true" fo:border="none"/>
      <style:text-properties fo:font-weight="normal" style:font-weight-asian="normal" style:font-weight-complex="normal"/>
    </style:style>
    <style:style style:name="ce27" style:family="table-cell" style:parent-style-name="Default" style:data-style-name="N2">
      <style:table-cell-properties style:cell-protect="protected" style:print-content="true" fo:border="none"/>
      <style:text-properties fo:font-weight="bold" style:font-weight-asian="bold" style:font-weight-complex="bold"/>
    </style:style>
    <style:style style:name="ce28" style:family="table-cell" style:parent-style-name="Default" style:data-style-name="N2">
      <style:text-properties fo:font-weight="normal" style:font-weight-asian="normal" style:font-weight-complex="normal"/>
    </style:style>
    <style:style style:name="ce29" style:family="table-cell" style:parent-style-name="Default" style:data-style-name="N2"/>
    <style:style style:name="ce30" style:family="table-cell" style:parent-style-name="Default" style:data-style-name="N2">
      <style:table-cell-properties style:cell-protect="protected" style:print-content="true" style:text-align-source="fix" style:repeat-content="false" fo:wrap-option="wrap"/>
      <style:paragraph-properties fo:text-align="center" fo:margin-left="0cm"/>
    </style:style>
    <style:style style:name="ce31" style:family="table-cell" style:parent-style-name="Default" style:data-style-name="N2">
      <style:table-cell-properties fo:background-color="#fff5ce" style:cell-protect="none" style:print-content="tru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2">
      <style:table-cell-properties style:cell-protect="protected" style:print-content="true"/>
      <style:text-properties fo:font-weight="normal" style:font-weight-asian="normal" style:font-weight-complex="normal"/>
    </style:style>
    <style:style style:name="ce33" style:family="table-cell" style:parent-style-name="Default" style:data-style-name="N136">
      <style:table-cell-properties style:cell-protect="protected" style:print-content="true" style:text-align-source="fix" style:repeat-content="false" fo:wrap-option="wrap" fo:border="0.74pt solid #000000"/>
      <style:paragraph-properties fo:text-align="center" fo:margin-left="0cm"/>
    </style:style>
    <style:style style:name="ce34" style:family="table-cell" style:parent-style-name="Default" style:data-style-name="N136">
      <style:table-cell-properties style:cell-protect="protected" style:print-content="true"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136">
      <style:table-cell-properties style:cell-protect="protected" style:print-content="tru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36">
      <style:table-cell-properties style:cell-protect="protected" style:print-content="true"/>
      <style:text-properties fo:font-weight="normal" style:font-weight-asian="normal" style:font-weight-complex="normal"/>
    </style:style>
    <style:style style:name="ce37" style:family="table-cell" style:parent-style-name="Default" style:data-style-name="N136">
      <style:table-cell-properties style:cell-protect="protected" style:print-content="true"/>
      <style:text-properties fo:font-weight="bold" style:font-weight-asian="bold" style:font-weight-complex="bold"/>
    </style:style>
    <style:style style:name="ce38" style:family="table-cell" style:parent-style-name="Default" style:data-style-name="N136">
      <style:text-properties fo:font-weight="normal" style:font-weight-asian="normal" style:font-weight-complex="normal"/>
    </style:style>
    <style:style style:name="ce39" style:family="table-cell" style:parent-style-name="Default" style:data-style-name="N136"/>
    <style:style style:name="ce40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struccion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Graficar La Función de Potencia en una Hoja de Cálculo</text:p>
          </table:table-cell>
          <table:covered-table-cell table:number-columns-repeated="3" table:style-name="ce11"/>
        </table:table-row>
        <table:table-row table:style-name="ro2">
          <table:table-cell table:style-name="ce2"/>
          <table:table-cell table:style-name="ce11" table:number-columns-repeated="3"/>
        </table:table-row>
        <table:table-row table:style-name="ro3">
          <table:table-cell table:style-name="ce3" office:value-type="string" calcext:value-type="string" table:number-columns-spanned="4" table:number-rows-spanned="1">
            <text:p>Esta hoja de cálculo aplica la función de potencia, según lo explicado en el Capítulo 2.1: La función potencia de Matemáticas. Acceso a la universidad. Volumen 2 (Ballvé et al., 2012).</text:p>
            <text:p/>
            <text:p>A continuación, se presentan las instrucciones exactas para su implementación en LibreOffice Calc, incluyendo la configuración de valores, el uso de fórmulas y la correcta representación gráfica.</text:p>
          </table:table-cell>
          <table:covered-table-cell table:number-columns-repeated="3" table:style-name="ce11"/>
        </table:table-row>
        <table:table-row table:style-name="ro4">
          <table:table-cell table:style-name="ce3"/>
          <table:table-cell table:style-name="ce11" table:number-columns-repeated="3"/>
        </table:table-row>
        <table:table-row table:style-name="ro5">
          <table:table-cell table:style-name="ce3" office:value-type="string" calcext:value-type="string" table:number-columns-spanned="4" table:number-rows-spanned="1">
            <text:p><text:span text:style-name="T1">Bibliografía</text:span>: Ballvé, M. E., Bujalance, E., Bujalance, J. A., Costa, A. F., Delgado, M., Fernández, A., Fernández, V., Jiménez, P., de María, J. L., Martínez, E., Porto, A. M., &amp; Ulecia, T. (2012). Matemáticas. Acceso a la universidad. Volumen 2 (Depósito legal M-26494-2012). Editorial Sanz y Torres.</text:p>
          </table:table-cell>
          <table:covered-table-cell table:number-columns-repeated="3" table:style-name="ce11"/>
        </table:table-row>
        <table:table-row table:style-name="ro2">
          <table:table-cell table:style-name="ce3"/>
          <table:table-cell table:style-name="ce11" table:number-columns-repeated="3"/>
        </table:table-row>
        <table:table-row table:style-name="ro2">
          <table:table-cell table:style-name="ce3" office:value-type="string" calcext:value-type="string" table:number-columns-spanned="4" table:number-rows-spanned="1">
            <text:p><text:span text:style-name="T1">Contraseña para editar</text:span>: 1111</text:p>
          </table:table-cell>
          <table:covered-table-cell table:number-columns-repeated="3" table:style-name="ce11"/>
        </table:table-row>
        <table:table-row table:style-name="ro2">
          <table:table-cell table:style-name="ce3"/>
          <table:table-cell table:style-name="ce11" table:number-columns-repeated="3"/>
        </table:table-row>
        <table:table-row table:style-name="ro2">
          <table:table-cell table:style-name="ce4" office:value-type="string" calcext:value-type="string" table:number-columns-spanned="4" table:number-rows-spanned="1">
            <text:p>A. Fórmulas</text:p>
          </table:table-cell>
          <table:covered-table-cell table:number-columns-repeated="3" table:style-name="ce11"/>
        </table:table-row>
        <table:table-row table:style-name="ro2">
          <table:table-cell table:style-name="ce3"/>
          <table:table-cell table:style-name="ce11" table:number-columns-repeated="3"/>
        </table:table-row>
        <table:table-row table:style-name="ro6">
          <table:table-cell table:style-name="ce5" office:value-type="string" calcext:value-type="string">
            <text:p>#</text:p>
          </table:table-cell>
          <table:table-cell table:style-name="ce12" office:value-type="string" calcext:value-type="string">
            <text:p>Función de la representación gráfica</text:p>
          </table:table-cell>
          <table:table-cell table:style-name="ce12" office:value-type="string" calcext:value-type="string">
            <text:p>Valor de x: Columna A4</text:p>
            <text:p>Valor de y según fórmula:</text:p>
          </table:table-cell>
          <table:table-cell table:style-name="ce19" office:value-type="string" calcext:value-type="string">
            <text:p>Fórmula en formato LibreOffice Calc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Parábola</text:p>
          </table:table-cell>
          <table:table-cell table:style-name="ce15" office:value-type="string" calcext:value-type="string">
            <text:p>𝑓(𝑥) = 𝑥<text:span text:style-name="T2">2</text:span></text:p>
          </table:table-cell>
          <table:table-cell table:style-name="ce20" office:value-type="string" calcext:value-type="string">
            <text:p>IF(A4&gt;0, A4^2, NA())</text:p>
          </table:table-cell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Cúbica </text:p>
          </table:table-cell>
          <table:table-cell table:style-name="ce16" office:value-type="string" calcext:value-type="string">
            <text:p>f(x)=x<text:span text:style-name="T2">3</text:span></text:p>
          </table:table-cell>
          <table:table-cell table:style-name="ce21" office:value-type="string" calcext:value-type="string">
            <text:p>A4^3</text:p>
          </table:table-cell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Función recíproca</text:p>
          </table:table-cell>
          <table:table-cell table:style-name="ce16" office:value-type="string" calcext:value-type="string">
            <text:p>f(x)= <text:s/>1/x</text:p>
          </table:table-cell>
          <table:table-cell table:style-name="ce21" office:value-type="string" calcext:value-type="string">
            <text:p>IF(A4&lt;&gt;0, 1/A4, NA())</text:p>
          </table:table-cell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11" office:value-type="string" calcext:value-type="string">
            <text:p>Función recíproca escalada</text:p>
          </table:table-cell>
          <table:table-cell table:style-name="ce16" office:value-type="string" calcext:value-type="string">
            <text:p>f(x)= <text:s/>2/x</text:p>
          </table:table-cell>
          <table:table-cell table:style-name="ce21" office:value-type="string" calcext:value-type="string">
            <text:p>IF(A4&lt;&gt;0, 2/A4, NA())</text:p>
          </table:table-cell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11" office:value-type="string" calcext:value-type="string">
            <text:p>Función recíproca negativa</text:p>
          </table:table-cell>
          <table:table-cell table:style-name="ce17" office:value-type="string" calcext:value-type="string">
            <text:p>f(x)= <text:s/>-1/x</text:p>
          </table:table-cell>
          <table:table-cell table:style-name="ce21" office:value-type="string" calcext:value-type="string">
            <text:p>IF(A4&lt;&gt;0, -1/A4, NA())</text:p>
          </table:table-cell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14" office:value-type="string" calcext:value-type="string">
            <text:p>Función hiperbólica cuadrática</text:p>
          </table:table-cell>
          <table:table-cell table:style-name="ce18" office:value-type="string" calcext:value-type="string">
            <text:p>f(x)=  1/x<text:span text:style-name="T2">2</text:span></text:p>
          </table:table-cell>
          <table:table-cell table:style-name="ce22" office:value-type="string" calcext:value-type="string">
            <text:p>IF(A4&lt;&gt;0, 1/A4^2, NA())</text:p>
          </table:table-cell>
        </table:table-row>
        <table:table-row table:style-name="ro2">
          <table:table-cell table:style-name="ce3"/>
          <table:table-cell table:style-name="ce11" table:number-columns-repeated="3"/>
        </table:table-row>
        <table:table-row table:style-name="ro2">
          <table:table-cell table:style-name="ce4" office:value-type="string" calcext:value-type="string" table:number-columns-spanned="4" table:number-rows-spanned="1">
            <text:p>B. Instrucciones Generales</text:p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>Instrucciones generales para graficar funciones en LibreOffice Calc</text:p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/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>1. Configurar los valores de x</text:p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><text:s text:c="3"/>- Escribir los valores de x en la columna A.</text:p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><text:s text:c="3"/>- Usar un incremento constante, por ejemplo, 0.1.</text:p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/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>2. Escribir la función deseada</text:p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><text:s text:c="3"/>- En otra columna (por ejemplo, C-H), escribir la fórmula de la función.</text:p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><text:s text:c="3"/>- Usar IF(A4=0, NA(), formula) si la función no está definida en ciertos valores de x.</text:p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/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>3. Insertar el gráfico</text:p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><text:s text:c="3"/>- Seleccionar las columnas A y la columna con la función.</text:p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><text:s text:c="3"/>- Ir a 'Insertar' → 'Gráfico'.</text:p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><text:s text:c="3"/>- Elegir el tipo 'Dispersión (XY)' en lugar de 'Líneas'.</text:p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/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>4. Ajustar la gráfica</text:p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><text:s text:c="3"/>- Hacer doble clic en la línea del gráfico.</text:p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><text:s text:c="3"/>- Ir a 'Formato de series de datos'.</text:p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><text:s text:c="3"/>- En 'Trazar valores faltantes', seleccionar 'Dejar un espacio'.</text:p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><text:s text:c="3"/>- Agregar título si es necesario.</text:p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/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>5. Guardar y exportar</text:p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><text:s text:c="3"/>- Guardar el archivo en formato ODS para futuras ediciones.</text:p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><text:s text:c="3"/>- Para compartir, exportarlo como imagen o PDF desde 'Archivo' → 'Exportar'.</text:p>
          </table:table-cell>
          <table:covered-table-cell table:number-columns-repeated="3" table:style-name="ce11"/>
        </table:table-row>
        <table:table-row table:style-name="ro2">
          <table:table-cell table:style-name="ce9" table:number-columns-spanned="4" table:number-rows-spanned="1"/>
          <table:covered-table-cell table:number-columns-repeated="3" table:style-name="ce11"/>
        </table:table-row>
        <table:table-row table:style-name="ro2">
          <table:table-cell table:style-name="ce9" table:number-columns-spanned="4" table:number-rows-spanned="1"/>
          <table:covered-table-cell table:number-columns-repeated="3" table:style-name="ce11"/>
        </table:table-row>
        <table:table-row table:style-name="ro2">
          <table:table-cell table:style-name="ce10" office:value-type="string" calcext:value-type="string" table:number-columns-spanned="4" table:number-rows-spanned="1">
            <text:p>C. Pasos concretos usados en esta hoja</text:p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>Instrucciones para graficar funciones en LibreOffice Calc para el ejemplo concreto.</text:p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/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>1. Configurar los valores de x</text:p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><text:s text:c="3"/>- Usamos como valor de origen 0 en la casilla A2.</text:p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><text:s text:c="3"/>- Escribimos los valores de x en la columna A, desde A4 hasta A104.</text:p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><text:s text:c="3"/>- Utilizamos un incremento constante para los valores de x, por ejemplo, 0.1.</text:p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/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>2. Escribir las fórmulas para cada función</text:p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><text:s text:c="3"/>- En la columna B, escribimos la fórmula de la función parábola: IF(A4&gt;0, A4^2, NA())</text:p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><text:s text:c="3"/>- En la columna C, escribimos la fórmula de la función cúbica: A4^3</text:p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><text:s text:c="3"/>- En la columna D, escribimos la fórmula de la función recíproca: IF(A4&lt;&gt;0, 1/A4, NA())</text:p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><text:s text:c="3"/>- En la columna E, escribimos la fórmula de la función recíproca escalada: IF(A4&lt;&gt;0, 2/A4, NA())</text:p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><text:s text:c="3"/>- En la columna F, escribimos la fórmula de la función recíproca negativa: IF(A4&lt;&gt;0, -1/A4, NA())</text:p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><text:s text:c="3"/>- En la columna G, escribimos la fórmula de la función hiperbólica cuadrática: IF(A4&lt;&gt;0, 1/A4^2, NA())</text:p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/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>3. Insertar el gráfico</text:p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><text:s text:c="3"/>- Seleccionar las columnas A y B:G (incluyendo los títulos).</text:p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><text:s text:c="3"/>- Ir a 'Insertar' → 'Gráfico'.</text:p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><text:s text:c="3"/>- Elegir el tipo 'Dispersión (XY)' en lugar de 'Líneas'.</text:p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><text:s text:c="3"/>- Asegurar que la primera columna (A) se usa como eje X y las demás como eje Y.</text:p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/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>4. Ajustar la gráfica</text:p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><text:s text:c="3"/>- Hacer doble clic en el gráfico y seleccionar 'Formato de series de datos'.</text:p>
          </table:table-cell>
          <table:covered-table-cell table:number-columns-repeated="3" table:style-name="ce11"/>
        </table:table-row>
        <table:table-row table:style-name="ro6">
          <table:table-cell table:style-name="ce9" office:value-type="string" calcext:value-type="string" table:number-columns-spanned="4" table:number-rows-spanned="1">
            <text:p><text:s text:c="3"/>- En 'Opciones de trazado', seleccionar 'Trazar valores faltantes' → 'Dejar un hueco' para evitar conexiones incorrectas.</text:p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><text:s text:c="3"/>- Agregar un título al gráfico desde 'Insertar' → 'Título' y escribir el nombre de la función.</text:p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><text:s text:c="3"/>- Si es necesario, cambiar los colores o ajustar los ejes desde la pestaña de formato.</text:p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/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>5. Guardar y exportar</text:p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><text:s text:c="3"/>- Guardar el archivo en formato ODS para futuras ediciones.</text:p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><text:s text:c="3"/>- Si se necesita compartir, exportarlo como imagen o PDF desde 'Archivo' → 'Exportar'.</text:p>
          </table:table-cell>
          <table:covered-table-cell table:number-columns-repeated="3" table:style-name="ce11"/>
        </table:table-row>
        <table:table-row table:style-name="ro2">
          <table:table-cell table:style-name="ce9" office:value-type="string" calcext:value-type="string" table:number-columns-spanned="4" table:number-rows-spanned="1">
            <text:p/>
          </table:table-cell>
          <table:covered-table-cell table:number-columns-repeated="3" table:style-name="ce11"/>
        </table:table-row>
        <table:table-row table:style-name="ro2">
          <table:table-cell table:style-name="ce9" table:number-columns-spanned="4" table:number-rows-spanned="1"/>
          <table:covered-table-cell table:number-columns-repeated="3"/>
        </table:table-row>
        <table:table-row table:style-name="ro2">
          <table:table-cell table:style-name="ce9" table:number-columns-spanned="4" table:number-rows-spanned="1"/>
          <table:covered-table-cell table:number-columns-repeated="3"/>
        </table:table-row>
        <table:table-row table:style-name="ro2">
          <table:table-cell table:style-name="ce9" table:number-columns-spanned="4" table:number-rows-spanned="1"/>
          <table:covered-table-cell table:number-columns-repeated="3"/>
        </table:table-row>
        <table:table-row table:style-name="ro2">
          <table:table-cell table:style-name="ce9" table:number-columns-spanned="4" table:number-rows-spanned="1"/>
          <table:covered-table-cell table:number-columns-repeated="3"/>
        </table:table-row>
        <table:table-row table:style-name="ro2">
          <table:table-cell table:style-name="ce9" table:number-columns-spanned="4" table:number-rows-spanned="1"/>
          <table:covered-table-cell table:number-columns-repeated="3"/>
        </table:table-row>
        <table:table-row table:style-name="ro2">
          <table:table-cell table:style-name="ce9" table:number-columns-spanned="4" table:number-rows-spanned="1"/>
          <table:covered-table-cell table:number-columns-repeated="3"/>
        </table:table-row>
        <table:table-row table:style-name="ro2">
          <table:table-cell table:style-name="ce9" table:number-columns-spanned="4" table:number-rows-spanned="1"/>
          <table:covered-table-cell table:number-columns-repeated="3"/>
        </table:table-row>
        <table:table-row table:style-name="ro2">
          <table:table-cell table:style-name="ce9" table:number-columns-spanned="4" table:number-rows-spanned="1"/>
          <table:covered-table-cell table:number-columns-repeated="3"/>
        </table:table-row>
        <table:table-row table:style-name="ro2">
          <table:table-cell table:style-name="ce9" table:number-columns-spanned="4" table:number-rows-spanned="1"/>
          <table:covered-table-cell table:number-columns-repeated="3"/>
        </table:table-row>
        <table:table-row table:style-name="ro2">
          <table:table-cell table:style-name="ce9" table:number-columns-spanned="4" table:number-rows-spanned="1"/>
          <table:covered-table-cell table:number-columns-repeated="3"/>
        </table:table-row>
        <table:table-row table:style-name="ro2">
          <table:table-cell table:style-name="ce9" table:number-columns-spanned="4" table:number-rows-spanned="1"/>
          <table:covered-table-cell table:number-columns-repeated="3"/>
        </table:table-row>
        <table:table-row table:style-name="ro2">
          <table:table-cell table:style-name="ce9" table:number-columns-spanned="4" table:number-rows-spanned="1"/>
          <table:covered-table-cell table:number-columns-repeated="3"/>
        </table:table-row>
        <table:table-row table:style-name="ro2">
          <table:table-cell table:style-name="ce9" table:number-columns-spanned="4" table:number-rows-spanned="1"/>
          <table:covered-table-cell table:number-columns-repeated="3"/>
        </table:table-row>
        <table:table-row table:style-name="ro2">
          <table:table-cell table:style-name="ce9" table:number-columns-spanned="4" table:number-rows-spanned="1"/>
          <table:covered-table-cell table:number-columns-repeated="3"/>
        </table:table-row>
        <table:table-row table:style-name="ro2">
          <table:table-cell table:style-name="ce9" table:number-columns-spanned="4" table:number-rows-spanned="1"/>
          <table:covered-table-cell table:number-columns-repeated="3"/>
        </table:table-row>
        <table:table-row table:style-name="ro2">
          <table:table-cell table:style-name="ce9" table:number-columns-spanned="4" table:number-rows-spanned="1"/>
          <table:covered-table-cell table:number-columns-repeated="3"/>
        </table:table-row>
        <table:table-row table:style-name="ro2">
          <table:table-cell table:style-name="ce9" table:number-columns-spanned="4" table:number-rows-spanned="1"/>
          <table:covered-table-cell table:number-columns-repeated="3"/>
        </table:table-row>
        <table:table-row table:style-name="ro2">
          <table:table-cell table:style-name="ce9" table:number-columns-spanned="4" table:number-rows-spanned="1"/>
          <table:covered-table-cell table:number-columns-repeated="3"/>
        </table:table-row>
        <table:table-row table:style-name="ro2">
          <table:table-cell table:style-name="ce9" table:number-columns-spanned="4" table:number-rows-spanned="1"/>
          <table:covered-table-cell table:number-columns-repeated="3"/>
        </table:table-row>
        <table:table-row table:style-name="ro2">
          <table:table-cell table:style-name="ce9" table:number-columns-spanned="4" table:number-rows-spanned="1"/>
          <table:covered-table-cell table:number-columns-repeated="3"/>
        </table:table-row>
        <table:table-row table:style-name="ro2">
          <table:table-cell table:style-name="ce9" table:number-columns-spanned="4" table:number-rows-spanned="1"/>
          <table:covered-table-cell table:number-columns-repeated="3"/>
        </table:table-row>
        <table:table-row table:style-name="ro2">
          <table:table-cell table:style-name="ce9" table:number-columns-spanned="4" table:number-rows-spanned="1"/>
          <table:covered-table-cell table:number-columns-repeated="3"/>
        </table:table-row>
        <table:table-row table:style-name="ro2">
          <table:table-cell table:style-name="ce9" table:number-columns-spanned="4" table:number-rows-spanned="1"/>
          <table:covered-table-cell table:number-columns-repeated="3"/>
        </table:table-row>
        <table:table-row table:style-name="ro2">
          <table:table-cell table:style-name="ce9" table:number-columns-spanned="4" table:number-rows-spanned="1"/>
          <table:covered-table-cell table:number-columns-repeated="3"/>
        </table:table-row>
        <table:table-row table:style-name="ro2">
          <table:table-cell table:style-name="ce9" table:number-columns-spanned="4" table:number-rows-spanned="1"/>
          <table:covered-table-cell table:number-columns-repeated="3"/>
        </table:table-row>
        <table:table-row table:style-name="ro2">
          <table:table-cell table:style-name="ce9" table:number-columns-spanned="4" table:number-rows-spanned="1"/>
          <table:covered-table-cell table:number-columns-repeated="3"/>
        </table:table-row>
        <table:table-row table:style-name="ro2">
          <table:table-cell table:style-name="ce9" table:number-columns-spanned="4" table:number-rows-spanned="1"/>
          <table:covered-table-cell table:number-columns-repeated="3"/>
        </table:table-row>
        <table:table-row table:style-name="ro2">
          <table:table-cell table:style-name="ce9" table:number-columns-spanned="4" table:number-rows-spanned="1"/>
          <table:covered-table-cell table:number-columns-repeated="3"/>
        </table:table-row>
        <table:table-row table:style-name="ro2">
          <table:table-cell table:style-name="ce9" table:number-columns-spanned="4" table:number-rows-spanned="1"/>
          <table:covered-table-cell table:number-columns-repeated="3"/>
        </table:table-row>
        <table:table-row table:style-name="ro2">
          <table:table-cell table:style-name="ce9" table:number-columns-spanned="4" table:number-rows-spanned="1"/>
          <table:covered-table-cell table:number-columns-repeated="3"/>
        </table:table-row>
        <table:table-row table:style-name="ro2">
          <table:table-cell table:style-name="ce9" table:number-columns-spanned="4" table:number-rows-spanned="1"/>
          <table:covered-table-cell table:number-columns-repeated="3"/>
        </table:table-row>
        <table:table-row table:style-name="ro2">
          <table:table-cell table:style-name="ce9" table:number-columns-spanned="4" table:number-rows-spanned="1"/>
          <table:covered-table-cell table:number-columns-repeated="3"/>
        </table:table-row>
        <table:table-row table:style-name="ro2">
          <table:table-cell table:style-name="ce9" table:number-columns-spanned="4" table:number-rows-spanned="1"/>
          <table:covered-table-cell table:number-columns-repeated="3"/>
        </table:table-row>
        <table:table-row table:style-name="ro2">
          <table:table-cell table:style-name="ce9" table:number-columns-spanned="4" table:number-rows-spanned="1"/>
          <table:covered-table-cell table:number-columns-repeated="3"/>
        </table:table-row>
        <table:table-row table:style-name="ro2" table:number-rows-repeated="1048464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Datos" table:style-name="ta1">
        <office:forms form:automatic-focus="false" form:apply-design-mode="false"/>
        <table:table-column table:style-name="co5" table:number-columns-repeated="2" table:default-cell-style-name="ce29"/>
        <table:table-column table:style-name="co5" table:number-columns-repeated="6" table:default-cell-style-name="ce39"/>
        <table:table-column table:style-name="co5" table:number-columns-repeated="16376" table:default-cell-style-name="Default"/>
        <table:table-row table:style-name="ro5">
          <table:table-cell table:style-name="ce23" office:value-type="string" calcext:value-type="string">
            <text:p>valor base</text:p>
          </table:table-cell>
          <table:table-cell table:style-name="ce30" office:value-type="string" calcext:value-type="string">
            <text:p>incremento (diferencia finita)</text:p>
          </table:table-cell>
          <table:table-cell table:style-name="ce33" office:value-type="string" calcext:value-type="string" table:number-columns-spanned="6" table:number-rows-spanned="1">
            <text:p>f(x)=</text:p>
          </table:table-cell>
          <table:covered-table-cell table:number-columns-repeated="5" table:style-name="ce33"/>
          <table:table-cell table:style-name="ce11" table:number-columns-repeated="16376"/>
        </table:table-row>
        <table:table-row table:style-name="ro2">
          <table:table-cell table:style-name="ce24" office:value-type="float" office:value="0" calcext:value-type="float">
            <text:p>0.00</text:p>
          </table:table-cell>
          <table:table-cell table:style-name="ce31" office:value-type="float" office:value="0.1" calcext:value-type="float">
            <text:p>0.10</text:p>
          </table:table-cell>
          <table:table-cell table:style-name="ce34" table:number-columns-repeated="6"/>
          <table:table-cell table:style-name="ce11" table:number-columns-repeated="16376"/>
        </table:table-row>
        <table:table-row table:style-name="ro2">
          <table:table-cell table:style-name="ce25" office:value-type="string" calcext:value-type="string">
            <text:p>x</text:p>
          </table:table-cell>
          <table:table-cell table:style-name="ce25"/>
          <table:table-cell table:style-name="ce35" office:value-type="string" calcext:value-type="string">
            <text:p>X<text:span text:style-name="T3">^2</text:span></text:p>
          </table:table-cell>
          <table:table-cell table:style-name="ce35" office:value-type="string" calcext:value-type="string">
            <text:p>X<text:span text:style-name="T3">^3</text:span></text:p>
          </table:table-cell>
          <table:table-cell table:style-name="ce35" office:value-type="string" calcext:value-type="string">
            <text:p>1/x</text:p>
          </table:table-cell>
          <table:table-cell table:style-name="ce35" office:value-type="string" calcext:value-type="string">
            <text:p>2/x</text:p>
          </table:table-cell>
          <table:table-cell table:style-name="ce35" office:value-type="string" calcext:value-type="string">
            <text:p>-1/x</text:p>
          </table:table-cell>
          <table:table-cell table:style-name="ce35" office:value-type="string" calcext:value-type="string">
            <text:p>1/x^2</text:p>
          </table:table-cell>
          <table:table-cell table:number-columns-repeated="16376"/>
        </table:table-row>
        <table:table-row table:style-name="ro2">
          <table:table-cell table:style-name="ce26" table:formula="of:=[.A5]-[.$B$2]" office:value-type="float" office:value="-5" calcext:value-type="float">
            <text:p>-5.00</text:p>
          </table:table-cell>
          <table:table-cell table:style-name="ce26"/>
          <table:table-cell table:style-name="ce36" table:formula="of:=[.A4]^2" office:value-type="float" office:value="25" calcext:value-type="float">
            <text:p>25.000</text:p>
          </table:table-cell>
          <table:table-cell table:style-name="ce36" table:formula="of:=[.A4]^3" office:value-type="float" office:value="-125" calcext:value-type="float">
            <text:p>-125.000</text:p>
          </table:table-cell>
          <table:table-cell table:style-name="ce36" table:formula="of:=IF([.A4]=0; NA(); 1/[.A4])" office:value-type="float" office:value="-0.2" calcext:value-type="float">
            <text:p>-0.200</text:p>
          </table:table-cell>
          <table:table-cell table:style-name="ce36" table:formula="of:=IF([.A4]&lt;&gt;0; 2/[.A4]; NA())" office:value-type="float" office:value="-0.4" calcext:value-type="float">
            <text:p>-0.400</text:p>
          </table:table-cell>
          <table:table-cell table:style-name="ce36" table:formula="of:=IF([.A4]&lt;&gt;0; -1/[.A4]; NA())" office:value-type="float" office:value="0.2" calcext:value-type="float">
            <text:p>0.200</text:p>
          </table:table-cell>
          <table:table-cell table:style-name="ce36" table:formula="of:=IF([.A4]&lt;&gt;0; 1/[.A4]^2; NA())" office:value-type="float" office:value="0.04" calcext:value-type="float">
            <text:p>0.040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6]-[.$B$2]" office:value-type="float" office:value="-4.9" calcext:value-type="float">
            <text:p>-4.90</text:p>
          </table:table-cell>
          <table:table-cell table:style-name="ce26"/>
          <table:table-cell table:style-name="ce36" table:formula="of:=[.A5]^2" office:value-type="float" office:value="24.01" calcext:value-type="float">
            <text:p>24.010</text:p>
          </table:table-cell>
          <table:table-cell table:style-name="ce36" table:formula="of:=[.A5]^3" office:value-type="float" office:value="-117.649" calcext:value-type="float">
            <text:p>-117.649</text:p>
          </table:table-cell>
          <table:table-cell table:style-name="ce36" table:formula="of:=IF([.A5]=0; NA(); 1/[.A5])" office:value-type="float" office:value="-0.204081632653061" calcext:value-type="float">
            <text:p>-0.204</text:p>
          </table:table-cell>
          <table:table-cell table:style-name="ce36" table:formula="of:=IF([.A5]&lt;&gt;0; 2/[.A5]; NA())" office:value-type="float" office:value="-0.408163265306123" calcext:value-type="float">
            <text:p>-0.408</text:p>
          </table:table-cell>
          <table:table-cell table:style-name="ce36" table:formula="of:=IF([.A5]&lt;&gt;0; -1/[.A5]; NA())" office:value-type="float" office:value="0.204081632653061" calcext:value-type="float">
            <text:p>0.204</text:p>
          </table:table-cell>
          <table:table-cell table:style-name="ce36" table:formula="of:=IF([.A5]&lt;&gt;0; 1/[.A5]^2; NA())" office:value-type="float" office:value="0.0416493127863391" calcext:value-type="float">
            <text:p>0.042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7]-[.$B$2]" office:value-type="float" office:value="-4.8" calcext:value-type="float">
            <text:p>-4.80</text:p>
          </table:table-cell>
          <table:table-cell table:style-name="ce26"/>
          <table:table-cell table:style-name="ce36" table:formula="of:=[.A6]^2" office:value-type="float" office:value="23.04" calcext:value-type="float">
            <text:p>23.040</text:p>
          </table:table-cell>
          <table:table-cell table:style-name="ce36" table:formula="of:=[.A6]^3" office:value-type="float" office:value="-110.592" calcext:value-type="float">
            <text:p>-110.592</text:p>
          </table:table-cell>
          <table:table-cell table:style-name="ce36" table:formula="of:=IF([.A6]=0; NA(); 1/[.A6])" office:value-type="float" office:value="-0.208333333333333" calcext:value-type="float">
            <text:p>-0.208</text:p>
          </table:table-cell>
          <table:table-cell table:style-name="ce36" table:formula="of:=IF([.A6]&lt;&gt;0; 2/[.A6]; NA())" office:value-type="float" office:value="-0.416666666666667" calcext:value-type="float">
            <text:p>-0.417</text:p>
          </table:table-cell>
          <table:table-cell table:style-name="ce36" table:formula="of:=IF([.A6]&lt;&gt;0; -1/[.A6]; NA())" office:value-type="float" office:value="0.208333333333333" calcext:value-type="float">
            <text:p>0.208</text:p>
          </table:table-cell>
          <table:table-cell table:style-name="ce36" table:formula="of:=IF([.A6]&lt;&gt;0; 1/[.A6]^2; NA())" office:value-type="float" office:value="0.0434027777777778" calcext:value-type="float">
            <text:p>0.043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8]-[.$B$2]" office:value-type="float" office:value="-4.7" calcext:value-type="float">
            <text:p>-4.70</text:p>
          </table:table-cell>
          <table:table-cell table:style-name="ce26"/>
          <table:table-cell table:style-name="ce36" table:formula="of:=[.A7]^2" office:value-type="float" office:value="22.09" calcext:value-type="float">
            <text:p>22.090</text:p>
          </table:table-cell>
          <table:table-cell table:style-name="ce36" table:formula="of:=[.A7]^3" office:value-type="float" office:value="-103.823" calcext:value-type="float">
            <text:p>-103.823</text:p>
          </table:table-cell>
          <table:table-cell table:style-name="ce36" table:formula="of:=IF([.A7]=0; NA(); 1/[.A7])" office:value-type="float" office:value="-0.212765957446809" calcext:value-type="float">
            <text:p>-0.213</text:p>
          </table:table-cell>
          <table:table-cell table:style-name="ce36" table:formula="of:=IF([.A7]&lt;&gt;0; 2/[.A7]; NA())" office:value-type="float" office:value="-0.425531914893617" calcext:value-type="float">
            <text:p>-0.426</text:p>
          </table:table-cell>
          <table:table-cell table:style-name="ce36" table:formula="of:=IF([.A7]&lt;&gt;0; -1/[.A7]; NA())" office:value-type="float" office:value="0.212765957446809" calcext:value-type="float">
            <text:p>0.213</text:p>
          </table:table-cell>
          <table:table-cell table:style-name="ce36" table:formula="of:=IF([.A7]&lt;&gt;0; 1/[.A7]^2; NA())" office:value-type="float" office:value="0.0452693526482572" calcext:value-type="float">
            <text:p>0.045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9]-[.$B$2]" office:value-type="float" office:value="-4.6" calcext:value-type="float">
            <text:p>-4.60</text:p>
          </table:table-cell>
          <table:table-cell table:style-name="ce26"/>
          <table:table-cell table:style-name="ce36" table:formula="of:=[.A8]^2" office:value-type="float" office:value="21.16" calcext:value-type="float">
            <text:p>21.160</text:p>
          </table:table-cell>
          <table:table-cell table:style-name="ce36" table:formula="of:=[.A8]^3" office:value-type="float" office:value="-97.336" calcext:value-type="float">
            <text:p>-97.336</text:p>
          </table:table-cell>
          <table:table-cell table:style-name="ce36" table:formula="of:=IF([.A8]=0; NA(); 1/[.A8])" office:value-type="float" office:value="-0.217391304347826" calcext:value-type="float">
            <text:p>-0.217</text:p>
          </table:table-cell>
          <table:table-cell table:style-name="ce36" table:formula="of:=IF([.A8]&lt;&gt;0; 2/[.A8]; NA())" office:value-type="float" office:value="-0.434782608695652" calcext:value-type="float">
            <text:p>-0.435</text:p>
          </table:table-cell>
          <table:table-cell table:style-name="ce36" table:formula="of:=IF([.A8]&lt;&gt;0; -1/[.A8]; NA())" office:value-type="float" office:value="0.217391304347826" calcext:value-type="float">
            <text:p>0.217</text:p>
          </table:table-cell>
          <table:table-cell table:style-name="ce36" table:formula="of:=IF([.A8]&lt;&gt;0; 1/[.A8]^2; NA())" office:value-type="float" office:value="0.0472589792060492" calcext:value-type="float">
            <text:p>0.047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10]-[.$B$2]" office:value-type="float" office:value="-4.5" calcext:value-type="float">
            <text:p>-4.50</text:p>
          </table:table-cell>
          <table:table-cell table:style-name="ce26"/>
          <table:table-cell table:style-name="ce36" table:formula="of:=[.A9]^2" office:value-type="float" office:value="20.25" calcext:value-type="float">
            <text:p>20.250</text:p>
          </table:table-cell>
          <table:table-cell table:style-name="ce36" table:formula="of:=[.A9]^3" office:value-type="float" office:value="-91.125" calcext:value-type="float">
            <text:p>-91.125</text:p>
          </table:table-cell>
          <table:table-cell table:style-name="ce36" table:formula="of:=IF([.A9]=0; NA(); 1/[.A9])" office:value-type="float" office:value="-0.222222222222222" calcext:value-type="float">
            <text:p>-0.222</text:p>
          </table:table-cell>
          <table:table-cell table:style-name="ce36" table:formula="of:=IF([.A9]&lt;&gt;0; 2/[.A9]; NA())" office:value-type="float" office:value="-0.444444444444444" calcext:value-type="float">
            <text:p>-0.444</text:p>
          </table:table-cell>
          <table:table-cell table:style-name="ce36" table:formula="of:=IF([.A9]&lt;&gt;0; -1/[.A9]; NA())" office:value-type="float" office:value="0.222222222222222" calcext:value-type="float">
            <text:p>0.222</text:p>
          </table:table-cell>
          <table:table-cell table:style-name="ce36" table:formula="of:=IF([.A9]&lt;&gt;0; 1/[.A9]^2; NA())" office:value-type="float" office:value="0.0493827160493827" calcext:value-type="float">
            <text:p>0.049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11]-[.$B$2]" office:value-type="float" office:value="-4.4" calcext:value-type="float">
            <text:p>-4.40</text:p>
          </table:table-cell>
          <table:table-cell table:style-name="ce26"/>
          <table:table-cell table:style-name="ce36" table:formula="of:=[.A10]^2" office:value-type="float" office:value="19.36" calcext:value-type="float">
            <text:p>19.360</text:p>
          </table:table-cell>
          <table:table-cell table:style-name="ce36" table:formula="of:=[.A10]^3" office:value-type="float" office:value="-85.184" calcext:value-type="float">
            <text:p>-85.184</text:p>
          </table:table-cell>
          <table:table-cell table:style-name="ce36" table:formula="of:=IF([.A10]=0; NA(); 1/[.A10])" office:value-type="float" office:value="-0.227272727272727" calcext:value-type="float">
            <text:p>-0.227</text:p>
          </table:table-cell>
          <table:table-cell table:style-name="ce36" table:formula="of:=IF([.A10]&lt;&gt;0; 2/[.A10]; NA())" office:value-type="float" office:value="-0.454545454545455" calcext:value-type="float">
            <text:p>-0.455</text:p>
          </table:table-cell>
          <table:table-cell table:style-name="ce36" table:formula="of:=IF([.A10]&lt;&gt;0; -1/[.A10]; NA())" office:value-type="float" office:value="0.227272727272727" calcext:value-type="float">
            <text:p>0.227</text:p>
          </table:table-cell>
          <table:table-cell table:style-name="ce36" table:formula="of:=IF([.A10]&lt;&gt;0; 1/[.A10]^2; NA())" office:value-type="float" office:value="0.0516528925619835" calcext:value-type="float">
            <text:p>0.052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12]-[.$B$2]" office:value-type="float" office:value="-4.3" calcext:value-type="float">
            <text:p>-4.30</text:p>
          </table:table-cell>
          <table:table-cell table:style-name="ce26"/>
          <table:table-cell table:style-name="ce36" table:formula="of:=[.A11]^2" office:value-type="float" office:value="18.49" calcext:value-type="float">
            <text:p>18.490</text:p>
          </table:table-cell>
          <table:table-cell table:style-name="ce36" table:formula="of:=[.A11]^3" office:value-type="float" office:value="-79.507" calcext:value-type="float">
            <text:p>-79.507</text:p>
          </table:table-cell>
          <table:table-cell table:style-name="ce36" table:formula="of:=IF([.A11]=0; NA(); 1/[.A11])" office:value-type="float" office:value="-0.232558139534884" calcext:value-type="float">
            <text:p>-0.233</text:p>
          </table:table-cell>
          <table:table-cell table:style-name="ce36" table:formula="of:=IF([.A11]&lt;&gt;0; 2/[.A11]; NA())" office:value-type="float" office:value="-0.465116279069767" calcext:value-type="float">
            <text:p>-0.465</text:p>
          </table:table-cell>
          <table:table-cell table:style-name="ce36" table:formula="of:=IF([.A11]&lt;&gt;0; -1/[.A11]; NA())" office:value-type="float" office:value="0.232558139534884" calcext:value-type="float">
            <text:p>0.233</text:p>
          </table:table-cell>
          <table:table-cell table:style-name="ce36" table:formula="of:=IF([.A11]&lt;&gt;0; 1/[.A11]^2; NA())" office:value-type="float" office:value="0.0540832882639264" calcext:value-type="float">
            <text:p>0.054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13]-[.$B$2]" office:value-type="float" office:value="-4.2" calcext:value-type="float">
            <text:p>-4.20</text:p>
          </table:table-cell>
          <table:table-cell table:style-name="ce26"/>
          <table:table-cell table:style-name="ce36" table:formula="of:=[.A12]^2" office:value-type="float" office:value="17.64" calcext:value-type="float">
            <text:p>17.640</text:p>
          </table:table-cell>
          <table:table-cell table:style-name="ce36" table:formula="of:=[.A12]^3" office:value-type="float" office:value="-74.0880000000001" calcext:value-type="float">
            <text:p>-74.088</text:p>
          </table:table-cell>
          <table:table-cell table:style-name="ce36" table:formula="of:=IF([.A12]=0; NA(); 1/[.A12])" office:value-type="float" office:value="-0.238095238095238" calcext:value-type="float">
            <text:p>-0.238</text:p>
          </table:table-cell>
          <table:table-cell table:style-name="ce36" table:formula="of:=IF([.A12]&lt;&gt;0; 2/[.A12]; NA())" office:value-type="float" office:value="-0.476190476190476" calcext:value-type="float">
            <text:p>-0.476</text:p>
          </table:table-cell>
          <table:table-cell table:style-name="ce36" table:formula="of:=IF([.A12]&lt;&gt;0; -1/[.A12]; NA())" office:value-type="float" office:value="0.238095238095238" calcext:value-type="float">
            <text:p>0.238</text:p>
          </table:table-cell>
          <table:table-cell table:style-name="ce36" table:formula="of:=IF([.A12]&lt;&gt;0; 1/[.A12]^2; NA())" office:value-type="float" office:value="0.0566893424036281" calcext:value-type="float">
            <text:p>0.057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14]-[.$B$2]" office:value-type="float" office:value="-4.1" calcext:value-type="float">
            <text:p>-4.10</text:p>
          </table:table-cell>
          <table:table-cell table:style-name="ce26"/>
          <table:table-cell table:style-name="ce36" table:formula="of:=[.A13]^2" office:value-type="float" office:value="16.81" calcext:value-type="float">
            <text:p>16.810</text:p>
          </table:table-cell>
          <table:table-cell table:style-name="ce36" table:formula="of:=[.A13]^3" office:value-type="float" office:value="-68.9210000000001" calcext:value-type="float">
            <text:p>-68.921</text:p>
          </table:table-cell>
          <table:table-cell table:style-name="ce36" table:formula="of:=IF([.A13]=0; NA(); 1/[.A13])" office:value-type="float" office:value="-0.24390243902439" calcext:value-type="float">
            <text:p>-0.244</text:p>
          </table:table-cell>
          <table:table-cell table:style-name="ce36" table:formula="of:=IF([.A13]&lt;&gt;0; 2/[.A13]; NA())" office:value-type="float" office:value="-0.48780487804878" calcext:value-type="float">
            <text:p>-0.488</text:p>
          </table:table-cell>
          <table:table-cell table:style-name="ce36" table:formula="of:=IF([.A13]&lt;&gt;0; -1/[.A13]; NA())" office:value-type="float" office:value="0.24390243902439" calcext:value-type="float">
            <text:p>0.244</text:p>
          </table:table-cell>
          <table:table-cell table:style-name="ce36" table:formula="of:=IF([.A13]&lt;&gt;0; 1/[.A13]^2; NA())" office:value-type="float" office:value="0.0594883997620464" calcext:value-type="float">
            <text:p>0.059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15]-[.$B$2]" office:value-type="float" office:value="-4" calcext:value-type="float">
            <text:p>-4.00</text:p>
          </table:table-cell>
          <table:table-cell table:style-name="ce26"/>
          <table:table-cell table:style-name="ce36" table:formula="of:=[.A14]^2" office:value-type="float" office:value="16" calcext:value-type="float">
            <text:p>16.000</text:p>
          </table:table-cell>
          <table:table-cell table:style-name="ce36" table:formula="of:=[.A14]^3" office:value-type="float" office:value="-64.0000000000001" calcext:value-type="float">
            <text:p>-64.000</text:p>
          </table:table-cell>
          <table:table-cell table:style-name="ce36" table:formula="of:=IF([.A14]=0; NA(); 1/[.A14])" office:value-type="float" office:value="-0.25" calcext:value-type="float">
            <text:p>-0.250</text:p>
          </table:table-cell>
          <table:table-cell table:style-name="ce36" table:formula="of:=IF([.A14]&lt;&gt;0; 2/[.A14]; NA())" office:value-type="float" office:value="-0.5" calcext:value-type="float">
            <text:p>-0.500</text:p>
          </table:table-cell>
          <table:table-cell table:style-name="ce36" table:formula="of:=IF([.A14]&lt;&gt;0; -1/[.A14]; NA())" office:value-type="float" office:value="0.25" calcext:value-type="float">
            <text:p>0.250</text:p>
          </table:table-cell>
          <table:table-cell table:style-name="ce36" table:formula="of:=IF([.A14]&lt;&gt;0; 1/[.A14]^2; NA())" office:value-type="float" office:value="0.0624999999999999" calcext:value-type="float">
            <text:p>0.062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16]-[.$B$2]" office:value-type="float" office:value="-3.9" calcext:value-type="float">
            <text:p>-3.90</text:p>
          </table:table-cell>
          <table:table-cell table:style-name="ce26"/>
          <table:table-cell table:style-name="ce36" table:formula="of:=[.A15]^2" office:value-type="float" office:value="15.21" calcext:value-type="float">
            <text:p>15.210</text:p>
          </table:table-cell>
          <table:table-cell table:style-name="ce36" table:formula="of:=[.A15]^3" office:value-type="float" office:value="-59.3190000000001" calcext:value-type="float">
            <text:p>-59.319</text:p>
          </table:table-cell>
          <table:table-cell table:style-name="ce36" table:formula="of:=IF([.A15]=0; NA(); 1/[.A15])" office:value-type="float" office:value="-0.256410256410256" calcext:value-type="float">
            <text:p>-0.256</text:p>
          </table:table-cell>
          <table:table-cell table:style-name="ce36" table:formula="of:=IF([.A15]&lt;&gt;0; 2/[.A15]; NA())" office:value-type="float" office:value="-0.512820512820513" calcext:value-type="float">
            <text:p>-0.513</text:p>
          </table:table-cell>
          <table:table-cell table:style-name="ce36" table:formula="of:=IF([.A15]&lt;&gt;0; -1/[.A15]; NA())" office:value-type="float" office:value="0.256410256410256" calcext:value-type="float">
            <text:p>0.256</text:p>
          </table:table-cell>
          <table:table-cell table:style-name="ce36" table:formula="of:=IF([.A15]&lt;&gt;0; 1/[.A15]^2; NA())" office:value-type="float" office:value="0.0657462195923734" calcext:value-type="float">
            <text:p>0.066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17]-[.$B$2]" office:value-type="float" office:value="-3.8" calcext:value-type="float">
            <text:p>-3.80</text:p>
          </table:table-cell>
          <table:table-cell table:style-name="ce26"/>
          <table:table-cell table:style-name="ce36" table:formula="of:=[.A16]^2" office:value-type="float" office:value="14.44" calcext:value-type="float">
            <text:p>14.440</text:p>
          </table:table-cell>
          <table:table-cell table:style-name="ce36" table:formula="of:=[.A16]^3" office:value-type="float" office:value="-54.8720000000001" calcext:value-type="float">
            <text:p>-54.872</text:p>
          </table:table-cell>
          <table:table-cell table:style-name="ce36" table:formula="of:=IF([.A16]=0; NA(); 1/[.A16])" office:value-type="float" office:value="-0.263157894736842" calcext:value-type="float">
            <text:p>-0.263</text:p>
          </table:table-cell>
          <table:table-cell table:style-name="ce36" table:formula="of:=IF([.A16]&lt;&gt;0; 2/[.A16]; NA())" office:value-type="float" office:value="-0.526315789473684" calcext:value-type="float">
            <text:p>-0.526</text:p>
          </table:table-cell>
          <table:table-cell table:style-name="ce36" table:formula="of:=IF([.A16]&lt;&gt;0; -1/[.A16]; NA())" office:value-type="float" office:value="0.263157894736842" calcext:value-type="float">
            <text:p>0.263</text:p>
          </table:table-cell>
          <table:table-cell table:style-name="ce36" table:formula="of:=IF([.A16]&lt;&gt;0; 1/[.A16]^2; NA())" office:value-type="float" office:value="0.0692520775623268" calcext:value-type="float">
            <text:p>0.069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18]-[.$B$2]" office:value-type="float" office:value="-3.7" calcext:value-type="float">
            <text:p>-3.70</text:p>
          </table:table-cell>
          <table:table-cell table:style-name="ce26"/>
          <table:table-cell table:style-name="ce36" table:formula="of:=[.A17]^2" office:value-type="float" office:value="13.69" calcext:value-type="float">
            <text:p>13.690</text:p>
          </table:table-cell>
          <table:table-cell table:style-name="ce36" table:formula="of:=[.A17]^3" office:value-type="float" office:value="-50.6530000000001" calcext:value-type="float">
            <text:p>-50.653</text:p>
          </table:table-cell>
          <table:table-cell table:style-name="ce36" table:formula="of:=IF([.A17]=0; NA(); 1/[.A17])" office:value-type="float" office:value="-0.27027027027027" calcext:value-type="float">
            <text:p>-0.270</text:p>
          </table:table-cell>
          <table:table-cell table:style-name="ce36" table:formula="of:=IF([.A17]&lt;&gt;0; 2/[.A17]; NA())" office:value-type="float" office:value="-0.54054054054054" calcext:value-type="float">
            <text:p>-0.541</text:p>
          </table:table-cell>
          <table:table-cell table:style-name="ce36" table:formula="of:=IF([.A17]&lt;&gt;0; -1/[.A17]; NA())" office:value-type="float" office:value="0.27027027027027" calcext:value-type="float">
            <text:p>0.270</text:p>
          </table:table-cell>
          <table:table-cell table:style-name="ce36" table:formula="of:=IF([.A17]&lt;&gt;0; 1/[.A17]^2; NA())" office:value-type="float" office:value="0.0730460189919649" calcext:value-type="float">
            <text:p>0.073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19]-[.$B$2]" office:value-type="float" office:value="-3.6" calcext:value-type="float">
            <text:p>-3.60</text:p>
          </table:table-cell>
          <table:table-cell table:style-name="ce26"/>
          <table:table-cell table:style-name="ce36" table:formula="of:=[.A18]^2" office:value-type="float" office:value="12.96" calcext:value-type="float">
            <text:p>12.960</text:p>
          </table:table-cell>
          <table:table-cell table:style-name="ce36" table:formula="of:=[.A18]^3" office:value-type="float" office:value="-46.6560000000001" calcext:value-type="float">
            <text:p>-46.656</text:p>
          </table:table-cell>
          <table:table-cell table:style-name="ce36" table:formula="of:=IF([.A18]=0; NA(); 1/[.A18])" office:value-type="float" office:value="-0.277777777777778" calcext:value-type="float">
            <text:p>-0.278</text:p>
          </table:table-cell>
          <table:table-cell table:style-name="ce36" table:formula="of:=IF([.A18]&lt;&gt;0; 2/[.A18]; NA())" office:value-type="float" office:value="-0.555555555555555" calcext:value-type="float">
            <text:p>-0.556</text:p>
          </table:table-cell>
          <table:table-cell table:style-name="ce36" table:formula="of:=IF([.A18]&lt;&gt;0; -1/[.A18]; NA())" office:value-type="float" office:value="0.277777777777778" calcext:value-type="float">
            <text:p>0.278</text:p>
          </table:table-cell>
          <table:table-cell table:style-name="ce36" table:formula="of:=IF([.A18]&lt;&gt;0; 1/[.A18]^2; NA())" office:value-type="float" office:value="0.0771604938271604" calcext:value-type="float">
            <text:p>0.077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20]-[.$B$2]" office:value-type="float" office:value="-3.5" calcext:value-type="float">
            <text:p>-3.50</text:p>
          </table:table-cell>
          <table:table-cell table:style-name="ce26"/>
          <table:table-cell table:style-name="ce36" table:formula="of:=[.A19]^2" office:value-type="float" office:value="12.25" calcext:value-type="float">
            <text:p>12.250</text:p>
          </table:table-cell>
          <table:table-cell table:style-name="ce36" table:formula="of:=[.A19]^3" office:value-type="float" office:value="-42.8750000000001" calcext:value-type="float">
            <text:p>-42.875</text:p>
          </table:table-cell>
          <table:table-cell table:style-name="ce36" table:formula="of:=IF([.A19]=0; NA(); 1/[.A19])" office:value-type="float" office:value="-0.285714285714286" calcext:value-type="float">
            <text:p>-0.286</text:p>
          </table:table-cell>
          <table:table-cell table:style-name="ce36" table:formula="of:=IF([.A19]&lt;&gt;0; 2/[.A19]; NA())" office:value-type="float" office:value="-0.571428571428571" calcext:value-type="float">
            <text:p>-0.571</text:p>
          </table:table-cell>
          <table:table-cell table:style-name="ce36" table:formula="of:=IF([.A19]&lt;&gt;0; -1/[.A19]; NA())" office:value-type="float" office:value="0.285714285714286" calcext:value-type="float">
            <text:p>0.286</text:p>
          </table:table-cell>
          <table:table-cell table:style-name="ce36" table:formula="of:=IF([.A19]&lt;&gt;0; 1/[.A19]^2; NA())" office:value-type="float" office:value="0.0816326530612244" calcext:value-type="float">
            <text:p>0.082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21]-[.$B$2]" office:value-type="float" office:value="-3.4" calcext:value-type="float">
            <text:p>-3.40</text:p>
          </table:table-cell>
          <table:table-cell table:style-name="ce26"/>
          <table:table-cell table:style-name="ce36" table:formula="of:=[.A20]^2" office:value-type="float" office:value="11.56" calcext:value-type="float">
            <text:p>11.560</text:p>
          </table:table-cell>
          <table:table-cell table:style-name="ce36" table:formula="of:=[.A20]^3" office:value-type="float" office:value="-39.3040000000001" calcext:value-type="float">
            <text:p>-39.304</text:p>
          </table:table-cell>
          <table:table-cell table:style-name="ce36" table:formula="of:=IF([.A20]=0; NA(); 1/[.A20])" office:value-type="float" office:value="-0.294117647058823" calcext:value-type="float">
            <text:p>-0.294</text:p>
          </table:table-cell>
          <table:table-cell table:style-name="ce36" table:formula="of:=IF([.A20]&lt;&gt;0; 2/[.A20]; NA())" office:value-type="float" office:value="-0.588235294117647" calcext:value-type="float">
            <text:p>-0.588</text:p>
          </table:table-cell>
          <table:table-cell table:style-name="ce36" table:formula="of:=IF([.A20]&lt;&gt;0; -1/[.A20]; NA())" office:value-type="float" office:value="0.294117647058823" calcext:value-type="float">
            <text:p>0.294</text:p>
          </table:table-cell>
          <table:table-cell table:style-name="ce36" table:formula="of:=IF([.A20]&lt;&gt;0; 1/[.A20]^2; NA())" office:value-type="float" office:value="0.0865051903114186" calcext:value-type="float">
            <text:p>0.087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22]-[.$B$2]" office:value-type="float" office:value="-3.3" calcext:value-type="float">
            <text:p>-3.30</text:p>
          </table:table-cell>
          <table:table-cell table:style-name="ce26"/>
          <table:table-cell table:style-name="ce36" table:formula="of:=[.A21]^2" office:value-type="float" office:value="10.89" calcext:value-type="float">
            <text:p>10.890</text:p>
          </table:table-cell>
          <table:table-cell table:style-name="ce36" table:formula="of:=[.A21]^3" office:value-type="float" office:value="-35.9370000000001" calcext:value-type="float">
            <text:p>-35.937</text:p>
          </table:table-cell>
          <table:table-cell table:style-name="ce36" table:formula="of:=IF([.A21]=0; NA(); 1/[.A21])" office:value-type="float" office:value="-0.303030303030303" calcext:value-type="float">
            <text:p>-0.303</text:p>
          </table:table-cell>
          <table:table-cell table:style-name="ce36" table:formula="of:=IF([.A21]&lt;&gt;0; 2/[.A21]; NA())" office:value-type="float" office:value="-0.606060606060606" calcext:value-type="float">
            <text:p>-0.606</text:p>
          </table:table-cell>
          <table:table-cell table:style-name="ce36" table:formula="of:=IF([.A21]&lt;&gt;0; -1/[.A21]; NA())" office:value-type="float" office:value="0.303030303030303" calcext:value-type="float">
            <text:p>0.303</text:p>
          </table:table-cell>
          <table:table-cell table:style-name="ce36" table:formula="of:=IF([.A21]&lt;&gt;0; 1/[.A21]^2; NA())" office:value-type="float" office:value="0.0918273645546372" calcext:value-type="float">
            <text:p>0.092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23]-[.$B$2]" office:value-type="float" office:value="-3.2" calcext:value-type="float">
            <text:p>-3.20</text:p>
          </table:table-cell>
          <table:table-cell table:style-name="ce26"/>
          <table:table-cell table:style-name="ce36" table:formula="of:=[.A22]^2" office:value-type="float" office:value="10.24" calcext:value-type="float">
            <text:p>10.240</text:p>
          </table:table-cell>
          <table:table-cell table:style-name="ce36" table:formula="of:=[.A22]^3" office:value-type="float" office:value="-32.768" calcext:value-type="float">
            <text:p>-32.768</text:p>
          </table:table-cell>
          <table:table-cell table:style-name="ce36" table:formula="of:=IF([.A22]=0; NA(); 1/[.A22])" office:value-type="float" office:value="-0.3125" calcext:value-type="float">
            <text:p>-0.312</text:p>
          </table:table-cell>
          <table:table-cell table:style-name="ce36" table:formula="of:=IF([.A22]&lt;&gt;0; 2/[.A22]; NA())" office:value-type="float" office:value="-0.625" calcext:value-type="float">
            <text:p>-0.625</text:p>
          </table:table-cell>
          <table:table-cell table:style-name="ce36" table:formula="of:=IF([.A22]&lt;&gt;0; -1/[.A22]; NA())" office:value-type="float" office:value="0.3125" calcext:value-type="float">
            <text:p>0.312</text:p>
          </table:table-cell>
          <table:table-cell table:style-name="ce36" table:formula="of:=IF([.A22]&lt;&gt;0; 1/[.A22]^2; NA())" office:value-type="float" office:value="0.0976562499999999" calcext:value-type="float">
            <text:p>0.098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24]-[.$B$2]" office:value-type="float" office:value="-3.1" calcext:value-type="float">
            <text:p>-3.10</text:p>
          </table:table-cell>
          <table:table-cell table:style-name="ce26"/>
          <table:table-cell table:style-name="ce36" table:formula="of:=[.A23]^2" office:value-type="float" office:value="9.61000000000001" calcext:value-type="float">
            <text:p>9.610</text:p>
          </table:table-cell>
          <table:table-cell table:style-name="ce36" table:formula="of:=[.A23]^3" office:value-type="float" office:value="-29.791" calcext:value-type="float">
            <text:p>-29.791</text:p>
          </table:table-cell>
          <table:table-cell table:style-name="ce36" table:formula="of:=IF([.A23]=0; NA(); 1/[.A23])" office:value-type="float" office:value="-0.32258064516129" calcext:value-type="float">
            <text:p>-0.323</text:p>
          </table:table-cell>
          <table:table-cell table:style-name="ce36" table:formula="of:=IF([.A23]&lt;&gt;0; 2/[.A23]; NA())" office:value-type="float" office:value="-0.64516129032258" calcext:value-type="float">
            <text:p>-0.645</text:p>
          </table:table-cell>
          <table:table-cell table:style-name="ce36" table:formula="of:=IF([.A23]&lt;&gt;0; -1/[.A23]; NA())" office:value-type="float" office:value="0.32258064516129" calcext:value-type="float">
            <text:p>0.323</text:p>
          </table:table-cell>
          <table:table-cell table:style-name="ce36" table:formula="of:=IF([.A23]&lt;&gt;0; 1/[.A23]^2; NA())" office:value-type="float" office:value="0.104058272632674" calcext:value-type="float">
            <text:p>0.104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25]-[.$B$2]" office:value-type="float" office:value="-3" calcext:value-type="float">
            <text:p>-3.00</text:p>
          </table:table-cell>
          <table:table-cell table:style-name="ce26"/>
          <table:table-cell table:style-name="ce36" table:formula="of:=[.A24]^2" office:value-type="float" office:value="9.00000000000001" calcext:value-type="float">
            <text:p>9.000</text:p>
          </table:table-cell>
          <table:table-cell table:style-name="ce36" table:formula="of:=[.A24]^3" office:value-type="float" office:value="-27" calcext:value-type="float">
            <text:p>-27.000</text:p>
          </table:table-cell>
          <table:table-cell table:style-name="ce36" table:formula="of:=IF([.A24]=0; NA(); 1/[.A24])" office:value-type="float" office:value="-0.333333333333333" calcext:value-type="float">
            <text:p>-0.333</text:p>
          </table:table-cell>
          <table:table-cell table:style-name="ce36" table:formula="of:=IF([.A24]&lt;&gt;0; 2/[.A24]; NA())" office:value-type="float" office:value="-0.666666666666666" calcext:value-type="float">
            <text:p>-0.667</text:p>
          </table:table-cell>
          <table:table-cell table:style-name="ce36" table:formula="of:=IF([.A24]&lt;&gt;0; -1/[.A24]; NA())" office:value-type="float" office:value="0.333333333333333" calcext:value-type="float">
            <text:p>0.333</text:p>
          </table:table-cell>
          <table:table-cell table:style-name="ce36" table:formula="of:=IF([.A24]&lt;&gt;0; 1/[.A24]^2; NA())" office:value-type="float" office:value="0.111111111111111" calcext:value-type="float">
            <text:p>0.111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26]-[.$B$2]" office:value-type="float" office:value="-2.9" calcext:value-type="float">
            <text:p>-2.90</text:p>
          </table:table-cell>
          <table:table-cell table:style-name="ce26"/>
          <table:table-cell table:style-name="ce36" table:formula="of:=[.A25]^2" office:value-type="float" office:value="8.41000000000001" calcext:value-type="float">
            <text:p>8.410</text:p>
          </table:table-cell>
          <table:table-cell table:style-name="ce36" table:formula="of:=[.A25]^3" office:value-type="float" office:value="-24.389" calcext:value-type="float">
            <text:p>-24.389</text:p>
          </table:table-cell>
          <table:table-cell table:style-name="ce36" table:formula="of:=IF([.A25]=0; NA(); 1/[.A25])" office:value-type="float" office:value="-0.344827586206896" calcext:value-type="float">
            <text:p>-0.345</text:p>
          </table:table-cell>
          <table:table-cell table:style-name="ce36" table:formula="of:=IF([.A25]&lt;&gt;0; 2/[.A25]; NA())" office:value-type="float" office:value="-0.689655172413793" calcext:value-type="float">
            <text:p>-0.690</text:p>
          </table:table-cell>
          <table:table-cell table:style-name="ce36" table:formula="of:=IF([.A25]&lt;&gt;0; -1/[.A25]; NA())" office:value-type="float" office:value="0.344827586206896" calcext:value-type="float">
            <text:p>0.345</text:p>
          </table:table-cell>
          <table:table-cell table:style-name="ce36" table:formula="of:=IF([.A25]&lt;&gt;0; 1/[.A25]^2; NA())" office:value-type="float" office:value="0.118906064209275" calcext:value-type="float">
            <text:p>0.119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27]-[.$B$2]" office:value-type="float" office:value="-2.8" calcext:value-type="float">
            <text:p>-2.80</text:p>
          </table:table-cell>
          <table:table-cell table:style-name="ce26"/>
          <table:table-cell table:style-name="ce36" table:formula="of:=[.A26]^2" office:value-type="float" office:value="7.84000000000001" calcext:value-type="float">
            <text:p>7.840</text:p>
          </table:table-cell>
          <table:table-cell table:style-name="ce36" table:formula="of:=[.A26]^3" office:value-type="float" office:value="-21.952" calcext:value-type="float">
            <text:p>-21.952</text:p>
          </table:table-cell>
          <table:table-cell table:style-name="ce36" table:formula="of:=IF([.A26]=0; NA(); 1/[.A26])" office:value-type="float" office:value="-0.357142857142857" calcext:value-type="float">
            <text:p>-0.357</text:p>
          </table:table-cell>
          <table:table-cell table:style-name="ce36" table:formula="of:=IF([.A26]&lt;&gt;0; 2/[.A26]; NA())" office:value-type="float" office:value="-0.714285714285714" calcext:value-type="float">
            <text:p>-0.714</text:p>
          </table:table-cell>
          <table:table-cell table:style-name="ce36" table:formula="of:=IF([.A26]&lt;&gt;0; -1/[.A26]; NA())" office:value-type="float" office:value="0.357142857142857" calcext:value-type="float">
            <text:p>0.357</text:p>
          </table:table-cell>
          <table:table-cell table:style-name="ce36" table:formula="of:=IF([.A26]&lt;&gt;0; 1/[.A26]^2; NA())" office:value-type="float" office:value="0.127551020408163" calcext:value-type="float">
            <text:p>0.128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28]-[.$B$2]" office:value-type="float" office:value="-2.7" calcext:value-type="float">
            <text:p>-2.70</text:p>
          </table:table-cell>
          <table:table-cell table:style-name="ce26"/>
          <table:table-cell table:style-name="ce36" table:formula="of:=[.A27]^2" office:value-type="float" office:value="7.29000000000001" calcext:value-type="float">
            <text:p>7.290</text:p>
          </table:table-cell>
          <table:table-cell table:style-name="ce36" table:formula="of:=[.A27]^3" office:value-type="float" office:value="-19.683" calcext:value-type="float">
            <text:p>-19.683</text:p>
          </table:table-cell>
          <table:table-cell table:style-name="ce36" table:formula="of:=IF([.A27]=0; NA(); 1/[.A27])" office:value-type="float" office:value="-0.37037037037037" calcext:value-type="float">
            <text:p>-0.370</text:p>
          </table:table-cell>
          <table:table-cell table:style-name="ce36" table:formula="of:=IF([.A27]&lt;&gt;0; 2/[.A27]; NA())" office:value-type="float" office:value="-0.740740740740741" calcext:value-type="float">
            <text:p>-0.741</text:p>
          </table:table-cell>
          <table:table-cell table:style-name="ce36" table:formula="of:=IF([.A27]&lt;&gt;0; -1/[.A27]; NA())" office:value-type="float" office:value="0.37037037037037" calcext:value-type="float">
            <text:p>0.370</text:p>
          </table:table-cell>
          <table:table-cell table:style-name="ce36" table:formula="of:=IF([.A27]&lt;&gt;0; 1/[.A27]^2; NA())" office:value-type="float" office:value="0.137174211248285" calcext:value-type="float">
            <text:p>0.137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29]-[.$B$2]" office:value-type="float" office:value="-2.6" calcext:value-type="float">
            <text:p>-2.60</text:p>
          </table:table-cell>
          <table:table-cell table:style-name="ce26"/>
          <table:table-cell table:style-name="ce36" table:formula="of:=[.A28]^2" office:value-type="float" office:value="6.76000000000001" calcext:value-type="float">
            <text:p>6.760</text:p>
          </table:table-cell>
          <table:table-cell table:style-name="ce36" table:formula="of:=[.A28]^3" office:value-type="float" office:value="-17.576" calcext:value-type="float">
            <text:p>-17.576</text:p>
          </table:table-cell>
          <table:table-cell table:style-name="ce36" table:formula="of:=IF([.A28]=0; NA(); 1/[.A28])" office:value-type="float" office:value="-0.384615384615384" calcext:value-type="float">
            <text:p>-0.385</text:p>
          </table:table-cell>
          <table:table-cell table:style-name="ce36" table:formula="of:=IF([.A28]&lt;&gt;0; 2/[.A28]; NA())" office:value-type="float" office:value="-0.769230769230769" calcext:value-type="float">
            <text:p>-0.769</text:p>
          </table:table-cell>
          <table:table-cell table:style-name="ce36" table:formula="of:=IF([.A28]&lt;&gt;0; -1/[.A28]; NA())" office:value-type="float" office:value="0.384615384615384" calcext:value-type="float">
            <text:p>0.385</text:p>
          </table:table-cell>
          <table:table-cell table:style-name="ce36" table:formula="of:=IF([.A28]&lt;&gt;0; 1/[.A28]^2; NA())" office:value-type="float" office:value="0.14792899408284" calcext:value-type="float">
            <text:p>0.148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30]-[.$B$2]" office:value-type="float" office:value="-2.5" calcext:value-type="float">
            <text:p>-2.50</text:p>
          </table:table-cell>
          <table:table-cell table:style-name="ce26"/>
          <table:table-cell table:style-name="ce36" table:formula="of:=[.A29]^2" office:value-type="float" office:value="6.25" calcext:value-type="float">
            <text:p>6.250</text:p>
          </table:table-cell>
          <table:table-cell table:style-name="ce36" table:formula="of:=[.A29]^3" office:value-type="float" office:value="-15.625" calcext:value-type="float">
            <text:p>-15.625</text:p>
          </table:table-cell>
          <table:table-cell table:style-name="ce36" table:formula="of:=IF([.A29]=0; NA(); 1/[.A29])" office:value-type="float" office:value="-0.4" calcext:value-type="float">
            <text:p>-0.400</text:p>
          </table:table-cell>
          <table:table-cell table:style-name="ce36" table:formula="of:=IF([.A29]&lt;&gt;0; 2/[.A29]; NA())" office:value-type="float" office:value="-0.8" calcext:value-type="float">
            <text:p>-0.800</text:p>
          </table:table-cell>
          <table:table-cell table:style-name="ce36" table:formula="of:=IF([.A29]&lt;&gt;0; -1/[.A29]; NA())" office:value-type="float" office:value="0.4" calcext:value-type="float">
            <text:p>0.400</text:p>
          </table:table-cell>
          <table:table-cell table:style-name="ce36" table:formula="of:=IF([.A29]&lt;&gt;0; 1/[.A29]^2; NA())" office:value-type="float" office:value="0.16" calcext:value-type="float">
            <text:p>0.160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31]-[.$B$2]" office:value-type="float" office:value="-2.4" calcext:value-type="float">
            <text:p>-2.40</text:p>
          </table:table-cell>
          <table:table-cell table:style-name="ce26"/>
          <table:table-cell table:style-name="ce36" table:formula="of:=[.A30]^2" office:value-type="float" office:value="5.76" calcext:value-type="float">
            <text:p>5.760</text:p>
          </table:table-cell>
          <table:table-cell table:style-name="ce36" table:formula="of:=[.A30]^3" office:value-type="float" office:value="-13.824" calcext:value-type="float">
            <text:p>-13.824</text:p>
          </table:table-cell>
          <table:table-cell table:style-name="ce36" table:formula="of:=IF([.A30]=0; NA(); 1/[.A30])" office:value-type="float" office:value="-0.416666666666667" calcext:value-type="float">
            <text:p>-0.417</text:p>
          </table:table-cell>
          <table:table-cell table:style-name="ce36" table:formula="of:=IF([.A30]&lt;&gt;0; 2/[.A30]; NA())" office:value-type="float" office:value="-0.833333333333333" calcext:value-type="float">
            <text:p>-0.833</text:p>
          </table:table-cell>
          <table:table-cell table:style-name="ce36" table:formula="of:=IF([.A30]&lt;&gt;0; -1/[.A30]; NA())" office:value-type="float" office:value="0.416666666666667" calcext:value-type="float">
            <text:p>0.417</text:p>
          </table:table-cell>
          <table:table-cell table:style-name="ce36" table:formula="of:=IF([.A30]&lt;&gt;0; 1/[.A30]^2; NA())" office:value-type="float" office:value="0.173611111111111" calcext:value-type="float">
            <text:p>0.174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32]-[.$B$2]" office:value-type="float" office:value="-2.3" calcext:value-type="float">
            <text:p>-2.30</text:p>
          </table:table-cell>
          <table:table-cell table:style-name="ce26"/>
          <table:table-cell table:style-name="ce36" table:formula="of:=[.A31]^2" office:value-type="float" office:value="5.29" calcext:value-type="float">
            <text:p>5.290</text:p>
          </table:table-cell>
          <table:table-cell table:style-name="ce36" table:formula="of:=[.A31]^3" office:value-type="float" office:value="-12.167" calcext:value-type="float">
            <text:p>-12.167</text:p>
          </table:table-cell>
          <table:table-cell table:style-name="ce36" table:formula="of:=IF([.A31]=0; NA(); 1/[.A31])" office:value-type="float" office:value="-0.434782608695652" calcext:value-type="float">
            <text:p>-0.435</text:p>
          </table:table-cell>
          <table:table-cell table:style-name="ce36" table:formula="of:=IF([.A31]&lt;&gt;0; 2/[.A31]; NA())" office:value-type="float" office:value="-0.869565217391304" calcext:value-type="float">
            <text:p>-0.870</text:p>
          </table:table-cell>
          <table:table-cell table:style-name="ce36" table:formula="of:=IF([.A31]&lt;&gt;0; -1/[.A31]; NA())" office:value-type="float" office:value="0.434782608695652" calcext:value-type="float">
            <text:p>0.435</text:p>
          </table:table-cell>
          <table:table-cell table:style-name="ce36" table:formula="of:=IF([.A31]&lt;&gt;0; 1/[.A31]^2; NA())" office:value-type="float" office:value="0.189035916824196" calcext:value-type="float">
            <text:p>0.189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33]-[.$B$2]" office:value-type="float" office:value="-2.2" calcext:value-type="float">
            <text:p>-2.20</text:p>
          </table:table-cell>
          <table:table-cell table:style-name="ce26"/>
          <table:table-cell table:style-name="ce36" table:formula="of:=[.A32]^2" office:value-type="float" office:value="4.84" calcext:value-type="float">
            <text:p>4.840</text:p>
          </table:table-cell>
          <table:table-cell table:style-name="ce36" table:formula="of:=[.A32]^3" office:value-type="float" office:value="-10.648" calcext:value-type="float">
            <text:p>-10.648</text:p>
          </table:table-cell>
          <table:table-cell table:style-name="ce36" table:formula="of:=IF([.A32]=0; NA(); 1/[.A32])" office:value-type="float" office:value="-0.454545454545454" calcext:value-type="float">
            <text:p>-0.455</text:p>
          </table:table-cell>
          <table:table-cell table:style-name="ce36" table:formula="of:=IF([.A32]&lt;&gt;0; 2/[.A32]; NA())" office:value-type="float" office:value="-0.909090909090909" calcext:value-type="float">
            <text:p>-0.909</text:p>
          </table:table-cell>
          <table:table-cell table:style-name="ce36" table:formula="of:=IF([.A32]&lt;&gt;0; -1/[.A32]; NA())" office:value-type="float" office:value="0.454545454545454" calcext:value-type="float">
            <text:p>0.455</text:p>
          </table:table-cell>
          <table:table-cell table:style-name="ce36" table:formula="of:=IF([.A32]&lt;&gt;0; 1/[.A32]^2; NA())" office:value-type="float" office:value="0.206611570247934" calcext:value-type="float">
            <text:p>0.207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34]-[.$B$2]" office:value-type="float" office:value="-2.1" calcext:value-type="float">
            <text:p>-2.10</text:p>
          </table:table-cell>
          <table:table-cell table:style-name="ce26"/>
          <table:table-cell table:style-name="ce36" table:formula="of:=[.A33]^2" office:value-type="float" office:value="4.41" calcext:value-type="float">
            <text:p>4.410</text:p>
          </table:table-cell>
          <table:table-cell table:style-name="ce36" table:formula="of:=[.A33]^3" office:value-type="float" office:value="-9.26100000000001" calcext:value-type="float">
            <text:p>-9.261</text:p>
          </table:table-cell>
          <table:table-cell table:style-name="ce36" table:formula="of:=IF([.A33]=0; NA(); 1/[.A33])" office:value-type="float" office:value="-0.476190476190476" calcext:value-type="float">
            <text:p>-0.476</text:p>
          </table:table-cell>
          <table:table-cell table:style-name="ce36" table:formula="of:=IF([.A33]&lt;&gt;0; 2/[.A33]; NA())" office:value-type="float" office:value="-0.952380952380952" calcext:value-type="float">
            <text:p>-0.952</text:p>
          </table:table-cell>
          <table:table-cell table:style-name="ce36" table:formula="of:=IF([.A33]&lt;&gt;0; -1/[.A33]; NA())" office:value-type="float" office:value="0.476190476190476" calcext:value-type="float">
            <text:p>0.476</text:p>
          </table:table-cell>
          <table:table-cell table:style-name="ce36" table:formula="of:=IF([.A33]&lt;&gt;0; 1/[.A33]^2; NA())" office:value-type="float" office:value="0.226757369614512" calcext:value-type="float">
            <text:p>0.227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35]-[.$B$2]" office:value-type="float" office:value="-2" calcext:value-type="float">
            <text:p>-2.00</text:p>
          </table:table-cell>
          <table:table-cell table:style-name="ce26"/>
          <table:table-cell table:style-name="ce36" table:formula="of:=[.A34]^2" office:value-type="float" office:value="4" calcext:value-type="float">
            <text:p>4.000</text:p>
          </table:table-cell>
          <table:table-cell table:style-name="ce36" table:formula="of:=[.A34]^3" office:value-type="float" office:value="-8.00000000000001" calcext:value-type="float">
            <text:p>-8.000</text:p>
          </table:table-cell>
          <table:table-cell table:style-name="ce36" table:formula="of:=IF([.A34]=0; NA(); 1/[.A34])" office:value-type="float" office:value="-0.5" calcext:value-type="float">
            <text:p>-0.500</text:p>
          </table:table-cell>
          <table:table-cell table:style-name="ce36" table:formula="of:=IF([.A34]&lt;&gt;0; 2/[.A34]; NA())" office:value-type="float" office:value="-1" calcext:value-type="float">
            <text:p>-1.000</text:p>
          </table:table-cell>
          <table:table-cell table:style-name="ce36" table:formula="of:=IF([.A34]&lt;&gt;0; -1/[.A34]; NA())" office:value-type="float" office:value="0.5" calcext:value-type="float">
            <text:p>0.500</text:p>
          </table:table-cell>
          <table:table-cell table:style-name="ce36" table:formula="of:=IF([.A34]&lt;&gt;0; 1/[.A34]^2; NA())" office:value-type="float" office:value="0.25" calcext:value-type="float">
            <text:p>0.250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36]-[.$B$2]" office:value-type="float" office:value="-1.9" calcext:value-type="float">
            <text:p>-1.90</text:p>
          </table:table-cell>
          <table:table-cell table:style-name="ce26"/>
          <table:table-cell table:style-name="ce36" table:formula="of:=[.A35]^2" office:value-type="float" office:value="3.61" calcext:value-type="float">
            <text:p>3.610</text:p>
          </table:table-cell>
          <table:table-cell table:style-name="ce36" table:formula="of:=[.A35]^3" office:value-type="float" office:value="-6.85900000000001" calcext:value-type="float">
            <text:p>-6.859</text:p>
          </table:table-cell>
          <table:table-cell table:style-name="ce36" table:formula="of:=IF([.A35]=0; NA(); 1/[.A35])" office:value-type="float" office:value="-0.526315789473684" calcext:value-type="float">
            <text:p>-0.526</text:p>
          </table:table-cell>
          <table:table-cell table:style-name="ce36" table:formula="of:=IF([.A35]&lt;&gt;0; 2/[.A35]; NA())" office:value-type="float" office:value="-1.05263157894737" calcext:value-type="float">
            <text:p>-1.053</text:p>
          </table:table-cell>
          <table:table-cell table:style-name="ce36" table:formula="of:=IF([.A35]&lt;&gt;0; -1/[.A35]; NA())" office:value-type="float" office:value="0.526315789473684" calcext:value-type="float">
            <text:p>0.526</text:p>
          </table:table-cell>
          <table:table-cell table:style-name="ce36" table:formula="of:=IF([.A35]&lt;&gt;0; 1/[.A35]^2; NA())" office:value-type="float" office:value="0.277008310249307" calcext:value-type="float">
            <text:p>0.277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37]-[.$B$2]" office:value-type="float" office:value="-1.8" calcext:value-type="float">
            <text:p>-1.80</text:p>
          </table:table-cell>
          <table:table-cell table:style-name="ce26"/>
          <table:table-cell table:style-name="ce36" table:formula="of:=[.A36]^2" office:value-type="float" office:value="3.24" calcext:value-type="float">
            <text:p>3.240</text:p>
          </table:table-cell>
          <table:table-cell table:style-name="ce36" table:formula="of:=[.A36]^3" office:value-type="float" office:value="-5.83200000000001" calcext:value-type="float">
            <text:p>-5.832</text:p>
          </table:table-cell>
          <table:table-cell table:style-name="ce36" table:formula="of:=IF([.A36]=0; NA(); 1/[.A36])" office:value-type="float" office:value="-0.555555555555555" calcext:value-type="float">
            <text:p>-0.556</text:p>
          </table:table-cell>
          <table:table-cell table:style-name="ce36" table:formula="of:=IF([.A36]&lt;&gt;0; 2/[.A36]; NA())" office:value-type="float" office:value="-1.11111111111111" calcext:value-type="float">
            <text:p>-1.111</text:p>
          </table:table-cell>
          <table:table-cell table:style-name="ce36" table:formula="of:=IF([.A36]&lt;&gt;0; -1/[.A36]; NA())" office:value-type="float" office:value="0.555555555555555" calcext:value-type="float">
            <text:p>0.556</text:p>
          </table:table-cell>
          <table:table-cell table:style-name="ce36" table:formula="of:=IF([.A36]&lt;&gt;0; 1/[.A36]^2; NA())" office:value-type="float" office:value="0.308641975308642" calcext:value-type="float">
            <text:p>0.309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38]-[.$B$2]" office:value-type="float" office:value="-1.7" calcext:value-type="float">
            <text:p>-1.70</text:p>
          </table:table-cell>
          <table:table-cell table:style-name="ce26"/>
          <table:table-cell table:style-name="ce36" table:formula="of:=[.A37]^2" office:value-type="float" office:value="2.89" calcext:value-type="float">
            <text:p>2.890</text:p>
          </table:table-cell>
          <table:table-cell table:style-name="ce36" table:formula="of:=[.A37]^3" office:value-type="float" office:value="-4.913" calcext:value-type="float">
            <text:p>-4.913</text:p>
          </table:table-cell>
          <table:table-cell table:style-name="ce36" table:formula="of:=IF([.A37]=0; NA(); 1/[.A37])" office:value-type="float" office:value="-0.588235294117647" calcext:value-type="float">
            <text:p>-0.588</text:p>
          </table:table-cell>
          <table:table-cell table:style-name="ce36" table:formula="of:=IF([.A37]&lt;&gt;0; 2/[.A37]; NA())" office:value-type="float" office:value="-1.17647058823529" calcext:value-type="float">
            <text:p>-1.176</text:p>
          </table:table-cell>
          <table:table-cell table:style-name="ce36" table:formula="of:=IF([.A37]&lt;&gt;0; -1/[.A37]; NA())" office:value-type="float" office:value="0.588235294117647" calcext:value-type="float">
            <text:p>0.588</text:p>
          </table:table-cell>
          <table:table-cell table:style-name="ce36" table:formula="of:=IF([.A37]&lt;&gt;0; 1/[.A37]^2; NA())" office:value-type="float" office:value="0.346020761245675" calcext:value-type="float">
            <text:p>0.346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39]-[.$B$2]" office:value-type="float" office:value="-1.6" calcext:value-type="float">
            <text:p>-1.60</text:p>
          </table:table-cell>
          <table:table-cell table:style-name="ce26"/>
          <table:table-cell table:style-name="ce36" table:formula="of:=[.A38]^2" office:value-type="float" office:value="2.56" calcext:value-type="float">
            <text:p>2.560</text:p>
          </table:table-cell>
          <table:table-cell table:style-name="ce36" table:formula="of:=[.A38]^3" office:value-type="float" office:value="-4.096" calcext:value-type="float">
            <text:p>-4.096</text:p>
          </table:table-cell>
          <table:table-cell table:style-name="ce36" table:formula="of:=IF([.A38]=0; NA(); 1/[.A38])" office:value-type="float" office:value="-0.625" calcext:value-type="float">
            <text:p>-0.625</text:p>
          </table:table-cell>
          <table:table-cell table:style-name="ce36" table:formula="of:=IF([.A38]&lt;&gt;0; 2/[.A38]; NA())" office:value-type="float" office:value="-1.25" calcext:value-type="float">
            <text:p>-1.250</text:p>
          </table:table-cell>
          <table:table-cell table:style-name="ce36" table:formula="of:=IF([.A38]&lt;&gt;0; -1/[.A38]; NA())" office:value-type="float" office:value="0.625" calcext:value-type="float">
            <text:p>0.625</text:p>
          </table:table-cell>
          <table:table-cell table:style-name="ce36" table:formula="of:=IF([.A38]&lt;&gt;0; 1/[.A38]^2; NA())" office:value-type="float" office:value="0.390625" calcext:value-type="float">
            <text:p>0.391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40]-[.$B$2]" office:value-type="float" office:value="-1.5" calcext:value-type="float">
            <text:p>-1.50</text:p>
          </table:table-cell>
          <table:table-cell table:style-name="ce26"/>
          <table:table-cell table:style-name="ce36" table:formula="of:=[.A39]^2" office:value-type="float" office:value="2.25" calcext:value-type="float">
            <text:p>2.250</text:p>
          </table:table-cell>
          <table:table-cell table:style-name="ce36" table:formula="of:=[.A39]^3" office:value-type="float" office:value="-3.375" calcext:value-type="float">
            <text:p>-3.375</text:p>
          </table:table-cell>
          <table:table-cell table:style-name="ce36" table:formula="of:=IF([.A39]=0; NA(); 1/[.A39])" office:value-type="float" office:value="-0.666666666666667" calcext:value-type="float">
            <text:p>-0.667</text:p>
          </table:table-cell>
          <table:table-cell table:style-name="ce36" table:formula="of:=IF([.A39]&lt;&gt;0; 2/[.A39]; NA())" office:value-type="float" office:value="-1.33333333333333" calcext:value-type="float">
            <text:p>-1.333</text:p>
          </table:table-cell>
          <table:table-cell table:style-name="ce36" table:formula="of:=IF([.A39]&lt;&gt;0; -1/[.A39]; NA())" office:value-type="float" office:value="0.666666666666667" calcext:value-type="float">
            <text:p>0.667</text:p>
          </table:table-cell>
          <table:table-cell table:style-name="ce36" table:formula="of:=IF([.A39]&lt;&gt;0; 1/[.A39]^2; NA())" office:value-type="float" office:value="0.444444444444444" calcext:value-type="float">
            <text:p>0.444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41]-[.$B$2]" office:value-type="float" office:value="-1.4" calcext:value-type="float">
            <text:p>-1.40</text:p>
          </table:table-cell>
          <table:table-cell table:style-name="ce26"/>
          <table:table-cell table:style-name="ce36" table:formula="of:=[.A40]^2" office:value-type="float" office:value="1.96" calcext:value-type="float">
            <text:p>1.960</text:p>
          </table:table-cell>
          <table:table-cell table:style-name="ce36" table:formula="of:=[.A40]^3" office:value-type="float" office:value="-2.744" calcext:value-type="float">
            <text:p>-2.744</text:p>
          </table:table-cell>
          <table:table-cell table:style-name="ce36" table:formula="of:=IF([.A40]=0; NA(); 1/[.A40])" office:value-type="float" office:value="-0.714285714285714" calcext:value-type="float">
            <text:p>-0.714</text:p>
          </table:table-cell>
          <table:table-cell table:style-name="ce36" table:formula="of:=IF([.A40]&lt;&gt;0; 2/[.A40]; NA())" office:value-type="float" office:value="-1.42857142857143" calcext:value-type="float">
            <text:p>-1.429</text:p>
          </table:table-cell>
          <table:table-cell table:style-name="ce36" table:formula="of:=IF([.A40]&lt;&gt;0; -1/[.A40]; NA())" office:value-type="float" office:value="0.714285714285714" calcext:value-type="float">
            <text:p>0.714</text:p>
          </table:table-cell>
          <table:table-cell table:style-name="ce36" table:formula="of:=IF([.A40]&lt;&gt;0; 1/[.A40]^2; NA())" office:value-type="float" office:value="0.510204081632653" calcext:value-type="float">
            <text:p>0.510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42]-[.$B$2]" office:value-type="float" office:value="-1.3" calcext:value-type="float">
            <text:p>-1.30</text:p>
          </table:table-cell>
          <table:table-cell table:style-name="ce26"/>
          <table:table-cell table:style-name="ce36" table:formula="of:=[.A41]^2" office:value-type="float" office:value="1.69" calcext:value-type="float">
            <text:p>1.690</text:p>
          </table:table-cell>
          <table:table-cell table:style-name="ce36" table:formula="of:=[.A41]^3" office:value-type="float" office:value="-2.197" calcext:value-type="float">
            <text:p>-2.197</text:p>
          </table:table-cell>
          <table:table-cell table:style-name="ce36" table:formula="of:=IF([.A41]=0; NA(); 1/[.A41])" office:value-type="float" office:value="-0.769230769230769" calcext:value-type="float">
            <text:p>-0.769</text:p>
          </table:table-cell>
          <table:table-cell table:style-name="ce36" table:formula="of:=IF([.A41]&lt;&gt;0; 2/[.A41]; NA())" office:value-type="float" office:value="-1.53846153846154" calcext:value-type="float">
            <text:p>-1.538</text:p>
          </table:table-cell>
          <table:table-cell table:style-name="ce36" table:formula="of:=IF([.A41]&lt;&gt;0; -1/[.A41]; NA())" office:value-type="float" office:value="0.769230769230769" calcext:value-type="float">
            <text:p>0.769</text:p>
          </table:table-cell>
          <table:table-cell table:style-name="ce36" table:formula="of:=IF([.A41]&lt;&gt;0; 1/[.A41]^2; NA())" office:value-type="float" office:value="0.591715976331361" calcext:value-type="float">
            <text:p>0.592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43]-[.$B$2]" office:value-type="float" office:value="-1.2" calcext:value-type="float">
            <text:p>-1.20</text:p>
          </table:table-cell>
          <table:table-cell table:style-name="ce26"/>
          <table:table-cell table:style-name="ce36" table:formula="of:=[.A42]^2" office:value-type="float" office:value="1.44" calcext:value-type="float">
            <text:p>1.440</text:p>
          </table:table-cell>
          <table:table-cell table:style-name="ce36" table:formula="of:=[.A42]^3" office:value-type="float" office:value="-1.728" calcext:value-type="float">
            <text:p>-1.728</text:p>
          </table:table-cell>
          <table:table-cell table:style-name="ce36" table:formula="of:=IF([.A42]=0; NA(); 1/[.A42])" office:value-type="float" office:value="-0.833333333333333" calcext:value-type="float">
            <text:p>-0.833</text:p>
          </table:table-cell>
          <table:table-cell table:style-name="ce36" table:formula="of:=IF([.A42]&lt;&gt;0; 2/[.A42]; NA())" office:value-type="float" office:value="-1.66666666666667" calcext:value-type="float">
            <text:p>-1.667</text:p>
          </table:table-cell>
          <table:table-cell table:style-name="ce36" table:formula="of:=IF([.A42]&lt;&gt;0; -1/[.A42]; NA())" office:value-type="float" office:value="0.833333333333333" calcext:value-type="float">
            <text:p>0.833</text:p>
          </table:table-cell>
          <table:table-cell table:style-name="ce36" table:formula="of:=IF([.A42]&lt;&gt;0; 1/[.A42]^2; NA())" office:value-type="float" office:value="0.694444444444444" calcext:value-type="float">
            <text:p>0.694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44]-[.$B$2]" office:value-type="float" office:value="-1.1" calcext:value-type="float">
            <text:p>-1.10</text:p>
          </table:table-cell>
          <table:table-cell table:style-name="ce26"/>
          <table:table-cell table:style-name="ce36" table:formula="of:=[.A43]^2" office:value-type="float" office:value="1.21" calcext:value-type="float">
            <text:p>1.210</text:p>
          </table:table-cell>
          <table:table-cell table:style-name="ce36" table:formula="of:=[.A43]^3" office:value-type="float" office:value="-1.331" calcext:value-type="float">
            <text:p>-1.331</text:p>
          </table:table-cell>
          <table:table-cell table:style-name="ce36" table:formula="of:=IF([.A43]=0; NA(); 1/[.A43])" office:value-type="float" office:value="-0.909090909090909" calcext:value-type="float">
            <text:p>-0.909</text:p>
          </table:table-cell>
          <table:table-cell table:style-name="ce36" table:formula="of:=IF([.A43]&lt;&gt;0; 2/[.A43]; NA())" office:value-type="float" office:value="-1.81818181818182" calcext:value-type="float">
            <text:p>-1.818</text:p>
          </table:table-cell>
          <table:table-cell table:style-name="ce36" table:formula="of:=IF([.A43]&lt;&gt;0; -1/[.A43]; NA())" office:value-type="float" office:value="0.909090909090909" calcext:value-type="float">
            <text:p>0.909</text:p>
          </table:table-cell>
          <table:table-cell table:style-name="ce36" table:formula="of:=IF([.A43]&lt;&gt;0; 1/[.A43]^2; NA())" office:value-type="float" office:value="0.826446280991736" calcext:value-type="float">
            <text:p>0.826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45]-[.$B$2]" office:value-type="float" office:value="-1" calcext:value-type="float">
            <text:p>-1.00</text:p>
          </table:table-cell>
          <table:table-cell table:style-name="ce26"/>
          <table:table-cell table:style-name="ce36" table:formula="of:=[.A44]^2" office:value-type="float" office:value="1" calcext:value-type="float">
            <text:p>1.000</text:p>
          </table:table-cell>
          <table:table-cell table:style-name="ce36" table:formula="of:=[.A44]^3" office:value-type="float" office:value="-1" calcext:value-type="float">
            <text:p>-1.000</text:p>
          </table:table-cell>
          <table:table-cell table:style-name="ce36" table:formula="of:=IF([.A44]=0; NA(); 1/[.A44])" office:value-type="float" office:value="-1" calcext:value-type="float">
            <text:p>-1.000</text:p>
          </table:table-cell>
          <table:table-cell table:style-name="ce36" table:formula="of:=IF([.A44]&lt;&gt;0; 2/[.A44]; NA())" office:value-type="float" office:value="-2" calcext:value-type="float">
            <text:p>-2.000</text:p>
          </table:table-cell>
          <table:table-cell table:style-name="ce36" table:formula="of:=IF([.A44]&lt;&gt;0; -1/[.A44]; NA())" office:value-type="float" office:value="1" calcext:value-type="float">
            <text:p>1.000</text:p>
          </table:table-cell>
          <table:table-cell table:style-name="ce36" table:formula="of:=IF([.A44]&lt;&gt;0; 1/[.A44]^2; NA())" office:value-type="float" office:value="1" calcext:value-type="float">
            <text:p>1.000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46]-[.$B$2]" office:value-type="float" office:value="-0.9" calcext:value-type="float">
            <text:p>-0.90</text:p>
          </table:table-cell>
          <table:table-cell table:style-name="ce26"/>
          <table:table-cell table:style-name="ce36" table:formula="of:=[.A45]^2" office:value-type="float" office:value="0.81" calcext:value-type="float">
            <text:p>0.810</text:p>
          </table:table-cell>
          <table:table-cell table:style-name="ce36" table:formula="of:=[.A45]^3" office:value-type="float" office:value="-0.729" calcext:value-type="float">
            <text:p>-0.729</text:p>
          </table:table-cell>
          <table:table-cell table:style-name="ce36" table:formula="of:=IF([.A45]=0; NA(); 1/[.A45])" office:value-type="float" office:value="-1.11111111111111" calcext:value-type="float">
            <text:p>-1.111</text:p>
          </table:table-cell>
          <table:table-cell table:style-name="ce36" table:formula="of:=IF([.A45]&lt;&gt;0; 2/[.A45]; NA())" office:value-type="float" office:value="-2.22222222222222" calcext:value-type="float">
            <text:p>-2.222</text:p>
          </table:table-cell>
          <table:table-cell table:style-name="ce36" table:formula="of:=IF([.A45]&lt;&gt;0; -1/[.A45]; NA())" office:value-type="float" office:value="1.11111111111111" calcext:value-type="float">
            <text:p>1.111</text:p>
          </table:table-cell>
          <table:table-cell table:style-name="ce36" table:formula="of:=IF([.A45]&lt;&gt;0; 1/[.A45]^2; NA())" office:value-type="float" office:value="1.23456790123457" calcext:value-type="float">
            <text:p>1.235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47]-[.$B$2]" office:value-type="float" office:value="-0.8" calcext:value-type="float">
            <text:p>-0.80</text:p>
          </table:table-cell>
          <table:table-cell table:style-name="ce26"/>
          <table:table-cell table:style-name="ce36" table:formula="of:=[.A46]^2" office:value-type="float" office:value="0.64" calcext:value-type="float">
            <text:p>0.640</text:p>
          </table:table-cell>
          <table:table-cell table:style-name="ce36" table:formula="of:=[.A46]^3" office:value-type="float" office:value="-0.512" calcext:value-type="float">
            <text:p>-0.512</text:p>
          </table:table-cell>
          <table:table-cell table:style-name="ce36" table:formula="of:=IF([.A46]=0; NA(); 1/[.A46])" office:value-type="float" office:value="-1.25" calcext:value-type="float">
            <text:p>-1.250</text:p>
          </table:table-cell>
          <table:table-cell table:style-name="ce36" table:formula="of:=IF([.A46]&lt;&gt;0; 2/[.A46]; NA())" office:value-type="float" office:value="-2.5" calcext:value-type="float">
            <text:p>-2.500</text:p>
          </table:table-cell>
          <table:table-cell table:style-name="ce36" table:formula="of:=IF([.A46]&lt;&gt;0; -1/[.A46]; NA())" office:value-type="float" office:value="1.25" calcext:value-type="float">
            <text:p>1.250</text:p>
          </table:table-cell>
          <table:table-cell table:style-name="ce36" table:formula="of:=IF([.A46]&lt;&gt;0; 1/[.A46]^2; NA())" office:value-type="float" office:value="1.5625" calcext:value-type="float">
            <text:p>1.563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48]-[.$B$2]" office:value-type="float" office:value="-0.7" calcext:value-type="float">
            <text:p>-0.70</text:p>
          </table:table-cell>
          <table:table-cell table:style-name="ce26"/>
          <table:table-cell table:style-name="ce36" table:formula="of:=[.A47]^2" office:value-type="float" office:value="0.49" calcext:value-type="float">
            <text:p>0.490</text:p>
          </table:table-cell>
          <table:table-cell table:style-name="ce36" table:formula="of:=[.A47]^3" office:value-type="float" office:value="-0.343" calcext:value-type="float">
            <text:p>-0.343</text:p>
          </table:table-cell>
          <table:table-cell table:style-name="ce36" table:formula="of:=IF([.A47]=0; NA(); 1/[.A47])" office:value-type="float" office:value="-1.42857142857143" calcext:value-type="float">
            <text:p>-1.429</text:p>
          </table:table-cell>
          <table:table-cell table:style-name="ce36" table:formula="of:=IF([.A47]&lt;&gt;0; 2/[.A47]; NA())" office:value-type="float" office:value="-2.85714285714286" calcext:value-type="float">
            <text:p>-2.857</text:p>
          </table:table-cell>
          <table:table-cell table:style-name="ce36" table:formula="of:=IF([.A47]&lt;&gt;0; -1/[.A47]; NA())" office:value-type="float" office:value="1.42857142857143" calcext:value-type="float">
            <text:p>1.429</text:p>
          </table:table-cell>
          <table:table-cell table:style-name="ce36" table:formula="of:=IF([.A47]&lt;&gt;0; 1/[.A47]^2; NA())" office:value-type="float" office:value="2.04081632653061" calcext:value-type="float">
            <text:p>2.041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49]-[.$B$2]" office:value-type="float" office:value="-0.6" calcext:value-type="float">
            <text:p>-0.60</text:p>
          </table:table-cell>
          <table:table-cell table:style-name="ce26"/>
          <table:table-cell table:style-name="ce36" table:formula="of:=[.A48]^2" office:value-type="float" office:value="0.36" calcext:value-type="float">
            <text:p>0.360</text:p>
          </table:table-cell>
          <table:table-cell table:style-name="ce36" table:formula="of:=[.A48]^3" office:value-type="float" office:value="-0.216" calcext:value-type="float">
            <text:p>-0.216</text:p>
          </table:table-cell>
          <table:table-cell table:style-name="ce36" table:formula="of:=IF([.A48]=0; NA(); 1/[.A48])" office:value-type="float" office:value="-1.66666666666667" calcext:value-type="float">
            <text:p>-1.667</text:p>
          </table:table-cell>
          <table:table-cell table:style-name="ce36" table:formula="of:=IF([.A48]&lt;&gt;0; 2/[.A48]; NA())" office:value-type="float" office:value="-3.33333333333333" calcext:value-type="float">
            <text:p>-3.333</text:p>
          </table:table-cell>
          <table:table-cell table:style-name="ce36" table:formula="of:=IF([.A48]&lt;&gt;0; -1/[.A48]; NA())" office:value-type="float" office:value="1.66666666666667" calcext:value-type="float">
            <text:p>1.667</text:p>
          </table:table-cell>
          <table:table-cell table:style-name="ce36" table:formula="of:=IF([.A48]&lt;&gt;0; 1/[.A48]^2; NA())" office:value-type="float" office:value="2.77777777777778" calcext:value-type="float">
            <text:p>2.778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50]-[.$B$2]" office:value-type="float" office:value="-0.5" calcext:value-type="float">
            <text:p>-0.50</text:p>
          </table:table-cell>
          <table:table-cell table:style-name="ce26"/>
          <table:table-cell table:style-name="ce36" table:formula="of:=[.A49]^2" office:value-type="float" office:value="0.25" calcext:value-type="float">
            <text:p>0.250</text:p>
          </table:table-cell>
          <table:table-cell table:style-name="ce36" table:formula="of:=[.A49]^3" office:value-type="float" office:value="-0.125" calcext:value-type="float">
            <text:p>-0.125</text:p>
          </table:table-cell>
          <table:table-cell table:style-name="ce36" table:formula="of:=IF([.A49]=0; NA(); 1/[.A49])" office:value-type="float" office:value="-2" calcext:value-type="float">
            <text:p>-2.000</text:p>
          </table:table-cell>
          <table:table-cell table:style-name="ce36" table:formula="of:=IF([.A49]&lt;&gt;0; 2/[.A49]; NA())" office:value-type="float" office:value="-4" calcext:value-type="float">
            <text:p>-4.000</text:p>
          </table:table-cell>
          <table:table-cell table:style-name="ce36" table:formula="of:=IF([.A49]&lt;&gt;0; -1/[.A49]; NA())" office:value-type="float" office:value="2" calcext:value-type="float">
            <text:p>2.000</text:p>
          </table:table-cell>
          <table:table-cell table:style-name="ce36" table:formula="of:=IF([.A49]&lt;&gt;0; 1/[.A49]^2; NA())" office:value-type="float" office:value="4" calcext:value-type="float">
            <text:p>4.000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51]-[.$B$2]" office:value-type="float" office:value="-0.4" calcext:value-type="float">
            <text:p>-0.40</text:p>
          </table:table-cell>
          <table:table-cell table:style-name="ce26"/>
          <table:table-cell table:style-name="ce36" table:formula="of:=[.A50]^2" office:value-type="float" office:value="0.16" calcext:value-type="float">
            <text:p>0.160</text:p>
          </table:table-cell>
          <table:table-cell table:style-name="ce36" table:formula="of:=[.A50]^3" office:value-type="float" office:value="-0.064" calcext:value-type="float">
            <text:p>-0.064</text:p>
          </table:table-cell>
          <table:table-cell table:style-name="ce36" table:formula="of:=IF([.A50]=0; NA(); 1/[.A50])" office:value-type="float" office:value="-2.5" calcext:value-type="float">
            <text:p>-2.500</text:p>
          </table:table-cell>
          <table:table-cell table:style-name="ce36" table:formula="of:=IF([.A50]&lt;&gt;0; 2/[.A50]; NA())" office:value-type="float" office:value="-5" calcext:value-type="float">
            <text:p>-5.000</text:p>
          </table:table-cell>
          <table:table-cell table:style-name="ce36" table:formula="of:=IF([.A50]&lt;&gt;0; -1/[.A50]; NA())" office:value-type="float" office:value="2.5" calcext:value-type="float">
            <text:p>2.500</text:p>
          </table:table-cell>
          <table:table-cell table:style-name="ce36" table:formula="of:=IF([.A50]&lt;&gt;0; 1/[.A50]^2; NA())" office:value-type="float" office:value="6.25" calcext:value-type="float">
            <text:p>6.250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52]-[.$B$2]" office:value-type="float" office:value="-0.3" calcext:value-type="float">
            <text:p>-0.30</text:p>
          </table:table-cell>
          <table:table-cell table:style-name="ce26"/>
          <table:table-cell table:style-name="ce36" table:formula="of:=[.A51]^2" office:value-type="float" office:value="0.09" calcext:value-type="float">
            <text:p>0.090</text:p>
          </table:table-cell>
          <table:table-cell table:style-name="ce36" table:formula="of:=[.A51]^3" office:value-type="float" office:value="-0.027" calcext:value-type="float">
            <text:p>-0.027</text:p>
          </table:table-cell>
          <table:table-cell table:style-name="ce36" table:formula="of:=IF([.A51]=0; NA(); 1/[.A51])" office:value-type="float" office:value="-3.33333333333333" calcext:value-type="float">
            <text:p>-3.333</text:p>
          </table:table-cell>
          <table:table-cell table:style-name="ce36" table:formula="of:=IF([.A51]&lt;&gt;0; 2/[.A51]; NA())" office:value-type="float" office:value="-6.66666666666667" calcext:value-type="float">
            <text:p>-6.667</text:p>
          </table:table-cell>
          <table:table-cell table:style-name="ce36" table:formula="of:=IF([.A51]&lt;&gt;0; -1/[.A51]; NA())" office:value-type="float" office:value="3.33333333333333" calcext:value-type="float">
            <text:p>3.333</text:p>
          </table:table-cell>
          <table:table-cell table:style-name="ce36" table:formula="of:=IF([.A51]&lt;&gt;0; 1/[.A51]^2; NA())" office:value-type="float" office:value="11.1111111111111" calcext:value-type="float">
            <text:p>11.111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53]-[.$B$2]" office:value-type="float" office:value="-0.2" calcext:value-type="float">
            <text:p>-0.20</text:p>
          </table:table-cell>
          <table:table-cell table:style-name="ce26"/>
          <table:table-cell table:style-name="ce36" table:formula="of:=[.A52]^2" office:value-type="float" office:value="0.04" calcext:value-type="float">
            <text:p>0.040</text:p>
          </table:table-cell>
          <table:table-cell table:style-name="ce36" table:formula="of:=[.A52]^3" office:value-type="float" office:value="-0.008" calcext:value-type="float">
            <text:p>-0.008</text:p>
          </table:table-cell>
          <table:table-cell table:style-name="ce36" table:formula="of:=IF([.A52]=0; NA(); 1/[.A52])" office:value-type="float" office:value="-5" calcext:value-type="float">
            <text:p>-5.000</text:p>
          </table:table-cell>
          <table:table-cell table:style-name="ce36" table:formula="of:=IF([.A52]&lt;&gt;0; 2/[.A52]; NA())" office:value-type="float" office:value="-10" calcext:value-type="float">
            <text:p>-10.000</text:p>
          </table:table-cell>
          <table:table-cell table:style-name="ce36" table:formula="of:=IF([.A52]&lt;&gt;0; -1/[.A52]; NA())" office:value-type="float" office:value="5" calcext:value-type="float">
            <text:p>5.000</text:p>
          </table:table-cell>
          <table:table-cell table:style-name="ce36" table:formula="of:=IF([.A52]&lt;&gt;0; 1/[.A52]^2; NA())" office:value-type="float" office:value="25" calcext:value-type="float">
            <text:p>25.000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54]-[.$B$2]" office:value-type="float" office:value="-0.1" calcext:value-type="float">
            <text:p>-0.10</text:p>
          </table:table-cell>
          <table:table-cell table:style-name="ce26"/>
          <table:table-cell table:style-name="ce36" table:formula="of:=[.A53]^2" office:value-type="float" office:value="0.01" calcext:value-type="float">
            <text:p>0.010</text:p>
          </table:table-cell>
          <table:table-cell table:style-name="ce36" table:formula="of:=[.A53]^3" office:value-type="float" office:value="-0.001" calcext:value-type="float">
            <text:p>-0.001</text:p>
          </table:table-cell>
          <table:table-cell table:style-name="ce36" table:formula="of:=IF([.A53]=0; NA(); 1/[.A53])" office:value-type="float" office:value="-10" calcext:value-type="float">
            <text:p>-10.000</text:p>
          </table:table-cell>
          <table:table-cell table:style-name="ce36" table:formula="of:=IF([.A53]&lt;&gt;0; 2/[.A53]; NA())" office:value-type="float" office:value="-20" calcext:value-type="float">
            <text:p>-20.000</text:p>
          </table:table-cell>
          <table:table-cell table:style-name="ce36" table:formula="of:=IF([.A53]&lt;&gt;0; -1/[.A53]; NA())" office:value-type="float" office:value="10" calcext:value-type="float">
            <text:p>10.000</text:p>
          </table:table-cell>
          <table:table-cell table:style-name="ce36" table:formula="of:=IF([.A53]&lt;&gt;0; 1/[.A53]^2; NA())" office:value-type="float" office:value="100" calcext:value-type="float">
            <text:p>100.000</text:p>
          </table:table-cell>
          <table:table-cell table:style-name="ce40" table:number-columns-repeated="16376"/>
        </table:table-row>
        <table:table-row table:style-name="ro2">
          <table:table-cell table:style-name="ce27" table:formula="of:=[.A2]" office:value-type="float" office:value="0" calcext:value-type="float">
            <text:p>0.00</text:p>
          </table:table-cell>
          <table:table-cell table:style-name="ce27"/>
          <table:table-cell table:style-name="ce37" table:formula="of:=[.A54]^2" office:value-type="float" office:value="0" calcext:value-type="float">
            <text:p>0.000</text:p>
          </table:table-cell>
          <table:table-cell table:style-name="ce37" table:formula="of:=[.A54]^3" office:value-type="float" office:value="0" calcext:value-type="float">
            <text:p>0.000</text:p>
          </table:table-cell>
          <table:table-cell table:style-name="ce36" table:formula="of:=IF([.A54]=0; NA(); 1/[.A54])" office:value-type="string" office:string-value="" calcext:value-type="error">
            <text:p>#N/A</text:p>
          </table:table-cell>
          <table:table-cell table:style-name="ce36" table:formula="of:=IF([.A54]&lt;&gt;0; 2/[.A54]; NA())" office:value-type="string" office:string-value="" calcext:value-type="error">
            <text:p>#N/A</text:p>
          </table:table-cell>
          <table:table-cell table:style-name="ce36" table:formula="of:=IF([.A54]&lt;&gt;0; -1/[.A54]; NA())" office:value-type="string" office:string-value="" calcext:value-type="error">
            <text:p>#N/A</text:p>
          </table:table-cell>
          <table:table-cell table:style-name="ce36" table:formula="of:=IF([.A54]&lt;&gt;0; 1/[.A54]^2; NA())" office:value-type="string" office:string-value="" calcext:value-type="error">
            <text:p>#N/A</text:p>
          </table:table-cell>
          <table:table-cell table:style-name="ce41" table:number-columns-repeated="16376"/>
        </table:table-row>
        <table:table-row table:style-name="ro2">
          <table:table-cell table:style-name="ce26" table:formula="of:=[.A54]+[.$B$2]" office:value-type="float" office:value="0.1" calcext:value-type="float">
            <text:p>0.10</text:p>
          </table:table-cell>
          <table:table-cell table:style-name="ce26"/>
          <table:table-cell table:style-name="ce36" table:formula="of:=[.A55]^2" office:value-type="float" office:value="0.01" calcext:value-type="float">
            <text:p>0.010</text:p>
          </table:table-cell>
          <table:table-cell table:style-name="ce36" table:formula="of:=[.A55]^3" office:value-type="float" office:value="0.001" calcext:value-type="float">
            <text:p>0.001</text:p>
          </table:table-cell>
          <table:table-cell table:style-name="ce36" table:formula="of:=IF([.A55]=0; NA(); 1/[.A55])" office:value-type="float" office:value="10" calcext:value-type="float">
            <text:p>10.000</text:p>
          </table:table-cell>
          <table:table-cell table:style-name="ce36" table:formula="of:=IF([.A55]&lt;&gt;0; 2/[.A55]; NA())" office:value-type="float" office:value="20" calcext:value-type="float">
            <text:p>20.000</text:p>
          </table:table-cell>
          <table:table-cell table:style-name="ce36" table:formula="of:=IF([.A55]&lt;&gt;0; -1/[.A55]; NA())" office:value-type="float" office:value="-10" calcext:value-type="float">
            <text:p>-10.000</text:p>
          </table:table-cell>
          <table:table-cell table:style-name="ce36" table:formula="of:=IF([.A55]&lt;&gt;0; 1/[.A55]^2; NA())" office:value-type="float" office:value="100" calcext:value-type="float">
            <text:p>100.000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55]+[.$B$2]" office:value-type="float" office:value="0.2" calcext:value-type="float">
            <text:p>0.20</text:p>
          </table:table-cell>
          <table:table-cell table:style-name="ce26"/>
          <table:table-cell table:style-name="ce36" table:formula="of:=[.A56]^2" office:value-type="float" office:value="0.04" calcext:value-type="float">
            <text:p>0.040</text:p>
          </table:table-cell>
          <table:table-cell table:style-name="ce36" table:formula="of:=[.A56]^3" office:value-type="float" office:value="0.008" calcext:value-type="float">
            <text:p>0.008</text:p>
          </table:table-cell>
          <table:table-cell table:style-name="ce36" table:formula="of:=IF([.A56]=0; NA(); 1/[.A56])" office:value-type="float" office:value="5" calcext:value-type="float">
            <text:p>5.000</text:p>
          </table:table-cell>
          <table:table-cell table:style-name="ce36" table:formula="of:=IF([.A56]&lt;&gt;0; 2/[.A56]; NA())" office:value-type="float" office:value="10" calcext:value-type="float">
            <text:p>10.000</text:p>
          </table:table-cell>
          <table:table-cell table:style-name="ce36" table:formula="of:=IF([.A56]&lt;&gt;0; -1/[.A56]; NA())" office:value-type="float" office:value="-5" calcext:value-type="float">
            <text:p>-5.000</text:p>
          </table:table-cell>
          <table:table-cell table:style-name="ce36" table:formula="of:=IF([.A56]&lt;&gt;0; 1/[.A56]^2; NA())" office:value-type="float" office:value="25" calcext:value-type="float">
            <text:p>25.000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56]+[.$B$2]" office:value-type="float" office:value="0.3" calcext:value-type="float">
            <text:p>0.30</text:p>
          </table:table-cell>
          <table:table-cell table:style-name="ce26"/>
          <table:table-cell table:style-name="ce36" table:formula="of:=[.A57]^2" office:value-type="float" office:value="0.09" calcext:value-type="float">
            <text:p>0.090</text:p>
          </table:table-cell>
          <table:table-cell table:style-name="ce36" table:formula="of:=[.A57]^3" office:value-type="float" office:value="0.027" calcext:value-type="float">
            <text:p>0.027</text:p>
          </table:table-cell>
          <table:table-cell table:style-name="ce36" table:formula="of:=IF([.A57]=0; NA(); 1/[.A57])" office:value-type="float" office:value="3.33333333333333" calcext:value-type="float">
            <text:p>3.333</text:p>
          </table:table-cell>
          <table:table-cell table:style-name="ce36" table:formula="of:=IF([.A57]&lt;&gt;0; 2/[.A57]; NA())" office:value-type="float" office:value="6.66666666666667" calcext:value-type="float">
            <text:p>6.667</text:p>
          </table:table-cell>
          <table:table-cell table:style-name="ce36" table:formula="of:=IF([.A57]&lt;&gt;0; -1/[.A57]; NA())" office:value-type="float" office:value="-3.33333333333333" calcext:value-type="float">
            <text:p>-3.333</text:p>
          </table:table-cell>
          <table:table-cell table:style-name="ce36" table:formula="of:=IF([.A57]&lt;&gt;0; 1/[.A57]^2; NA())" office:value-type="float" office:value="11.1111111111111" calcext:value-type="float">
            <text:p>11.111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57]+[.$B$2]" office:value-type="float" office:value="0.4" calcext:value-type="float">
            <text:p>0.40</text:p>
          </table:table-cell>
          <table:table-cell table:style-name="ce26"/>
          <table:table-cell table:style-name="ce36" table:formula="of:=[.A58]^2" office:value-type="float" office:value="0.16" calcext:value-type="float">
            <text:p>0.160</text:p>
          </table:table-cell>
          <table:table-cell table:style-name="ce36" table:formula="of:=[.A58]^3" office:value-type="float" office:value="0.064" calcext:value-type="float">
            <text:p>0.064</text:p>
          </table:table-cell>
          <table:table-cell table:style-name="ce36" table:formula="of:=IF([.A58]=0; NA(); 1/[.A58])" office:value-type="float" office:value="2.5" calcext:value-type="float">
            <text:p>2.500</text:p>
          </table:table-cell>
          <table:table-cell table:style-name="ce36" table:formula="of:=IF([.A58]&lt;&gt;0; 2/[.A58]; NA())" office:value-type="float" office:value="5" calcext:value-type="float">
            <text:p>5.000</text:p>
          </table:table-cell>
          <table:table-cell table:style-name="ce36" table:formula="of:=IF([.A58]&lt;&gt;0; -1/[.A58]; NA())" office:value-type="float" office:value="-2.5" calcext:value-type="float">
            <text:p>-2.500</text:p>
          </table:table-cell>
          <table:table-cell table:style-name="ce36" table:formula="of:=IF([.A58]&lt;&gt;0; 1/[.A58]^2; NA())" office:value-type="float" office:value="6.25" calcext:value-type="float">
            <text:p>6.250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58]+[.$B$2]" office:value-type="float" office:value="0.5" calcext:value-type="float">
            <text:p>0.50</text:p>
          </table:table-cell>
          <table:table-cell table:style-name="ce26"/>
          <table:table-cell table:style-name="ce36" table:formula="of:=[.A59]^2" office:value-type="float" office:value="0.25" calcext:value-type="float">
            <text:p>0.250</text:p>
          </table:table-cell>
          <table:table-cell table:style-name="ce36" table:formula="of:=[.A59]^3" office:value-type="float" office:value="0.125" calcext:value-type="float">
            <text:p>0.125</text:p>
          </table:table-cell>
          <table:table-cell table:style-name="ce36" table:formula="of:=IF([.A59]=0; NA(); 1/[.A59])" office:value-type="float" office:value="2" calcext:value-type="float">
            <text:p>2.000</text:p>
          </table:table-cell>
          <table:table-cell table:style-name="ce36" table:formula="of:=IF([.A59]&lt;&gt;0; 2/[.A59]; NA())" office:value-type="float" office:value="4" calcext:value-type="float">
            <text:p>4.000</text:p>
          </table:table-cell>
          <table:table-cell table:style-name="ce36" table:formula="of:=IF([.A59]&lt;&gt;0; -1/[.A59]; NA())" office:value-type="float" office:value="-2" calcext:value-type="float">
            <text:p>-2.000</text:p>
          </table:table-cell>
          <table:table-cell table:style-name="ce36" table:formula="of:=IF([.A59]&lt;&gt;0; 1/[.A59]^2; NA())" office:value-type="float" office:value="4" calcext:value-type="float">
            <text:p>4.000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59]+[.$B$2]" office:value-type="float" office:value="0.6" calcext:value-type="float">
            <text:p>0.60</text:p>
          </table:table-cell>
          <table:table-cell table:style-name="ce26"/>
          <table:table-cell table:style-name="ce36" table:formula="of:=[.A60]^2" office:value-type="float" office:value="0.36" calcext:value-type="float">
            <text:p>0.360</text:p>
          </table:table-cell>
          <table:table-cell table:style-name="ce36" table:formula="of:=[.A60]^3" office:value-type="float" office:value="0.216" calcext:value-type="float">
            <text:p>0.216</text:p>
          </table:table-cell>
          <table:table-cell table:style-name="ce36" table:formula="of:=IF([.A60]=0; NA(); 1/[.A60])" office:value-type="float" office:value="1.66666666666667" calcext:value-type="float">
            <text:p>1.667</text:p>
          </table:table-cell>
          <table:table-cell table:style-name="ce36" table:formula="of:=IF([.A60]&lt;&gt;0; 2/[.A60]; NA())" office:value-type="float" office:value="3.33333333333333" calcext:value-type="float">
            <text:p>3.333</text:p>
          </table:table-cell>
          <table:table-cell table:style-name="ce36" table:formula="of:=IF([.A60]&lt;&gt;0; -1/[.A60]; NA())" office:value-type="float" office:value="-1.66666666666667" calcext:value-type="float">
            <text:p>-1.667</text:p>
          </table:table-cell>
          <table:table-cell table:style-name="ce36" table:formula="of:=IF([.A60]&lt;&gt;0; 1/[.A60]^2; NA())" office:value-type="float" office:value="2.77777777777778" calcext:value-type="float">
            <text:p>2.778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60]+[.$B$2]" office:value-type="float" office:value="0.7" calcext:value-type="float">
            <text:p>0.70</text:p>
          </table:table-cell>
          <table:table-cell table:style-name="ce26"/>
          <table:table-cell table:style-name="ce36" table:formula="of:=[.A61]^2" office:value-type="float" office:value="0.49" calcext:value-type="float">
            <text:p>0.490</text:p>
          </table:table-cell>
          <table:table-cell table:style-name="ce36" table:formula="of:=[.A61]^3" office:value-type="float" office:value="0.343" calcext:value-type="float">
            <text:p>0.343</text:p>
          </table:table-cell>
          <table:table-cell table:style-name="ce36" table:formula="of:=IF([.A61]=0; NA(); 1/[.A61])" office:value-type="float" office:value="1.42857142857143" calcext:value-type="float">
            <text:p>1.429</text:p>
          </table:table-cell>
          <table:table-cell table:style-name="ce36" table:formula="of:=IF([.A61]&lt;&gt;0; 2/[.A61]; NA())" office:value-type="float" office:value="2.85714285714286" calcext:value-type="float">
            <text:p>2.857</text:p>
          </table:table-cell>
          <table:table-cell table:style-name="ce36" table:formula="of:=IF([.A61]&lt;&gt;0; -1/[.A61]; NA())" office:value-type="float" office:value="-1.42857142857143" calcext:value-type="float">
            <text:p>-1.429</text:p>
          </table:table-cell>
          <table:table-cell table:style-name="ce36" table:formula="of:=IF([.A61]&lt;&gt;0; 1/[.A61]^2; NA())" office:value-type="float" office:value="2.04081632653061" calcext:value-type="float">
            <text:p>2.041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61]+[.$B$2]" office:value-type="float" office:value="0.8" calcext:value-type="float">
            <text:p>0.80</text:p>
          </table:table-cell>
          <table:table-cell table:style-name="ce26"/>
          <table:table-cell table:style-name="ce36" table:formula="of:=[.A62]^2" office:value-type="float" office:value="0.64" calcext:value-type="float">
            <text:p>0.640</text:p>
          </table:table-cell>
          <table:table-cell table:style-name="ce36" table:formula="of:=[.A62]^3" office:value-type="float" office:value="0.512" calcext:value-type="float">
            <text:p>0.512</text:p>
          </table:table-cell>
          <table:table-cell table:style-name="ce36" table:formula="of:=IF([.A62]=0; NA(); 1/[.A62])" office:value-type="float" office:value="1.25" calcext:value-type="float">
            <text:p>1.250</text:p>
          </table:table-cell>
          <table:table-cell table:style-name="ce36" table:formula="of:=IF([.A62]&lt;&gt;0; 2/[.A62]; NA())" office:value-type="float" office:value="2.5" calcext:value-type="float">
            <text:p>2.500</text:p>
          </table:table-cell>
          <table:table-cell table:style-name="ce36" table:formula="of:=IF([.A62]&lt;&gt;0; -1/[.A62]; NA())" office:value-type="float" office:value="-1.25" calcext:value-type="float">
            <text:p>-1.250</text:p>
          </table:table-cell>
          <table:table-cell table:style-name="ce36" table:formula="of:=IF([.A62]&lt;&gt;0; 1/[.A62]^2; NA())" office:value-type="float" office:value="1.5625" calcext:value-type="float">
            <text:p>1.563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62]+[.$B$2]" office:value-type="float" office:value="0.9" calcext:value-type="float">
            <text:p>0.90</text:p>
          </table:table-cell>
          <table:table-cell table:style-name="ce26"/>
          <table:table-cell table:style-name="ce36" table:formula="of:=[.A63]^2" office:value-type="float" office:value="0.81" calcext:value-type="float">
            <text:p>0.810</text:p>
          </table:table-cell>
          <table:table-cell table:style-name="ce36" table:formula="of:=[.A63]^3" office:value-type="float" office:value="0.729" calcext:value-type="float">
            <text:p>0.729</text:p>
          </table:table-cell>
          <table:table-cell table:style-name="ce36" table:formula="of:=IF([.A63]=0; NA(); 1/[.A63])" office:value-type="float" office:value="1.11111111111111" calcext:value-type="float">
            <text:p>1.111</text:p>
          </table:table-cell>
          <table:table-cell table:style-name="ce36" table:formula="of:=IF([.A63]&lt;&gt;0; 2/[.A63]; NA())" office:value-type="float" office:value="2.22222222222222" calcext:value-type="float">
            <text:p>2.222</text:p>
          </table:table-cell>
          <table:table-cell table:style-name="ce36" table:formula="of:=IF([.A63]&lt;&gt;0; -1/[.A63]; NA())" office:value-type="float" office:value="-1.11111111111111" calcext:value-type="float">
            <text:p>-1.111</text:p>
          </table:table-cell>
          <table:table-cell table:style-name="ce36" table:formula="of:=IF([.A63]&lt;&gt;0; 1/[.A63]^2; NA())" office:value-type="float" office:value="1.23456790123457" calcext:value-type="float">
            <text:p>1.235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63]+[.$B$2]" office:value-type="float" office:value="1" calcext:value-type="float">
            <text:p>1.00</text:p>
          </table:table-cell>
          <table:table-cell table:style-name="ce32"/>
          <table:table-cell table:style-name="ce36" table:formula="of:=[.A64]^2" office:value-type="float" office:value="1" calcext:value-type="float">
            <text:p>1.000</text:p>
          </table:table-cell>
          <table:table-cell table:style-name="ce36" table:formula="of:=[.A64]^3" office:value-type="float" office:value="1" calcext:value-type="float">
            <text:p>1.000</text:p>
          </table:table-cell>
          <table:table-cell table:style-name="ce36" table:formula="of:=IF([.A64]=0; NA(); 1/[.A64])" office:value-type="float" office:value="1" calcext:value-type="float">
            <text:p>1.000</text:p>
          </table:table-cell>
          <table:table-cell table:style-name="ce36" table:formula="of:=IF([.A64]&lt;&gt;0; 2/[.A64]; NA())" office:value-type="float" office:value="2" calcext:value-type="float">
            <text:p>2.000</text:p>
          </table:table-cell>
          <table:table-cell table:style-name="ce36" table:formula="of:=IF([.A64]&lt;&gt;0; -1/[.A64]; NA())" office:value-type="float" office:value="-1" calcext:value-type="float">
            <text:p>-1.000</text:p>
          </table:table-cell>
          <table:table-cell table:style-name="ce36" table:formula="of:=IF([.A64]&lt;&gt;0; 1/[.A64]^2; NA())" office:value-type="float" office:value="1" calcext:value-type="float">
            <text:p>1.000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64]+[.$B$2]" office:value-type="float" office:value="1.1" calcext:value-type="float">
            <text:p>1.10</text:p>
          </table:table-cell>
          <table:table-cell table:style-name="ce32"/>
          <table:table-cell table:style-name="ce36" table:formula="of:=[.A65]^2" office:value-type="float" office:value="1.21" calcext:value-type="float">
            <text:p>1.210</text:p>
          </table:table-cell>
          <table:table-cell table:style-name="ce36" table:formula="of:=[.A65]^3" office:value-type="float" office:value="1.331" calcext:value-type="float">
            <text:p>1.331</text:p>
          </table:table-cell>
          <table:table-cell table:style-name="ce36" table:formula="of:=IF([.A65]=0; NA(); 1/[.A65])" office:value-type="float" office:value="0.909090909090909" calcext:value-type="float">
            <text:p>0.909</text:p>
          </table:table-cell>
          <table:table-cell table:style-name="ce36" table:formula="of:=IF([.A65]&lt;&gt;0; 2/[.A65]; NA())" office:value-type="float" office:value="1.81818181818182" calcext:value-type="float">
            <text:p>1.818</text:p>
          </table:table-cell>
          <table:table-cell table:style-name="ce36" table:formula="of:=IF([.A65]&lt;&gt;0; -1/[.A65]; NA())" office:value-type="float" office:value="-0.909090909090909" calcext:value-type="float">
            <text:p>-0.909</text:p>
          </table:table-cell>
          <table:table-cell table:style-name="ce36" table:formula="of:=IF([.A65]&lt;&gt;0; 1/[.A65]^2; NA())" office:value-type="float" office:value="0.826446280991736" calcext:value-type="float">
            <text:p>0.826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65]+[.$B$2]" office:value-type="float" office:value="1.2" calcext:value-type="float">
            <text:p>1.20</text:p>
          </table:table-cell>
          <table:table-cell table:style-name="ce32"/>
          <table:table-cell table:style-name="ce36" table:formula="of:=[.A66]^2" office:value-type="float" office:value="1.44" calcext:value-type="float">
            <text:p>1.440</text:p>
          </table:table-cell>
          <table:table-cell table:style-name="ce36" table:formula="of:=[.A66]^3" office:value-type="float" office:value="1.728" calcext:value-type="float">
            <text:p>1.728</text:p>
          </table:table-cell>
          <table:table-cell table:style-name="ce36" table:formula="of:=IF([.A66]=0; NA(); 1/[.A66])" office:value-type="float" office:value="0.833333333333333" calcext:value-type="float">
            <text:p>0.833</text:p>
          </table:table-cell>
          <table:table-cell table:style-name="ce36" table:formula="of:=IF([.A66]&lt;&gt;0; 2/[.A66]; NA())" office:value-type="float" office:value="1.66666666666667" calcext:value-type="float">
            <text:p>1.667</text:p>
          </table:table-cell>
          <table:table-cell table:style-name="ce36" table:formula="of:=IF([.A66]&lt;&gt;0; -1/[.A66]; NA())" office:value-type="float" office:value="-0.833333333333333" calcext:value-type="float">
            <text:p>-0.833</text:p>
          </table:table-cell>
          <table:table-cell table:style-name="ce36" table:formula="of:=IF([.A66]&lt;&gt;0; 1/[.A66]^2; NA())" office:value-type="float" office:value="0.694444444444444" calcext:value-type="float">
            <text:p>0.694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66]+[.$B$2]" office:value-type="float" office:value="1.3" calcext:value-type="float">
            <text:p>1.30</text:p>
          </table:table-cell>
          <table:table-cell table:style-name="ce32"/>
          <table:table-cell table:style-name="ce36" table:formula="of:=[.A67]^2" office:value-type="float" office:value="1.69" calcext:value-type="float">
            <text:p>1.690</text:p>
          </table:table-cell>
          <table:table-cell table:style-name="ce36" table:formula="of:=[.A67]^3" office:value-type="float" office:value="2.197" calcext:value-type="float">
            <text:p>2.197</text:p>
          </table:table-cell>
          <table:table-cell table:style-name="ce36" table:formula="of:=IF([.A67]=0; NA(); 1/[.A67])" office:value-type="float" office:value="0.769230769230769" calcext:value-type="float">
            <text:p>0.769</text:p>
          </table:table-cell>
          <table:table-cell table:style-name="ce36" table:formula="of:=IF([.A67]&lt;&gt;0; 2/[.A67]; NA())" office:value-type="float" office:value="1.53846153846154" calcext:value-type="float">
            <text:p>1.538</text:p>
          </table:table-cell>
          <table:table-cell table:style-name="ce36" table:formula="of:=IF([.A67]&lt;&gt;0; -1/[.A67]; NA())" office:value-type="float" office:value="-0.769230769230769" calcext:value-type="float">
            <text:p>-0.769</text:p>
          </table:table-cell>
          <table:table-cell table:style-name="ce36" table:formula="of:=IF([.A67]&lt;&gt;0; 1/[.A67]^2; NA())" office:value-type="float" office:value="0.591715976331361" calcext:value-type="float">
            <text:p>0.592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67]+[.$B$2]" office:value-type="float" office:value="1.4" calcext:value-type="float">
            <text:p>1.40</text:p>
          </table:table-cell>
          <table:table-cell table:style-name="ce32"/>
          <table:table-cell table:style-name="ce36" table:formula="of:=[.A68]^2" office:value-type="float" office:value="1.96" calcext:value-type="float">
            <text:p>1.960</text:p>
          </table:table-cell>
          <table:table-cell table:style-name="ce36" table:formula="of:=[.A68]^3" office:value-type="float" office:value="2.744" calcext:value-type="float">
            <text:p>2.744</text:p>
          </table:table-cell>
          <table:table-cell table:style-name="ce36" table:formula="of:=IF([.A68]=0; NA(); 1/[.A68])" office:value-type="float" office:value="0.714285714285714" calcext:value-type="float">
            <text:p>0.714</text:p>
          </table:table-cell>
          <table:table-cell table:style-name="ce36" table:formula="of:=IF([.A68]&lt;&gt;0; 2/[.A68]; NA())" office:value-type="float" office:value="1.42857142857143" calcext:value-type="float">
            <text:p>1.429</text:p>
          </table:table-cell>
          <table:table-cell table:style-name="ce36" table:formula="of:=IF([.A68]&lt;&gt;0; -1/[.A68]; NA())" office:value-type="float" office:value="-0.714285714285714" calcext:value-type="float">
            <text:p>-0.714</text:p>
          </table:table-cell>
          <table:table-cell table:style-name="ce36" table:formula="of:=IF([.A68]&lt;&gt;0; 1/[.A68]^2; NA())" office:value-type="float" office:value="0.510204081632653" calcext:value-type="float">
            <text:p>0.510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68]+[.$B$2]" office:value-type="float" office:value="1.5" calcext:value-type="float">
            <text:p>1.50</text:p>
          </table:table-cell>
          <table:table-cell table:style-name="ce32"/>
          <table:table-cell table:style-name="ce36" table:formula="of:=[.A69]^2" office:value-type="float" office:value="2.25" calcext:value-type="float">
            <text:p>2.250</text:p>
          </table:table-cell>
          <table:table-cell table:style-name="ce36" table:formula="of:=[.A69]^3" office:value-type="float" office:value="3.375" calcext:value-type="float">
            <text:p>3.375</text:p>
          </table:table-cell>
          <table:table-cell table:style-name="ce36" table:formula="of:=IF([.A69]=0; NA(); 1/[.A69])" office:value-type="float" office:value="0.666666666666667" calcext:value-type="float">
            <text:p>0.667</text:p>
          </table:table-cell>
          <table:table-cell table:style-name="ce36" table:formula="of:=IF([.A69]&lt;&gt;0; 2/[.A69]; NA())" office:value-type="float" office:value="1.33333333333333" calcext:value-type="float">
            <text:p>1.333</text:p>
          </table:table-cell>
          <table:table-cell table:style-name="ce36" table:formula="of:=IF([.A69]&lt;&gt;0; -1/[.A69]; NA())" office:value-type="float" office:value="-0.666666666666667" calcext:value-type="float">
            <text:p>-0.667</text:p>
          </table:table-cell>
          <table:table-cell table:style-name="ce36" table:formula="of:=IF([.A69]&lt;&gt;0; 1/[.A69]^2; NA())" office:value-type="float" office:value="0.444444444444444" calcext:value-type="float">
            <text:p>0.444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69]+[.$B$2]" office:value-type="float" office:value="1.6" calcext:value-type="float">
            <text:p>1.60</text:p>
          </table:table-cell>
          <table:table-cell table:style-name="ce32"/>
          <table:table-cell table:style-name="ce36" table:formula="of:=[.A70]^2" office:value-type="float" office:value="2.56" calcext:value-type="float">
            <text:p>2.560</text:p>
          </table:table-cell>
          <table:table-cell table:style-name="ce36" table:formula="of:=[.A70]^3" office:value-type="float" office:value="4.096" calcext:value-type="float">
            <text:p>4.096</text:p>
          </table:table-cell>
          <table:table-cell table:style-name="ce36" table:formula="of:=IF([.A70]=0; NA(); 1/[.A70])" office:value-type="float" office:value="0.625" calcext:value-type="float">
            <text:p>0.625</text:p>
          </table:table-cell>
          <table:table-cell table:style-name="ce36" table:formula="of:=IF([.A70]&lt;&gt;0; 2/[.A70]; NA())" office:value-type="float" office:value="1.25" calcext:value-type="float">
            <text:p>1.250</text:p>
          </table:table-cell>
          <table:table-cell table:style-name="ce36" table:formula="of:=IF([.A70]&lt;&gt;0; -1/[.A70]; NA())" office:value-type="float" office:value="-0.625" calcext:value-type="float">
            <text:p>-0.625</text:p>
          </table:table-cell>
          <table:table-cell table:style-name="ce36" table:formula="of:=IF([.A70]&lt;&gt;0; 1/[.A70]^2; NA())" office:value-type="float" office:value="0.390625" calcext:value-type="float">
            <text:p>0.391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70]+[.$B$2]" office:value-type="float" office:value="1.7" calcext:value-type="float">
            <text:p>1.70</text:p>
          </table:table-cell>
          <table:table-cell table:style-name="ce32"/>
          <table:table-cell table:style-name="ce36" table:formula="of:=[.A71]^2" office:value-type="float" office:value="2.89" calcext:value-type="float">
            <text:p>2.890</text:p>
          </table:table-cell>
          <table:table-cell table:style-name="ce36" table:formula="of:=[.A71]^3" office:value-type="float" office:value="4.913" calcext:value-type="float">
            <text:p>4.913</text:p>
          </table:table-cell>
          <table:table-cell table:style-name="ce36" table:formula="of:=IF([.A71]=0; NA(); 1/[.A71])" office:value-type="float" office:value="0.588235294117647" calcext:value-type="float">
            <text:p>0.588</text:p>
          </table:table-cell>
          <table:table-cell table:style-name="ce36" table:formula="of:=IF([.A71]&lt;&gt;0; 2/[.A71]; NA())" office:value-type="float" office:value="1.17647058823529" calcext:value-type="float">
            <text:p>1.176</text:p>
          </table:table-cell>
          <table:table-cell table:style-name="ce36" table:formula="of:=IF([.A71]&lt;&gt;0; -1/[.A71]; NA())" office:value-type="float" office:value="-0.588235294117647" calcext:value-type="float">
            <text:p>-0.588</text:p>
          </table:table-cell>
          <table:table-cell table:style-name="ce36" table:formula="of:=IF([.A71]&lt;&gt;0; 1/[.A71]^2; NA())" office:value-type="float" office:value="0.346020761245675" calcext:value-type="float">
            <text:p>0.346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71]+[.$B$2]" office:value-type="float" office:value="1.8" calcext:value-type="float">
            <text:p>1.80</text:p>
          </table:table-cell>
          <table:table-cell table:style-name="ce32"/>
          <table:table-cell table:style-name="ce36" table:formula="of:=[.A72]^2" office:value-type="float" office:value="3.24" calcext:value-type="float">
            <text:p>3.240</text:p>
          </table:table-cell>
          <table:table-cell table:style-name="ce36" table:formula="of:=[.A72]^3" office:value-type="float" office:value="5.83200000000001" calcext:value-type="float">
            <text:p>5.832</text:p>
          </table:table-cell>
          <table:table-cell table:style-name="ce36" table:formula="of:=IF([.A72]=0; NA(); 1/[.A72])" office:value-type="float" office:value="0.555555555555555" calcext:value-type="float">
            <text:p>0.556</text:p>
          </table:table-cell>
          <table:table-cell table:style-name="ce36" table:formula="of:=IF([.A72]&lt;&gt;0; 2/[.A72]; NA())" office:value-type="float" office:value="1.11111111111111" calcext:value-type="float">
            <text:p>1.111</text:p>
          </table:table-cell>
          <table:table-cell table:style-name="ce36" table:formula="of:=IF([.A72]&lt;&gt;0; -1/[.A72]; NA())" office:value-type="float" office:value="-0.555555555555555" calcext:value-type="float">
            <text:p>-0.556</text:p>
          </table:table-cell>
          <table:table-cell table:style-name="ce36" table:formula="of:=IF([.A72]&lt;&gt;0; 1/[.A72]^2; NA())" office:value-type="float" office:value="0.308641975308642" calcext:value-type="float">
            <text:p>0.309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72]+[.$B$2]" office:value-type="float" office:value="1.9" calcext:value-type="float">
            <text:p>1.90</text:p>
          </table:table-cell>
          <table:table-cell table:style-name="ce32"/>
          <table:table-cell table:style-name="ce36" table:formula="of:=[.A73]^2" office:value-type="float" office:value="3.61" calcext:value-type="float">
            <text:p>3.610</text:p>
          </table:table-cell>
          <table:table-cell table:style-name="ce36" table:formula="of:=[.A73]^3" office:value-type="float" office:value="6.85900000000001" calcext:value-type="float">
            <text:p>6.859</text:p>
          </table:table-cell>
          <table:table-cell table:style-name="ce36" table:formula="of:=IF([.A73]=0; NA(); 1/[.A73])" office:value-type="float" office:value="0.526315789473684" calcext:value-type="float">
            <text:p>0.526</text:p>
          </table:table-cell>
          <table:table-cell table:style-name="ce36" table:formula="of:=IF([.A73]&lt;&gt;0; 2/[.A73]; NA())" office:value-type="float" office:value="1.05263157894737" calcext:value-type="float">
            <text:p>1.053</text:p>
          </table:table-cell>
          <table:table-cell table:style-name="ce36" table:formula="of:=IF([.A73]&lt;&gt;0; -1/[.A73]; NA())" office:value-type="float" office:value="-0.526315789473684" calcext:value-type="float">
            <text:p>-0.526</text:p>
          </table:table-cell>
          <table:table-cell table:style-name="ce36" table:formula="of:=IF([.A73]&lt;&gt;0; 1/[.A73]^2; NA())" office:value-type="float" office:value="0.277008310249307" calcext:value-type="float">
            <text:p>0.277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73]+[.$B$2]" office:value-type="float" office:value="2" calcext:value-type="float">
            <text:p>2.00</text:p>
          </table:table-cell>
          <table:table-cell table:style-name="ce32"/>
          <table:table-cell table:style-name="ce36" table:formula="of:=[.A74]^2" office:value-type="float" office:value="4" calcext:value-type="float">
            <text:p>4.000</text:p>
          </table:table-cell>
          <table:table-cell table:style-name="ce36" table:formula="of:=[.A74]^3" office:value-type="float" office:value="8.00000000000001" calcext:value-type="float">
            <text:p>8.000</text:p>
          </table:table-cell>
          <table:table-cell table:style-name="ce36" table:formula="of:=IF([.A74]=0; NA(); 1/[.A74])" office:value-type="float" office:value="0.5" calcext:value-type="float">
            <text:p>0.500</text:p>
          </table:table-cell>
          <table:table-cell table:style-name="ce36" table:formula="of:=IF([.A74]&lt;&gt;0; 2/[.A74]; NA())" office:value-type="float" office:value="1" calcext:value-type="float">
            <text:p>1.000</text:p>
          </table:table-cell>
          <table:table-cell table:style-name="ce36" table:formula="of:=IF([.A74]&lt;&gt;0; -1/[.A74]; NA())" office:value-type="float" office:value="-0.5" calcext:value-type="float">
            <text:p>-0.500</text:p>
          </table:table-cell>
          <table:table-cell table:style-name="ce36" table:formula="of:=IF([.A74]&lt;&gt;0; 1/[.A74]^2; NA())" office:value-type="float" office:value="0.25" calcext:value-type="float">
            <text:p>0.250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74]+[.$B$2]" office:value-type="float" office:value="2.1" calcext:value-type="float">
            <text:p>2.10</text:p>
          </table:table-cell>
          <table:table-cell table:style-name="ce32"/>
          <table:table-cell table:style-name="ce36" table:formula="of:=[.A75]^2" office:value-type="float" office:value="4.41" calcext:value-type="float">
            <text:p>4.410</text:p>
          </table:table-cell>
          <table:table-cell table:style-name="ce36" table:formula="of:=[.A75]^3" office:value-type="float" office:value="9.26100000000001" calcext:value-type="float">
            <text:p>9.261</text:p>
          </table:table-cell>
          <table:table-cell table:style-name="ce36" table:formula="of:=IF([.A75]=0; NA(); 1/[.A75])" office:value-type="float" office:value="0.476190476190476" calcext:value-type="float">
            <text:p>0.476</text:p>
          </table:table-cell>
          <table:table-cell table:style-name="ce36" table:formula="of:=IF([.A75]&lt;&gt;0; 2/[.A75]; NA())" office:value-type="float" office:value="0.952380952380952" calcext:value-type="float">
            <text:p>0.952</text:p>
          </table:table-cell>
          <table:table-cell table:style-name="ce36" table:formula="of:=IF([.A75]&lt;&gt;0; -1/[.A75]; NA())" office:value-type="float" office:value="-0.476190476190476" calcext:value-type="float">
            <text:p>-0.476</text:p>
          </table:table-cell>
          <table:table-cell table:style-name="ce36" table:formula="of:=IF([.A75]&lt;&gt;0; 1/[.A75]^2; NA())" office:value-type="float" office:value="0.226757369614512" calcext:value-type="float">
            <text:p>0.227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75]+[.$B$2]" office:value-type="float" office:value="2.2" calcext:value-type="float">
            <text:p>2.20</text:p>
          </table:table-cell>
          <table:table-cell table:style-name="ce32"/>
          <table:table-cell table:style-name="ce36" table:formula="of:=[.A76]^2" office:value-type="float" office:value="4.84" calcext:value-type="float">
            <text:p>4.840</text:p>
          </table:table-cell>
          <table:table-cell table:style-name="ce36" table:formula="of:=[.A76]^3" office:value-type="float" office:value="10.648" calcext:value-type="float">
            <text:p>10.648</text:p>
          </table:table-cell>
          <table:table-cell table:style-name="ce36" table:formula="of:=IF([.A76]=0; NA(); 1/[.A76])" office:value-type="float" office:value="0.454545454545454" calcext:value-type="float">
            <text:p>0.455</text:p>
          </table:table-cell>
          <table:table-cell table:style-name="ce36" table:formula="of:=IF([.A76]&lt;&gt;0; 2/[.A76]; NA())" office:value-type="float" office:value="0.909090909090909" calcext:value-type="float">
            <text:p>0.909</text:p>
          </table:table-cell>
          <table:table-cell table:style-name="ce36" table:formula="of:=IF([.A76]&lt;&gt;0; -1/[.A76]; NA())" office:value-type="float" office:value="-0.454545454545454" calcext:value-type="float">
            <text:p>-0.455</text:p>
          </table:table-cell>
          <table:table-cell table:style-name="ce36" table:formula="of:=IF([.A76]&lt;&gt;0; 1/[.A76]^2; NA())" office:value-type="float" office:value="0.206611570247934" calcext:value-type="float">
            <text:p>0.207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76]+[.$B$2]" office:value-type="float" office:value="2.3" calcext:value-type="float">
            <text:p>2.30</text:p>
          </table:table-cell>
          <table:table-cell table:style-name="ce32"/>
          <table:table-cell table:style-name="ce36" table:formula="of:=[.A77]^2" office:value-type="float" office:value="5.29" calcext:value-type="float">
            <text:p>5.290</text:p>
          </table:table-cell>
          <table:table-cell table:style-name="ce36" table:formula="of:=[.A77]^3" office:value-type="float" office:value="12.167" calcext:value-type="float">
            <text:p>12.167</text:p>
          </table:table-cell>
          <table:table-cell table:style-name="ce36" table:formula="of:=IF([.A77]=0; NA(); 1/[.A77])" office:value-type="float" office:value="0.434782608695652" calcext:value-type="float">
            <text:p>0.435</text:p>
          </table:table-cell>
          <table:table-cell table:style-name="ce36" table:formula="of:=IF([.A77]&lt;&gt;0; 2/[.A77]; NA())" office:value-type="float" office:value="0.869565217391304" calcext:value-type="float">
            <text:p>0.870</text:p>
          </table:table-cell>
          <table:table-cell table:style-name="ce36" table:formula="of:=IF([.A77]&lt;&gt;0; -1/[.A77]; NA())" office:value-type="float" office:value="-0.434782608695652" calcext:value-type="float">
            <text:p>-0.435</text:p>
          </table:table-cell>
          <table:table-cell table:style-name="ce36" table:formula="of:=IF([.A77]&lt;&gt;0; 1/[.A77]^2; NA())" office:value-type="float" office:value="0.189035916824196" calcext:value-type="float">
            <text:p>0.189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77]+[.$B$2]" office:value-type="float" office:value="2.4" calcext:value-type="float">
            <text:p>2.40</text:p>
          </table:table-cell>
          <table:table-cell table:style-name="ce32"/>
          <table:table-cell table:style-name="ce36" table:formula="of:=[.A78]^2" office:value-type="float" office:value="5.76" calcext:value-type="float">
            <text:p>5.760</text:p>
          </table:table-cell>
          <table:table-cell table:style-name="ce36" table:formula="of:=[.A78]^3" office:value-type="float" office:value="13.824" calcext:value-type="float">
            <text:p>13.824</text:p>
          </table:table-cell>
          <table:table-cell table:style-name="ce36" table:formula="of:=IF([.A78]=0; NA(); 1/[.A78])" office:value-type="float" office:value="0.416666666666667" calcext:value-type="float">
            <text:p>0.417</text:p>
          </table:table-cell>
          <table:table-cell table:style-name="ce36" table:formula="of:=IF([.A78]&lt;&gt;0; 2/[.A78]; NA())" office:value-type="float" office:value="0.833333333333333" calcext:value-type="float">
            <text:p>0.833</text:p>
          </table:table-cell>
          <table:table-cell table:style-name="ce36" table:formula="of:=IF([.A78]&lt;&gt;0; -1/[.A78]; NA())" office:value-type="float" office:value="-0.416666666666667" calcext:value-type="float">
            <text:p>-0.417</text:p>
          </table:table-cell>
          <table:table-cell table:style-name="ce36" table:formula="of:=IF([.A78]&lt;&gt;0; 1/[.A78]^2; NA())" office:value-type="float" office:value="0.173611111111111" calcext:value-type="float">
            <text:p>0.174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78]+[.$B$2]" office:value-type="float" office:value="2.5" calcext:value-type="float">
            <text:p>2.50</text:p>
          </table:table-cell>
          <table:table-cell table:style-name="ce32"/>
          <table:table-cell table:style-name="ce36" table:formula="of:=[.A79]^2" office:value-type="float" office:value="6.25" calcext:value-type="float">
            <text:p>6.250</text:p>
          </table:table-cell>
          <table:table-cell table:style-name="ce36" table:formula="of:=[.A79]^3" office:value-type="float" office:value="15.625" calcext:value-type="float">
            <text:p>15.625</text:p>
          </table:table-cell>
          <table:table-cell table:style-name="ce36" table:formula="of:=IF([.A79]=0; NA(); 1/[.A79])" office:value-type="float" office:value="0.4" calcext:value-type="float">
            <text:p>0.400</text:p>
          </table:table-cell>
          <table:table-cell table:style-name="ce36" table:formula="of:=IF([.A79]&lt;&gt;0; 2/[.A79]; NA())" office:value-type="float" office:value="0.8" calcext:value-type="float">
            <text:p>0.800</text:p>
          </table:table-cell>
          <table:table-cell table:style-name="ce36" table:formula="of:=IF([.A79]&lt;&gt;0; -1/[.A79]; NA())" office:value-type="float" office:value="-0.4" calcext:value-type="float">
            <text:p>-0.400</text:p>
          </table:table-cell>
          <table:table-cell table:style-name="ce36" table:formula="of:=IF([.A79]&lt;&gt;0; 1/[.A79]^2; NA())" office:value-type="float" office:value="0.16" calcext:value-type="float">
            <text:p>0.160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79]+[.$B$2]" office:value-type="float" office:value="2.6" calcext:value-type="float">
            <text:p>2.60</text:p>
          </table:table-cell>
          <table:table-cell table:style-name="ce32"/>
          <table:table-cell table:style-name="ce36" table:formula="of:=[.A80]^2" office:value-type="float" office:value="6.76000000000001" calcext:value-type="float">
            <text:p>6.760</text:p>
          </table:table-cell>
          <table:table-cell table:style-name="ce36" table:formula="of:=[.A80]^3" office:value-type="float" office:value="17.576" calcext:value-type="float">
            <text:p>17.576</text:p>
          </table:table-cell>
          <table:table-cell table:style-name="ce36" table:formula="of:=IF([.A80]=0; NA(); 1/[.A80])" office:value-type="float" office:value="0.384615384615384" calcext:value-type="float">
            <text:p>0.385</text:p>
          </table:table-cell>
          <table:table-cell table:style-name="ce36" table:formula="of:=IF([.A80]&lt;&gt;0; 2/[.A80]; NA())" office:value-type="float" office:value="0.769230769230769" calcext:value-type="float">
            <text:p>0.769</text:p>
          </table:table-cell>
          <table:table-cell table:style-name="ce36" table:formula="of:=IF([.A80]&lt;&gt;0; -1/[.A80]; NA())" office:value-type="float" office:value="-0.384615384615384" calcext:value-type="float">
            <text:p>-0.385</text:p>
          </table:table-cell>
          <table:table-cell table:style-name="ce36" table:formula="of:=IF([.A80]&lt;&gt;0; 1/[.A80]^2; NA())" office:value-type="float" office:value="0.14792899408284" calcext:value-type="float">
            <text:p>0.148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80]+[.$B$2]" office:value-type="float" office:value="2.7" calcext:value-type="float">
            <text:p>2.70</text:p>
          </table:table-cell>
          <table:table-cell table:style-name="ce32"/>
          <table:table-cell table:style-name="ce36" table:formula="of:=[.A81]^2" office:value-type="float" office:value="7.29000000000001" calcext:value-type="float">
            <text:p>7.290</text:p>
          </table:table-cell>
          <table:table-cell table:style-name="ce36" table:formula="of:=[.A81]^3" office:value-type="float" office:value="19.683" calcext:value-type="float">
            <text:p>19.683</text:p>
          </table:table-cell>
          <table:table-cell table:style-name="ce36" table:formula="of:=IF([.A81]=0; NA(); 1/[.A81])" office:value-type="float" office:value="0.37037037037037" calcext:value-type="float">
            <text:p>0.370</text:p>
          </table:table-cell>
          <table:table-cell table:style-name="ce36" table:formula="of:=IF([.A81]&lt;&gt;0; 2/[.A81]; NA())" office:value-type="float" office:value="0.740740740740741" calcext:value-type="float">
            <text:p>0.741</text:p>
          </table:table-cell>
          <table:table-cell table:style-name="ce36" table:formula="of:=IF([.A81]&lt;&gt;0; -1/[.A81]; NA())" office:value-type="float" office:value="-0.37037037037037" calcext:value-type="float">
            <text:p>-0.370</text:p>
          </table:table-cell>
          <table:table-cell table:style-name="ce36" table:formula="of:=IF([.A81]&lt;&gt;0; 1/[.A81]^2; NA())" office:value-type="float" office:value="0.137174211248285" calcext:value-type="float">
            <text:p>0.137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81]+[.$B$2]" office:value-type="float" office:value="2.8" calcext:value-type="float">
            <text:p>2.80</text:p>
          </table:table-cell>
          <table:table-cell table:style-name="ce32"/>
          <table:table-cell table:style-name="ce36" table:formula="of:=[.A82]^2" office:value-type="float" office:value="7.84000000000001" calcext:value-type="float">
            <text:p>7.840</text:p>
          </table:table-cell>
          <table:table-cell table:style-name="ce36" table:formula="of:=[.A82]^3" office:value-type="float" office:value="21.952" calcext:value-type="float">
            <text:p>21.952</text:p>
          </table:table-cell>
          <table:table-cell table:style-name="ce36" table:formula="of:=IF([.A82]=0; NA(); 1/[.A82])" office:value-type="float" office:value="0.357142857142857" calcext:value-type="float">
            <text:p>0.357</text:p>
          </table:table-cell>
          <table:table-cell table:style-name="ce36" table:formula="of:=IF([.A82]&lt;&gt;0; 2/[.A82]; NA())" office:value-type="float" office:value="0.714285714285714" calcext:value-type="float">
            <text:p>0.714</text:p>
          </table:table-cell>
          <table:table-cell table:style-name="ce36" table:formula="of:=IF([.A82]&lt;&gt;0; -1/[.A82]; NA())" office:value-type="float" office:value="-0.357142857142857" calcext:value-type="float">
            <text:p>-0.357</text:p>
          </table:table-cell>
          <table:table-cell table:style-name="ce36" table:formula="of:=IF([.A82]&lt;&gt;0; 1/[.A82]^2; NA())" office:value-type="float" office:value="0.127551020408163" calcext:value-type="float">
            <text:p>0.128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82]+[.$B$2]" office:value-type="float" office:value="2.9" calcext:value-type="float">
            <text:p>2.90</text:p>
          </table:table-cell>
          <table:table-cell table:style-name="ce32"/>
          <table:table-cell table:style-name="ce36" table:formula="of:=[.A83]^2" office:value-type="float" office:value="8.41000000000001" calcext:value-type="float">
            <text:p>8.410</text:p>
          </table:table-cell>
          <table:table-cell table:style-name="ce36" table:formula="of:=[.A83]^3" office:value-type="float" office:value="24.389" calcext:value-type="float">
            <text:p>24.389</text:p>
          </table:table-cell>
          <table:table-cell table:style-name="ce36" table:formula="of:=IF([.A83]=0; NA(); 1/[.A83])" office:value-type="float" office:value="0.344827586206896" calcext:value-type="float">
            <text:p>0.345</text:p>
          </table:table-cell>
          <table:table-cell table:style-name="ce36" table:formula="of:=IF([.A83]&lt;&gt;0; 2/[.A83]; NA())" office:value-type="float" office:value="0.689655172413793" calcext:value-type="float">
            <text:p>0.690</text:p>
          </table:table-cell>
          <table:table-cell table:style-name="ce36" table:formula="of:=IF([.A83]&lt;&gt;0; -1/[.A83]; NA())" office:value-type="float" office:value="-0.344827586206896" calcext:value-type="float">
            <text:p>-0.345</text:p>
          </table:table-cell>
          <table:table-cell table:style-name="ce36" table:formula="of:=IF([.A83]&lt;&gt;0; 1/[.A83]^2; NA())" office:value-type="float" office:value="0.118906064209275" calcext:value-type="float">
            <text:p>0.119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83]+[.$B$2]" office:value-type="float" office:value="3" calcext:value-type="float">
            <text:p>3.00</text:p>
          </table:table-cell>
          <table:table-cell table:style-name="ce32"/>
          <table:table-cell table:style-name="ce36" table:formula="of:=[.A84]^2" office:value-type="float" office:value="9.00000000000001" calcext:value-type="float">
            <text:p>9.000</text:p>
          </table:table-cell>
          <table:table-cell table:style-name="ce36" table:formula="of:=[.A84]^3" office:value-type="float" office:value="27" calcext:value-type="float">
            <text:p>27.000</text:p>
          </table:table-cell>
          <table:table-cell table:style-name="ce36" table:formula="of:=IF([.A84]=0; NA(); 1/[.A84])" office:value-type="float" office:value="0.333333333333333" calcext:value-type="float">
            <text:p>0.333</text:p>
          </table:table-cell>
          <table:table-cell table:style-name="ce36" table:formula="of:=IF([.A84]&lt;&gt;0; 2/[.A84]; NA())" office:value-type="float" office:value="0.666666666666666" calcext:value-type="float">
            <text:p>0.667</text:p>
          </table:table-cell>
          <table:table-cell table:style-name="ce36" table:formula="of:=IF([.A84]&lt;&gt;0; -1/[.A84]; NA())" office:value-type="float" office:value="-0.333333333333333" calcext:value-type="float">
            <text:p>-0.333</text:p>
          </table:table-cell>
          <table:table-cell table:style-name="ce36" table:formula="of:=IF([.A84]&lt;&gt;0; 1/[.A84]^2; NA())" office:value-type="float" office:value="0.111111111111111" calcext:value-type="float">
            <text:p>0.111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84]+[.$B$2]" office:value-type="float" office:value="3.1" calcext:value-type="float">
            <text:p>3.10</text:p>
          </table:table-cell>
          <table:table-cell table:style-name="ce32"/>
          <table:table-cell table:style-name="ce36" table:formula="of:=[.A85]^2" office:value-type="float" office:value="9.61000000000001" calcext:value-type="float">
            <text:p>9.610</text:p>
          </table:table-cell>
          <table:table-cell table:style-name="ce36" table:formula="of:=[.A85]^3" office:value-type="float" office:value="29.791" calcext:value-type="float">
            <text:p>29.791</text:p>
          </table:table-cell>
          <table:table-cell table:style-name="ce36" table:formula="of:=IF([.A85]=0; NA(); 1/[.A85])" office:value-type="float" office:value="0.32258064516129" calcext:value-type="float">
            <text:p>0.323</text:p>
          </table:table-cell>
          <table:table-cell table:style-name="ce36" table:formula="of:=IF([.A85]&lt;&gt;0; 2/[.A85]; NA())" office:value-type="float" office:value="0.64516129032258" calcext:value-type="float">
            <text:p>0.645</text:p>
          </table:table-cell>
          <table:table-cell table:style-name="ce36" table:formula="of:=IF([.A85]&lt;&gt;0; -1/[.A85]; NA())" office:value-type="float" office:value="-0.32258064516129" calcext:value-type="float">
            <text:p>-0.323</text:p>
          </table:table-cell>
          <table:table-cell table:style-name="ce36" table:formula="of:=IF([.A85]&lt;&gt;0; 1/[.A85]^2; NA())" office:value-type="float" office:value="0.104058272632674" calcext:value-type="float">
            <text:p>0.104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85]+[.$B$2]" office:value-type="float" office:value="3.2" calcext:value-type="float">
            <text:p>3.20</text:p>
          </table:table-cell>
          <table:table-cell table:style-name="ce32"/>
          <table:table-cell table:style-name="ce36" table:formula="of:=[.A86]^2" office:value-type="float" office:value="10.24" calcext:value-type="float">
            <text:p>10.240</text:p>
          </table:table-cell>
          <table:table-cell table:style-name="ce36" table:formula="of:=[.A86]^3" office:value-type="float" office:value="32.768" calcext:value-type="float">
            <text:p>32.768</text:p>
          </table:table-cell>
          <table:table-cell table:style-name="ce36" table:formula="of:=IF([.A86]=0; NA(); 1/[.A86])" office:value-type="float" office:value="0.3125" calcext:value-type="float">
            <text:p>0.312</text:p>
          </table:table-cell>
          <table:table-cell table:style-name="ce36" table:formula="of:=IF([.A86]&lt;&gt;0; 2/[.A86]; NA())" office:value-type="float" office:value="0.625" calcext:value-type="float">
            <text:p>0.625</text:p>
          </table:table-cell>
          <table:table-cell table:style-name="ce36" table:formula="of:=IF([.A86]&lt;&gt;0; -1/[.A86]; NA())" office:value-type="float" office:value="-0.3125" calcext:value-type="float">
            <text:p>-0.312</text:p>
          </table:table-cell>
          <table:table-cell table:style-name="ce36" table:formula="of:=IF([.A86]&lt;&gt;0; 1/[.A86]^2; NA())" office:value-type="float" office:value="0.0976562499999999" calcext:value-type="float">
            <text:p>0.098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86]+[.$B$2]" office:value-type="float" office:value="3.3" calcext:value-type="float">
            <text:p>3.30</text:p>
          </table:table-cell>
          <table:table-cell table:style-name="ce32"/>
          <table:table-cell table:style-name="ce36" table:formula="of:=[.A87]^2" office:value-type="float" office:value="10.89" calcext:value-type="float">
            <text:p>10.890</text:p>
          </table:table-cell>
          <table:table-cell table:style-name="ce36" table:formula="of:=[.A87]^3" office:value-type="float" office:value="35.9370000000001" calcext:value-type="float">
            <text:p>35.937</text:p>
          </table:table-cell>
          <table:table-cell table:style-name="ce36" table:formula="of:=IF([.A87]=0; NA(); 1/[.A87])" office:value-type="float" office:value="0.303030303030303" calcext:value-type="float">
            <text:p>0.303</text:p>
          </table:table-cell>
          <table:table-cell table:style-name="ce36" table:formula="of:=IF([.A87]&lt;&gt;0; 2/[.A87]; NA())" office:value-type="float" office:value="0.606060606060606" calcext:value-type="float">
            <text:p>0.606</text:p>
          </table:table-cell>
          <table:table-cell table:style-name="ce36" table:formula="of:=IF([.A87]&lt;&gt;0; -1/[.A87]; NA())" office:value-type="float" office:value="-0.303030303030303" calcext:value-type="float">
            <text:p>-0.303</text:p>
          </table:table-cell>
          <table:table-cell table:style-name="ce36" table:formula="of:=IF([.A87]&lt;&gt;0; 1/[.A87]^2; NA())" office:value-type="float" office:value="0.0918273645546372" calcext:value-type="float">
            <text:p>0.092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87]+[.$B$2]" office:value-type="float" office:value="3.4" calcext:value-type="float">
            <text:p>3.40</text:p>
          </table:table-cell>
          <table:table-cell table:style-name="ce32"/>
          <table:table-cell table:style-name="ce36" table:formula="of:=[.A88]^2" office:value-type="float" office:value="11.56" calcext:value-type="float">
            <text:p>11.560</text:p>
          </table:table-cell>
          <table:table-cell table:style-name="ce36" table:formula="of:=[.A88]^3" office:value-type="float" office:value="39.3040000000001" calcext:value-type="float">
            <text:p>39.304</text:p>
          </table:table-cell>
          <table:table-cell table:style-name="ce36" table:formula="of:=IF([.A88]=0; NA(); 1/[.A88])" office:value-type="float" office:value="0.294117647058823" calcext:value-type="float">
            <text:p>0.294</text:p>
          </table:table-cell>
          <table:table-cell table:style-name="ce36" table:formula="of:=IF([.A88]&lt;&gt;0; 2/[.A88]; NA())" office:value-type="float" office:value="0.588235294117647" calcext:value-type="float">
            <text:p>0.588</text:p>
          </table:table-cell>
          <table:table-cell table:style-name="ce36" table:formula="of:=IF([.A88]&lt;&gt;0; -1/[.A88]; NA())" office:value-type="float" office:value="-0.294117647058823" calcext:value-type="float">
            <text:p>-0.294</text:p>
          </table:table-cell>
          <table:table-cell table:style-name="ce36" table:formula="of:=IF([.A88]&lt;&gt;0; 1/[.A88]^2; NA())" office:value-type="float" office:value="0.0865051903114186" calcext:value-type="float">
            <text:p>0.087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88]+[.$B$2]" office:value-type="float" office:value="3.5" calcext:value-type="float">
            <text:p>3.50</text:p>
          </table:table-cell>
          <table:table-cell table:style-name="ce32"/>
          <table:table-cell table:style-name="ce36" table:formula="of:=[.A89]^2" office:value-type="float" office:value="12.25" calcext:value-type="float">
            <text:p>12.250</text:p>
          </table:table-cell>
          <table:table-cell table:style-name="ce36" table:formula="of:=[.A89]^3" office:value-type="float" office:value="42.8750000000001" calcext:value-type="float">
            <text:p>42.875</text:p>
          </table:table-cell>
          <table:table-cell table:style-name="ce36" table:formula="of:=IF([.A89]=0; NA(); 1/[.A89])" office:value-type="float" office:value="0.285714285714286" calcext:value-type="float">
            <text:p>0.286</text:p>
          </table:table-cell>
          <table:table-cell table:style-name="ce36" table:formula="of:=IF([.A89]&lt;&gt;0; 2/[.A89]; NA())" office:value-type="float" office:value="0.571428571428571" calcext:value-type="float">
            <text:p>0.571</text:p>
          </table:table-cell>
          <table:table-cell table:style-name="ce36" table:formula="of:=IF([.A89]&lt;&gt;0; -1/[.A89]; NA())" office:value-type="float" office:value="-0.285714285714286" calcext:value-type="float">
            <text:p>-0.286</text:p>
          </table:table-cell>
          <table:table-cell table:style-name="ce36" table:formula="of:=IF([.A89]&lt;&gt;0; 1/[.A89]^2; NA())" office:value-type="float" office:value="0.0816326530612244" calcext:value-type="float">
            <text:p>0.082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89]+[.$B$2]" office:value-type="float" office:value="3.6" calcext:value-type="float">
            <text:p>3.60</text:p>
          </table:table-cell>
          <table:table-cell table:style-name="ce32"/>
          <table:table-cell table:style-name="ce36" table:formula="of:=[.A90]^2" office:value-type="float" office:value="12.96" calcext:value-type="float">
            <text:p>12.960</text:p>
          </table:table-cell>
          <table:table-cell table:style-name="ce36" table:formula="of:=[.A90]^3" office:value-type="float" office:value="46.6560000000001" calcext:value-type="float">
            <text:p>46.656</text:p>
          </table:table-cell>
          <table:table-cell table:style-name="ce36" table:formula="of:=IF([.A90]=0; NA(); 1/[.A90])" office:value-type="float" office:value="0.277777777777778" calcext:value-type="float">
            <text:p>0.278</text:p>
          </table:table-cell>
          <table:table-cell table:style-name="ce36" table:formula="of:=IF([.A90]&lt;&gt;0; 2/[.A90]; NA())" office:value-type="float" office:value="0.555555555555555" calcext:value-type="float">
            <text:p>0.556</text:p>
          </table:table-cell>
          <table:table-cell table:style-name="ce36" table:formula="of:=IF([.A90]&lt;&gt;0; -1/[.A90]; NA())" office:value-type="float" office:value="-0.277777777777778" calcext:value-type="float">
            <text:p>-0.278</text:p>
          </table:table-cell>
          <table:table-cell table:style-name="ce36" table:formula="of:=IF([.A90]&lt;&gt;0; 1/[.A90]^2; NA())" office:value-type="float" office:value="0.0771604938271604" calcext:value-type="float">
            <text:p>0.077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90]+[.$B$2]" office:value-type="float" office:value="3.7" calcext:value-type="float">
            <text:p>3.70</text:p>
          </table:table-cell>
          <table:table-cell table:style-name="ce32"/>
          <table:table-cell table:style-name="ce36" table:formula="of:=[.A91]^2" office:value-type="float" office:value="13.69" calcext:value-type="float">
            <text:p>13.690</text:p>
          </table:table-cell>
          <table:table-cell table:style-name="ce36" table:formula="of:=[.A91]^3" office:value-type="float" office:value="50.6530000000001" calcext:value-type="float">
            <text:p>50.653</text:p>
          </table:table-cell>
          <table:table-cell table:style-name="ce36" table:formula="of:=IF([.A91]=0; NA(); 1/[.A91])" office:value-type="float" office:value="0.27027027027027" calcext:value-type="float">
            <text:p>0.270</text:p>
          </table:table-cell>
          <table:table-cell table:style-name="ce36" table:formula="of:=IF([.A91]&lt;&gt;0; 2/[.A91]; NA())" office:value-type="float" office:value="0.54054054054054" calcext:value-type="float">
            <text:p>0.541</text:p>
          </table:table-cell>
          <table:table-cell table:style-name="ce36" table:formula="of:=IF([.A91]&lt;&gt;0; -1/[.A91]; NA())" office:value-type="float" office:value="-0.27027027027027" calcext:value-type="float">
            <text:p>-0.270</text:p>
          </table:table-cell>
          <table:table-cell table:style-name="ce36" table:formula="of:=IF([.A91]&lt;&gt;0; 1/[.A91]^2; NA())" office:value-type="float" office:value="0.0730460189919649" calcext:value-type="float">
            <text:p>0.073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91]+[.$B$2]" office:value-type="float" office:value="3.8" calcext:value-type="float">
            <text:p>3.80</text:p>
          </table:table-cell>
          <table:table-cell table:style-name="ce32"/>
          <table:table-cell table:style-name="ce36" table:formula="of:=[.A92]^2" office:value-type="float" office:value="14.44" calcext:value-type="float">
            <text:p>14.440</text:p>
          </table:table-cell>
          <table:table-cell table:style-name="ce36" table:formula="of:=[.A92]^3" office:value-type="float" office:value="54.8720000000001" calcext:value-type="float">
            <text:p>54.872</text:p>
          </table:table-cell>
          <table:table-cell table:style-name="ce36" table:formula="of:=IF([.A92]=0; NA(); 1/[.A92])" office:value-type="float" office:value="0.263157894736842" calcext:value-type="float">
            <text:p>0.263</text:p>
          </table:table-cell>
          <table:table-cell table:style-name="ce36" table:formula="of:=IF([.A92]&lt;&gt;0; 2/[.A92]; NA())" office:value-type="float" office:value="0.526315789473684" calcext:value-type="float">
            <text:p>0.526</text:p>
          </table:table-cell>
          <table:table-cell table:style-name="ce36" table:formula="of:=IF([.A92]&lt;&gt;0; -1/[.A92]; NA())" office:value-type="float" office:value="-0.263157894736842" calcext:value-type="float">
            <text:p>-0.263</text:p>
          </table:table-cell>
          <table:table-cell table:style-name="ce36" table:formula="of:=IF([.A92]&lt;&gt;0; 1/[.A92]^2; NA())" office:value-type="float" office:value="0.0692520775623268" calcext:value-type="float">
            <text:p>0.069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92]+[.$B$2]" office:value-type="float" office:value="3.9" calcext:value-type="float">
            <text:p>3.90</text:p>
          </table:table-cell>
          <table:table-cell table:style-name="ce32"/>
          <table:table-cell table:style-name="ce36" table:formula="of:=[.A93]^2" office:value-type="float" office:value="15.21" calcext:value-type="float">
            <text:p>15.210</text:p>
          </table:table-cell>
          <table:table-cell table:style-name="ce36" table:formula="of:=[.A93]^3" office:value-type="float" office:value="59.3190000000001" calcext:value-type="float">
            <text:p>59.319</text:p>
          </table:table-cell>
          <table:table-cell table:style-name="ce36" table:formula="of:=IF([.A93]=0; NA(); 1/[.A93])" office:value-type="float" office:value="0.256410256410256" calcext:value-type="float">
            <text:p>0.256</text:p>
          </table:table-cell>
          <table:table-cell table:style-name="ce36" table:formula="of:=IF([.A93]&lt;&gt;0; 2/[.A93]; NA())" office:value-type="float" office:value="0.512820512820513" calcext:value-type="float">
            <text:p>0.513</text:p>
          </table:table-cell>
          <table:table-cell table:style-name="ce36" table:formula="of:=IF([.A93]&lt;&gt;0; -1/[.A93]; NA())" office:value-type="float" office:value="-0.256410256410256" calcext:value-type="float">
            <text:p>-0.256</text:p>
          </table:table-cell>
          <table:table-cell table:style-name="ce36" table:formula="of:=IF([.A93]&lt;&gt;0; 1/[.A93]^2; NA())" office:value-type="float" office:value="0.0657462195923734" calcext:value-type="float">
            <text:p>0.066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93]+[.$B$2]" office:value-type="float" office:value="4" calcext:value-type="float">
            <text:p>4.00</text:p>
          </table:table-cell>
          <table:table-cell table:style-name="ce32"/>
          <table:table-cell table:style-name="ce36" table:formula="of:=[.A94]^2" office:value-type="float" office:value="16" calcext:value-type="float">
            <text:p>16.000</text:p>
          </table:table-cell>
          <table:table-cell table:style-name="ce36" table:formula="of:=[.A94]^3" office:value-type="float" office:value="64.0000000000001" calcext:value-type="float">
            <text:p>64.000</text:p>
          </table:table-cell>
          <table:table-cell table:style-name="ce36" table:formula="of:=IF([.A94]=0; NA(); 1/[.A94])" office:value-type="float" office:value="0.25" calcext:value-type="float">
            <text:p>0.250</text:p>
          </table:table-cell>
          <table:table-cell table:style-name="ce36" table:formula="of:=IF([.A94]&lt;&gt;0; 2/[.A94]; NA())" office:value-type="float" office:value="0.5" calcext:value-type="float">
            <text:p>0.500</text:p>
          </table:table-cell>
          <table:table-cell table:style-name="ce36" table:formula="of:=IF([.A94]&lt;&gt;0; -1/[.A94]; NA())" office:value-type="float" office:value="-0.25" calcext:value-type="float">
            <text:p>-0.250</text:p>
          </table:table-cell>
          <table:table-cell table:style-name="ce36" table:formula="of:=IF([.A94]&lt;&gt;0; 1/[.A94]^2; NA())" office:value-type="float" office:value="0.0624999999999999" calcext:value-type="float">
            <text:p>0.062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94]+[.$B$2]" office:value-type="float" office:value="4.1" calcext:value-type="float">
            <text:p>4.10</text:p>
          </table:table-cell>
          <table:table-cell table:style-name="ce32"/>
          <table:table-cell table:style-name="ce36" table:formula="of:=[.A95]^2" office:value-type="float" office:value="16.81" calcext:value-type="float">
            <text:p>16.810</text:p>
          </table:table-cell>
          <table:table-cell table:style-name="ce36" table:formula="of:=[.A95]^3" office:value-type="float" office:value="68.9210000000001" calcext:value-type="float">
            <text:p>68.921</text:p>
          </table:table-cell>
          <table:table-cell table:style-name="ce36" table:formula="of:=IF([.A95]=0; NA(); 1/[.A95])" office:value-type="float" office:value="0.24390243902439" calcext:value-type="float">
            <text:p>0.244</text:p>
          </table:table-cell>
          <table:table-cell table:style-name="ce36" table:formula="of:=IF([.A95]&lt;&gt;0; 2/[.A95]; NA())" office:value-type="float" office:value="0.48780487804878" calcext:value-type="float">
            <text:p>0.488</text:p>
          </table:table-cell>
          <table:table-cell table:style-name="ce36" table:formula="of:=IF([.A95]&lt;&gt;0; -1/[.A95]; NA())" office:value-type="float" office:value="-0.24390243902439" calcext:value-type="float">
            <text:p>-0.244</text:p>
          </table:table-cell>
          <table:table-cell table:style-name="ce36" table:formula="of:=IF([.A95]&lt;&gt;0; 1/[.A95]^2; NA())" office:value-type="float" office:value="0.0594883997620464" calcext:value-type="float">
            <text:p>0.059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95]+[.$B$2]" office:value-type="float" office:value="4.2" calcext:value-type="float">
            <text:p>4.20</text:p>
          </table:table-cell>
          <table:table-cell table:style-name="ce32"/>
          <table:table-cell table:style-name="ce36" table:formula="of:=[.A96]^2" office:value-type="float" office:value="17.64" calcext:value-type="float">
            <text:p>17.640</text:p>
          </table:table-cell>
          <table:table-cell table:style-name="ce36" table:formula="of:=[.A96]^3" office:value-type="float" office:value="74.0880000000001" calcext:value-type="float">
            <text:p>74.088</text:p>
          </table:table-cell>
          <table:table-cell table:style-name="ce36" table:formula="of:=IF([.A96]=0; NA(); 1/[.A96])" office:value-type="float" office:value="0.238095238095238" calcext:value-type="float">
            <text:p>0.238</text:p>
          </table:table-cell>
          <table:table-cell table:style-name="ce36" table:formula="of:=IF([.A96]&lt;&gt;0; 2/[.A96]; NA())" office:value-type="float" office:value="0.476190476190476" calcext:value-type="float">
            <text:p>0.476</text:p>
          </table:table-cell>
          <table:table-cell table:style-name="ce36" table:formula="of:=IF([.A96]&lt;&gt;0; -1/[.A96]; NA())" office:value-type="float" office:value="-0.238095238095238" calcext:value-type="float">
            <text:p>-0.238</text:p>
          </table:table-cell>
          <table:table-cell table:style-name="ce36" table:formula="of:=IF([.A96]&lt;&gt;0; 1/[.A96]^2; NA())" office:value-type="float" office:value="0.0566893424036281" calcext:value-type="float">
            <text:p>0.057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96]+[.$B$2]" office:value-type="float" office:value="4.3" calcext:value-type="float">
            <text:p>4.30</text:p>
          </table:table-cell>
          <table:table-cell table:style-name="ce32"/>
          <table:table-cell table:style-name="ce36" table:formula="of:=[.A97]^2" office:value-type="float" office:value="18.49" calcext:value-type="float">
            <text:p>18.490</text:p>
          </table:table-cell>
          <table:table-cell table:style-name="ce36" table:formula="of:=[.A97]^3" office:value-type="float" office:value="79.507" calcext:value-type="float">
            <text:p>79.507</text:p>
          </table:table-cell>
          <table:table-cell table:style-name="ce36" table:formula="of:=IF([.A97]=0; NA(); 1/[.A97])" office:value-type="float" office:value="0.232558139534884" calcext:value-type="float">
            <text:p>0.233</text:p>
          </table:table-cell>
          <table:table-cell table:style-name="ce36" table:formula="of:=IF([.A97]&lt;&gt;0; 2/[.A97]; NA())" office:value-type="float" office:value="0.465116279069767" calcext:value-type="float">
            <text:p>0.465</text:p>
          </table:table-cell>
          <table:table-cell table:style-name="ce36" table:formula="of:=IF([.A97]&lt;&gt;0; -1/[.A97]; NA())" office:value-type="float" office:value="-0.232558139534884" calcext:value-type="float">
            <text:p>-0.233</text:p>
          </table:table-cell>
          <table:table-cell table:style-name="ce36" table:formula="of:=IF([.A97]&lt;&gt;0; 1/[.A97]^2; NA())" office:value-type="float" office:value="0.0540832882639264" calcext:value-type="float">
            <text:p>0.054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97]+[.$B$2]" office:value-type="float" office:value="4.4" calcext:value-type="float">
            <text:p>4.40</text:p>
          </table:table-cell>
          <table:table-cell table:style-name="ce32"/>
          <table:table-cell table:style-name="ce36" table:formula="of:=[.A98]^2" office:value-type="float" office:value="19.36" calcext:value-type="float">
            <text:p>19.360</text:p>
          </table:table-cell>
          <table:table-cell table:style-name="ce36" table:formula="of:=[.A98]^3" office:value-type="float" office:value="85.184" calcext:value-type="float">
            <text:p>85.184</text:p>
          </table:table-cell>
          <table:table-cell table:style-name="ce36" table:formula="of:=IF([.A98]=0; NA(); 1/[.A98])" office:value-type="float" office:value="0.227272727272727" calcext:value-type="float">
            <text:p>0.227</text:p>
          </table:table-cell>
          <table:table-cell table:style-name="ce36" table:formula="of:=IF([.A98]&lt;&gt;0; 2/[.A98]; NA())" office:value-type="float" office:value="0.454545454545455" calcext:value-type="float">
            <text:p>0.455</text:p>
          </table:table-cell>
          <table:table-cell table:style-name="ce36" table:formula="of:=IF([.A98]&lt;&gt;0; -1/[.A98]; NA())" office:value-type="float" office:value="-0.227272727272727" calcext:value-type="float">
            <text:p>-0.227</text:p>
          </table:table-cell>
          <table:table-cell table:style-name="ce36" table:formula="of:=IF([.A98]&lt;&gt;0; 1/[.A98]^2; NA())" office:value-type="float" office:value="0.0516528925619835" calcext:value-type="float">
            <text:p>0.052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98]+[.$B$2]" office:value-type="float" office:value="4.5" calcext:value-type="float">
            <text:p>4.50</text:p>
          </table:table-cell>
          <table:table-cell table:style-name="ce32"/>
          <table:table-cell table:style-name="ce36" table:formula="of:=[.A99]^2" office:value-type="float" office:value="20.25" calcext:value-type="float">
            <text:p>20.250</text:p>
          </table:table-cell>
          <table:table-cell table:style-name="ce36" table:formula="of:=[.A99]^3" office:value-type="float" office:value="91.125" calcext:value-type="float">
            <text:p>91.125</text:p>
          </table:table-cell>
          <table:table-cell table:style-name="ce36" table:formula="of:=IF([.A99]=0; NA(); 1/[.A99])" office:value-type="float" office:value="0.222222222222222" calcext:value-type="float">
            <text:p>0.222</text:p>
          </table:table-cell>
          <table:table-cell table:style-name="ce36" table:formula="of:=IF([.A99]&lt;&gt;0; 2/[.A99]; NA())" office:value-type="float" office:value="0.444444444444444" calcext:value-type="float">
            <text:p>0.444</text:p>
          </table:table-cell>
          <table:table-cell table:style-name="ce36" table:formula="of:=IF([.A99]&lt;&gt;0; -1/[.A99]; NA())" office:value-type="float" office:value="-0.222222222222222" calcext:value-type="float">
            <text:p>-0.222</text:p>
          </table:table-cell>
          <table:table-cell table:style-name="ce36" table:formula="of:=IF([.A99]&lt;&gt;0; 1/[.A99]^2; NA())" office:value-type="float" office:value="0.0493827160493827" calcext:value-type="float">
            <text:p>0.049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99]+[.$B$2]" office:value-type="float" office:value="4.6" calcext:value-type="float">
            <text:p>4.60</text:p>
          </table:table-cell>
          <table:table-cell table:style-name="ce32"/>
          <table:table-cell table:style-name="ce36" table:formula="of:=[.A100]^2" office:value-type="float" office:value="21.16" calcext:value-type="float">
            <text:p>21.160</text:p>
          </table:table-cell>
          <table:table-cell table:style-name="ce36" table:formula="of:=[.A100]^3" office:value-type="float" office:value="97.336" calcext:value-type="float">
            <text:p>97.336</text:p>
          </table:table-cell>
          <table:table-cell table:style-name="ce36" table:formula="of:=IF([.A100]=0; NA(); 1/[.A100])" office:value-type="float" office:value="0.217391304347826" calcext:value-type="float">
            <text:p>0.217</text:p>
          </table:table-cell>
          <table:table-cell table:style-name="ce36" table:formula="of:=IF([.A100]&lt;&gt;0; 2/[.A100]; NA())" office:value-type="float" office:value="0.434782608695652" calcext:value-type="float">
            <text:p>0.435</text:p>
          </table:table-cell>
          <table:table-cell table:style-name="ce36" table:formula="of:=IF([.A100]&lt;&gt;0; -1/[.A100]; NA())" office:value-type="float" office:value="-0.217391304347826" calcext:value-type="float">
            <text:p>-0.217</text:p>
          </table:table-cell>
          <table:table-cell table:style-name="ce36" table:formula="of:=IF([.A100]&lt;&gt;0; 1/[.A100]^2; NA())" office:value-type="float" office:value="0.0472589792060492" calcext:value-type="float">
            <text:p>0.047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100]+[.$B$2]" office:value-type="float" office:value="4.7" calcext:value-type="float">
            <text:p>4.70</text:p>
          </table:table-cell>
          <table:table-cell table:style-name="ce32"/>
          <table:table-cell table:style-name="ce36" table:formula="of:=[.A101]^2" office:value-type="float" office:value="22.09" calcext:value-type="float">
            <text:p>22.090</text:p>
          </table:table-cell>
          <table:table-cell table:style-name="ce36" table:formula="of:=[.A101]^3" office:value-type="float" office:value="103.823" calcext:value-type="float">
            <text:p>103.823</text:p>
          </table:table-cell>
          <table:table-cell table:style-name="ce36" table:formula="of:=IF([.A101]=0; NA(); 1/[.A101])" office:value-type="float" office:value="0.212765957446809" calcext:value-type="float">
            <text:p>0.213</text:p>
          </table:table-cell>
          <table:table-cell table:style-name="ce36" table:formula="of:=IF([.A101]&lt;&gt;0; 2/[.A101]; NA())" office:value-type="float" office:value="0.425531914893617" calcext:value-type="float">
            <text:p>0.426</text:p>
          </table:table-cell>
          <table:table-cell table:style-name="ce36" table:formula="of:=IF([.A101]&lt;&gt;0; -1/[.A101]; NA())" office:value-type="float" office:value="-0.212765957446809" calcext:value-type="float">
            <text:p>-0.213</text:p>
          </table:table-cell>
          <table:table-cell table:style-name="ce36" table:formula="of:=IF([.A101]&lt;&gt;0; 1/[.A101]^2; NA())" office:value-type="float" office:value="0.0452693526482572" calcext:value-type="float">
            <text:p>0.045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101]+[.$B$2]" office:value-type="float" office:value="4.8" calcext:value-type="float">
            <text:p>4.80</text:p>
          </table:table-cell>
          <table:table-cell table:style-name="ce32"/>
          <table:table-cell table:style-name="ce36" table:formula="of:=[.A102]^2" office:value-type="float" office:value="23.04" calcext:value-type="float">
            <text:p>23.040</text:p>
          </table:table-cell>
          <table:table-cell table:style-name="ce36" table:formula="of:=[.A102]^3" office:value-type="float" office:value="110.592" calcext:value-type="float">
            <text:p>110.592</text:p>
          </table:table-cell>
          <table:table-cell table:style-name="ce36" table:formula="of:=IF([.A102]=0; NA(); 1/[.A102])" office:value-type="float" office:value="0.208333333333333" calcext:value-type="float">
            <text:p>0.208</text:p>
          </table:table-cell>
          <table:table-cell table:style-name="ce36" table:formula="of:=IF([.A102]&lt;&gt;0; 2/[.A102]; NA())" office:value-type="float" office:value="0.416666666666667" calcext:value-type="float">
            <text:p>0.417</text:p>
          </table:table-cell>
          <table:table-cell table:style-name="ce36" table:formula="of:=IF([.A102]&lt;&gt;0; -1/[.A102]; NA())" office:value-type="float" office:value="-0.208333333333333" calcext:value-type="float">
            <text:p>-0.208</text:p>
          </table:table-cell>
          <table:table-cell table:style-name="ce36" table:formula="of:=IF([.A102]&lt;&gt;0; 1/[.A102]^2; NA())" office:value-type="float" office:value="0.0434027777777778" calcext:value-type="float">
            <text:p>0.043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102]+[.$B$2]" office:value-type="float" office:value="4.9" calcext:value-type="float">
            <text:p>4.90</text:p>
          </table:table-cell>
          <table:table-cell table:style-name="ce32"/>
          <table:table-cell table:style-name="ce36" table:formula="of:=[.A103]^2" office:value-type="float" office:value="24.01" calcext:value-type="float">
            <text:p>24.010</text:p>
          </table:table-cell>
          <table:table-cell table:style-name="ce36" table:formula="of:=[.A103]^3" office:value-type="float" office:value="117.649" calcext:value-type="float">
            <text:p>117.649</text:p>
          </table:table-cell>
          <table:table-cell table:style-name="ce36" table:formula="of:=IF([.A103]=0; NA(); 1/[.A103])" office:value-type="float" office:value="0.204081632653061" calcext:value-type="float">
            <text:p>0.204</text:p>
          </table:table-cell>
          <table:table-cell table:style-name="ce36" table:formula="of:=IF([.A103]&lt;&gt;0; 2/[.A103]; NA())" office:value-type="float" office:value="0.408163265306123" calcext:value-type="float">
            <text:p>0.408</text:p>
          </table:table-cell>
          <table:table-cell table:style-name="ce36" table:formula="of:=IF([.A103]&lt;&gt;0; -1/[.A103]; NA())" office:value-type="float" office:value="-0.204081632653061" calcext:value-type="float">
            <text:p>-0.204</text:p>
          </table:table-cell>
          <table:table-cell table:style-name="ce36" table:formula="of:=IF([.A103]&lt;&gt;0; 1/[.A103]^2; NA())" office:value-type="float" office:value="0.0416493127863391" calcext:value-type="float">
            <text:p>0.042</text:p>
          </table:table-cell>
          <table:table-cell table:style-name="ce40" table:number-columns-repeated="16376"/>
        </table:table-row>
        <table:table-row table:style-name="ro2">
          <table:table-cell table:style-name="ce26" table:formula="of:=[.A103]+[.$B$2]" office:value-type="float" office:value="5" calcext:value-type="float">
            <text:p>5.00</text:p>
          </table:table-cell>
          <table:table-cell table:style-name="ce32"/>
          <table:table-cell table:style-name="ce36" table:formula="of:=[.A104]^2" office:value-type="float" office:value="25" calcext:value-type="float">
            <text:p>25.000</text:p>
          </table:table-cell>
          <table:table-cell table:style-name="ce36" table:formula="of:=[.A104]^3" office:value-type="float" office:value="125" calcext:value-type="float">
            <text:p>125.000</text:p>
          </table:table-cell>
          <table:table-cell table:style-name="ce36" table:formula="of:=IF([.A104]=0; NA(); 1/[.A104])" office:value-type="float" office:value="0.2" calcext:value-type="float">
            <text:p>0.200</text:p>
          </table:table-cell>
          <table:table-cell table:style-name="ce36" table:formula="of:=IF([.A104]&lt;&gt;0; 2/[.A104]; NA())" office:value-type="float" office:value="0.4" calcext:value-type="float">
            <text:p>0.400</text:p>
          </table:table-cell>
          <table:table-cell table:style-name="ce36" table:formula="of:=IF([.A104]&lt;&gt;0; -1/[.A104]; NA())" office:value-type="float" office:value="-0.2" calcext:value-type="float">
            <text:p>-0.200</text:p>
          </table:table-cell>
          <table:table-cell table:style-name="ce36" table:formula="of:=IF([.A104]&lt;&gt;0; 1/[.A104]^2; NA())" office:value-type="float" office:value="0.04" calcext:value-type="float">
            <text:p>0.040</text:p>
          </table:table-cell>
          <table:table-cell table:style-name="ce40" table:number-columns-repeated="16376"/>
        </table:table-row>
        <table:table-row table:style-name="ro2" table:number-rows-repeated="38">
          <table:table-cell table:style-name="ce28" table:number-columns-repeated="2"/>
          <table:table-cell table:style-name="ce38" table:number-columns-repeated="6"/>
          <table:table-cell table:style-name="ce40" table:number-columns-repeated="16376"/>
        </table:table-row>
        <table:table-row table:style-name="ro2" table:number-rows-repeated="10484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Gráficos" table:style-name="ta1" table:print-ranges="Gráficos.A1:Gráficos.I131">
        <office:forms form:automatic-focus="false" form:apply-design-mode="false"/>
        <table:table-column table:style-name="co6" table:default-cell-style-name="Default"/>
        <table:table-column table:style-name="co5" table:number-columns-repeated="7" table:default-cell-style-name="Default"/>
        <table:table-column table:style-name="co7" table:default-cell-style-name="Default"/>
        <table:table-row table:style-name="ro7">
          <table:table-cell table:number-columns-repeated="9"/>
        </table:table-row>
        <table:table-row table:style-name="ro7">
          <table:table-cell/>
          <table:table-cell>
            <draw:frame draw:z-index="0" draw:style-name="gr1" draw:text-style-name="P1" svg:width="15.999cm" svg:height="8.999cm" svg:x="0.001cm" svg:y="0.001cm">
              <draw:object draw:notify-on-update-of-ranges="Datos.A3:Datos.A3 Datos.A4:Datos.A104 Datos.C3:Datos.C3 Datos.C4:Datos.C10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7" table:number-rows-repeated="21">
          <table:table-cell table:number-columns-repeated="9"/>
        </table:table-row>
        <table:table-row table:style-name="ro7">
          <table:table-cell/>
          <table:table-cell>
            <draw:frame draw:z-index="1" draw:style-name="gr1" draw:text-style-name="P1" svg:width="15.999cm" svg:height="8.999cm" svg:x="0.001cm" svg:y="0.001cm">
              <draw:object draw:notify-on-update-of-ranges="Datos.A4:Datos.A104 Datos.D3:Datos.D3 Datos.D4:Datos.D10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</table:table-row>
        <table:table-row table:style-name="ro7" table:number-rows-repeated="21">
          <table:table-cell table:number-columns-repeated="9"/>
        </table:table-row>
        <table:table-row table:style-name="ro8">
          <table:table-cell/>
          <table:table-cell>
            <draw:frame draw:z-index="2" draw:style-name="gr1" draw:text-style-name="P1" svg:width="15.999cm" svg:height="8.999cm" svg:x="0.001cm" svg:y="0.002cm">
              <draw:object draw:notify-on-update-of-ranges="Datos.A4:Datos.A104 Datos.E3:Datos.E3 Datos.E4:Datos.E10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7" table:number-rows-repeated="21">
          <table:table-cell table:number-columns-repeated="9"/>
        </table:table-row>
        <table:table-row table:style-name="ro7">
          <table:table-cell/>
          <table:table-cell>
            <draw:frame draw:z-index="3" draw:style-name="gr1" draw:text-style-name="P1" svg:width="15.999cm" svg:height="8.999cm" svg:x="0.001cm" svg:y="0.002cm">
              <draw:object draw:notify-on-update-of-ranges="Datos.A4:Datos.A104 Datos.F3:Datos.F3 Datos.F4:Datos.F10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7"/>
        </table:table-row>
        <table:table-row table:style-name="ro7" table:number-rows-repeated="21">
          <table:table-cell table:number-columns-repeated="9"/>
        </table:table-row>
        <table:table-row table:style-name="ro8">
          <table:table-cell/>
          <table:table-cell>
            <draw:frame draw:z-index="4" draw:style-name="gr1" draw:text-style-name="P1" svg:width="15.999cm" svg:height="8.999cm" svg:x="0.001cm" svg:y="0.003cm">
              <draw:object draw:notify-on-update-of-ranges="Datos.A4:Datos.A104 Datos.G3:Datos.G3 Datos.G4:Datos.G10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7"/>
        </table:table-row>
        <table:table-row table:style-name="ro7" table:number-rows-repeated="21">
          <table:table-cell table:number-columns-repeated="9"/>
        </table:table-row>
        <table:table-row table:style-name="ro7">
          <table:table-cell/>
          <table:table-cell>
            <draw:frame draw:z-index="5" draw:style-name="gr1" draw:text-style-name="P1" svg:width="15.999cm" svg:height="8.999cm" svg:x="0.001cm" svg:y="0.004cm">
              <draw:object draw:notify-on-update-of-ranges="Datos.A4:Datos.A104 Datos.H3:Datos.H3 Datos.H4:Datos.H104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£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">
      <number:number number:decimal-places="3" number:min-decimal-places="3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fo:margin-left="1.649cm" fo:margin-right="0.76cm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4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font-size="14pt"/>
    </style:style>
    <style:style style:name="MT3" style:family="text">
      <style:text-properties fo:color="#000000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1">Gráficar la Función Potencia</text:span></text:p>
        </style:region-left>
        <style:region-right>
          <text:p><text:span text:style-name="MT2"><text:sheet-name>???</text:sheet-name></text:span></text:p>
        </style:region-right>
      </style:header>
      <style:header-left style:display="false"/>
      <style:header-first style:display="false">
        <style:region-left>
          <text:p><text:span text:style-name="MT1">Gráficar la Función Potencia</text:span></text:p>
        </style:region-left>
        <style:region-right>
          <text:p><text:span text:style-name="MT2"><text:sheet-name>???</text:sheet-name></text:span></text:p>
        </style:region-right>
      </style:header-first>
      <style:footer>
        <style:region-left>
          <text:p><text:span text:style-name="MT3">© 2025 Tabea Hirzel. Licencia Creative Commons Atribución-CompartirIgual (CC BY-SA).</text:span></text:p>
        </style:region-left>
        <style:region-right>
          <text:p><text:page-number>1</text:page-number>/<text:page-count>99</text:page-count></text:p>
        </style:region-right>
      </style:footer>
      <style:footer-left style:display="false"/>
      <style:footer-first style:display="false">
        <style:region-left>
          <text:p>© 2025 Tabea Hirzel. Licencia Creative Commons Atribución-CompartirIgual (CC BY-SA).</text:p>
        </style:region-left>
        <style:region-right>
          <text:p><text:page-number>1</text:page-number>/<text:page-count>99</text:page-count></text:p>
        </style:region-right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penpyxl</meta:initial-creator>
    <meta:creation-date>2025-02-22T09:47:25</meta:creation-date>
    <dc:date>2025-02-22T12:54:06.454000000</dc:date>
    <meta:generator>LibreOffice/7.5.0.3$Windows_X86_64 LibreOffice_project/c21113d003cd3efa8c53188764377a8272d9d6de</meta:generator>
    <dc:creator>Tabea Hirzel</dc:creator>
    <meta:editing-duration>PT2H3M4S</meta:editing-duration>
    <meta:editing-cycles>30</meta:editing-cycles>
    <meta:document-statistic meta:table-count="3" meta:cell-count="809" meta:object-count="6"/>
    <meta:user-defined meta:name="AppVersion">3.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13cm" svg:y="0.315cm" chart:style-name="ch2">
          <text:p>3. Función recíproca</text:p>
        </chart:title>
        <chart:subtitle svg:x="7.533cm" svg:y="1.289cm" chart:style-name="ch3">
          <text:p>f(x)=</text:p>
        </chart:subtitle>
        <chart:legend chart:legend-position="top" svg:x="7.188cm" svg:y="2.129cm" style:legend-expansion="wide" chart:style-name="ch4"/>
        <chart:plot-area chart:style-name="ch5" table:cell-range-address="Datos.A4:Datos.A104 Datos.E3:Datos.E104" chart:data-source-has-labels="row" svg:x="1.318cm" svg:y="2.907cm" svg:width="14.362cm" svg:height="4.945cm">
          <chart:coordinate-region svg:x="1.729cm" svg:y="3.106cm" svg:width="13.599cm" svg:height="4.547cm"/>
          <chart:axis chart:dimension="x" chart:name="primary-x" chart:style-name="ch6">
            <chart:title svg:x="8.362cm" svg:y="8.033cm" chart:style-name="ch7">
              <text:p>x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6">
            <chart:title svg:x="0.451cm" svg:y="5.516cm" chart:style-name="ch10">
              <text:p>y</text:p>
            </chart:title>
            <chart:grid chart:style-name="ch8" chart:class="major"/>
          </chart:axis>
          <chart:series chart:style-name="ch11" chart:values-cell-range-address="Datos.E4:Datos.E104" chart:label-cell-address="Datos.E3:Datos.E3" chart:class="chart:scatter">
            <chart:domain table:cell-range-address="Datos.A4:Datos.A104"/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/x</text:p>
                <draw:g>
                  <svg:desc>Datos.E3:Datos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Datos.A4:Datos.A104</svg:desc>
                </draw:g>
              </table:table-cell>
              <table:table-cell office:value-type="float" office:value="-0.2">
                <text:p>-0.2</text:p>
                <draw:g>
                  <svg:desc>Datos.E4:Datos.E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-0.204081632653061">
                <text:p>-0.2040816326530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-0.208333333333333">
                <text:p>-0.208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-0.212765957446809">
                <text:p>-0.2127659574468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-0.217391304347826">
                <text:p>-0.2173913043478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-0.222222222222222">
                <text:p>-0.22222222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-0.227272727272727">
                <text:p>-0.2272727272727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-0.232558139534884">
                <text:p>-0.2325581395348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-0.238095238095238">
                <text:p>-0.2380952380952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-0.24390243902439">
                <text:p>-0.243902439024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-0.256410256410256">
                <text:p>-0.2564102564102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-0.263157894736842">
                <text:p>-0.2631578947368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-0.27027027027027">
                <text:p>-0.270270270270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-0.277777777777778">
                <text:p>-0.2777777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">
                <text:p>-3.5</text:p>
              </table:table-cell>
              <table:table-cell office:value-type="float" office:value="-0.285714285714286">
                <text:p>-0.2857142857142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">
                <text:p>-3.4</text:p>
              </table:table-cell>
              <table:table-cell office:value-type="float" office:value="-0.294117647058823">
                <text:p>-0.2941176470588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">
                <text:p>-3.3</text:p>
              </table:table-cell>
              <table:table-cell office:value-type="float" office:value="-0.303030303030303">
                <text:p>-0.3030303030303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">
                <text:p>-3.2</text:p>
              </table:table-cell>
              <table:table-cell office:value-type="float" office:value="-0.3125">
                <text:p>-0.3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">
                <text:p>-3.1</text:p>
              </table:table-cell>
              <table:table-cell office:value-type="float" office:value="-0.32258064516129">
                <text:p>-0.322580645161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">
                <text:p>-3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">
                <text:p>-2.9</text:p>
              </table:table-cell>
              <table:table-cell office:value-type="float" office:value="-0.344827586206896">
                <text:p>-0.3448275862068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">
                <text:p>-2.8</text:p>
              </table:table-cell>
              <table:table-cell office:value-type="float" office:value="-0.357142857142857">
                <text:p>-0.3571428571428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">
                <text:p>-2.7</text:p>
              </table:table-cell>
              <table:table-cell office:value-type="float" office:value="-0.37037037037037">
                <text:p>-0.370370370370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">
                <text:p>-2.6</text:p>
              </table:table-cell>
              <table:table-cell office:value-type="float" office:value="-0.384615384615384">
                <text:p>-0.3846153846153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">
                <text:p>-2.5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">
                <text:p>-2.4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">
                <text:p>-2.3</text:p>
              </table:table-cell>
              <table:table-cell office:value-type="float" office:value="-0.434782608695652">
                <text:p>-0.4347826086956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">
                <text:p>-2.2</text:p>
              </table:table-cell>
              <table:table-cell office:value-type="float" office:value="-0.454545454545454">
                <text:p>-0.4545454545454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">
                <text:p>-2.1</text:p>
              </table:table-cell>
              <table:table-cell office:value-type="float" office:value="-0.476190476190476">
                <text:p>-0.4761904761904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">
                <text:p>-1.9</text:p>
              </table:table-cell>
              <table:table-cell office:value-type="float" office:value="-0.526315789473684">
                <text:p>-0.5263157894736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">
                <text:p>-1.8</text:p>
              </table:table-cell>
              <table:table-cell office:value-type="float" office:value="-0.555555555555555">
                <text:p>-0.5555555555555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">
                <text:p>-1.7</text:p>
              </table:table-cell>
              <table:table-cell office:value-type="float" office:value="-0.588235294117647">
                <text:p>-0.5882352941176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">
                <text:p>-1.6</text:p>
              </table:table-cell>
              <table:table-cell office:value-type="float" office:value="-0.625">
                <text:p>-0.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">
                <text:p>-1.5</text:p>
              </table:table-cell>
              <table:table-cell office:value-type="float" office:value="-0.666666666666667">
                <text:p>-0.6666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">
                <text:p>-1.4</text:p>
              </table:table-cell>
              <table:table-cell office:value-type="float" office:value="-0.714285714285714">
                <text:p>-0.7142857142857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">
                <text:p>-1.3</text:p>
              </table:table-cell>
              <table:table-cell office:value-type="float" office:value="-0.769230769230769">
                <text:p>-0.7692307692307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">
                <text:p>-1.2</text:p>
              </table:table-cell>
              <table:table-cell office:value-type="float" office:value="-0.833333333333333">
                <text:p>-0.8333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">
                <text:p>-1.1</text:p>
              </table:table-cell>
              <table:table-cell office:value-type="float" office:value="-0.909090909090909">
                <text:p>-0.9090909090909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">
                <text:p>-0.9</text:p>
              </table:table-cell>
              <table:table-cell office:value-type="float" office:value="-1.11111111111111">
                <text:p>-1.111111111111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">
                <text:p>-0.8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">
                <text:p>-0.7</text:p>
              </table:table-cell>
              <table:table-cell office:value-type="float" office:value="-1.42857142857143">
                <text:p>-1.428571428571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">
                <text:p>-0.6</text:p>
              </table:table-cell>
              <table:table-cell office:value-type="float" office:value="-1.66666666666667">
                <text:p>-1.666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">
                <text:p>-0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">
                <text:p>-0.4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">
                <text:p>-0.3</text:p>
              </table:table-cell>
              <table:table-cell office:value-type="float" office:value="-3.33333333333333">
                <text:p>-3.33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">
                <text:p>-0.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">
                <text:p>-0.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">
                <text:p>0.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">
                <text:p>0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">
                <text:p>0.3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">
                <text:p>0.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">
                <text:p>0.6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">
                <text:p>0.7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">
                <text:p>0.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">
                <text:p>1.1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">
                <text:p>1.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">
                <text:p>1.3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">
                <text:p>1.4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">
                <text:p>1.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">
                <text:p>1.6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">
                <text:p>1.7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">
                <text:p>1.8</text:p>
              </table:table-cell>
              <table:table-cell office:value-type="float" office:value="0.555555555555555">
                <text:p>0.5555555555555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">
                <text:p>1.9</text:p>
              </table:table-cell>
              <table:table-cell office:value-type="float" office:value="0.526315789473684">
                <text:p>0.5263157894736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">
                <text:p>2.1</text:p>
              </table:table-cell>
              <table:table-cell office:value-type="float" office:value="0.476190476190476">
                <text:p>0.4761904761904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">
                <text:p>2.2</text:p>
              </table:table-cell>
              <table:table-cell office:value-type="float" office:value="0.454545454545454">
                <text:p>0.4545454545454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">
                <text:p>2.3</text:p>
              </table:table-cell>
              <table:table-cell office:value-type="float" office:value="0.434782608695652">
                <text:p>0.4347826086956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">
                <text:p>2.4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">
                <text:p>2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">
                <text:p>2.6</text:p>
              </table:table-cell>
              <table:table-cell office:value-type="float" office:value="0.384615384615384">
                <text:p>0.3846153846153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">
                <text:p>2.7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">
                <text:p>2.8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">
                <text:p>2.9</text:p>
              </table:table-cell>
              <table:table-cell office:value-type="float" office:value="0.344827586206896">
                <text:p>0.3448275862068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1">
                <text:p>3.1</text:p>
              </table:table-cell>
              <table:table-cell office:value-type="float" office:value="0.32258064516129">
                <text:p>0.322580645161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">
                <text:p>3.2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">
                <text:p>3.3</text:p>
              </table:table-cell>
              <table:table-cell office:value-type="float" office:value="0.303030303030303">
                <text:p>0.3030303030303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4">
                <text:p>3.4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5">
                <text:p>3.5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">
                <text:p>3.6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7">
                <text:p>3.7</text:p>
              </table:table-cell>
              <table:table-cell office:value-type="float" office:value="0.27027027027027">
                <text:p>0.270270270270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8">
                <text:p>3.8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">
                <text:p>3.9</text:p>
              </table:table-cell>
              <table:table-cell office:value-type="float" office:value="0.256410256410256">
                <text:p>0.2564102564102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1">
                <text:p>4.1</text:p>
              </table:table-cell>
              <table:table-cell office:value-type="float" office:value="0.24390243902439">
                <text:p>0.243902439024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2">
                <text:p>4.2</text:p>
              </table:table-cell>
              <table:table-cell office:value-type="float" office:value="0.238095238095238">
                <text:p>0.2380952380952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">
                <text:p>4.3</text:p>
              </table:table-cell>
              <table:table-cell office:value-type="float" office:value="0.232558139534884">
                <text:p>0.2325581395348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227272727272727">
                <text:p>0.2272727272727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5">
                <text:p>4.5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">
                <text:p>4.6</text:p>
              </table:table-cell>
              <table:table-cell office:value-type="float" office:value="0.217391304347826">
                <text:p>0.2173913043478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212765957446809">
                <text:p>0.2127659574468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208333333333333">
                <text:p>0.20833333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204081632653061">
                <text:p>0.2040816326530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46cm" svg:y="0.315cm" chart:style-name="ch2">
          <text:p>1. Parábola</text:p>
        </chart:title>
        <chart:subtitle svg:x="7.533cm" svg:y="1.289cm" chart:style-name="ch3">
          <text:p>f(x)=</text:p>
        </chart:subtitle>
        <chart:legend chart:legend-position="top" svg:x="7.128cm" svg:y="2.129cm" style:legend-expansion="wide" chart:style-name="ch4"/>
        <chart:plot-area chart:style-name="ch5" table:cell-range-address="Datos.A3:Datos.A104 Datos.C3:Datos.C104" chart:data-source-has-labels="row" svg:x="1.318cm" svg:y="2.907cm" svg:width="14.362cm" svg:height="4.945cm">
          <chart:coordinate-region svg:x="1.729cm" svg:y="3.106cm" svg:width="13.599cm" svg:height="4.099cm"/>
          <chart:axis chart:dimension="x" chart:name="primary-x" chart:style-name="ch6">
            <chart:title svg:x="8.362cm" svg:y="8.033cm" chart:style-name="ch7">
              <text:p>x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6">
            <chart:title svg:x="0.451cm" svg:y="5.516cm" chart:style-name="ch10">
              <text:p>y</text:p>
            </chart:title>
            <chart:grid chart:style-name="ch8" chart:class="major"/>
          </chart:axis>
          <chart:series chart:style-name="ch11" chart:values-cell-range-address="Datos.C4:Datos.C104" chart:label-cell-address="Datos.C3:Datos.C3" chart:class="chart:scatter">
            <chart:domain table:cell-range-address="Datos.A4:Datos.A104"/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^2</text:p>
                <draw:g>
                  <svg:desc>Datos.C3:Datos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Datos.A4:Datos.A104</svg:desc>
                </draw:g>
              </table:table-cell>
              <table:table-cell office:value-type="float" office:value="25">
                <text:p>25</text:p>
                <draw:g>
                  <svg:desc>Datos.C4:Datos.C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24.01">
                <text:p>24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23.04">
                <text:p>23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22.09">
                <text:p>22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21.16">
                <text:p>21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18.49">
                <text:p>18.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17.64">
                <text:p>17.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16.81">
                <text:p>16.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14.44">
                <text:p>14.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12.96">
                <text:p>12.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">
                <text:p>-3.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">
                <text:p>-3.4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">
                <text:p>-3.3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">
                <text:p>-3.2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">
                <text:p>-3.1</text:p>
              </table:table-cell>
              <table:table-cell office:value-type="float" office:value="9.61000000000001">
                <text:p>9.61000000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">
                <text:p>-3</text:p>
              </table:table-cell>
              <table:table-cell office:value-type="float" office:value="9.00000000000001">
                <text:p>9.0000000000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">
                <text:p>-2.9</text:p>
              </table:table-cell>
              <table:table-cell office:value-type="float" office:value="8.41000000000001">
                <text:p>8.410000000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">
                <text:p>-2.8</text:p>
              </table:table-cell>
              <table:table-cell office:value-type="float" office:value="7.84000000000001">
                <text:p>7.8400000000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">
                <text:p>-2.7</text:p>
              </table:table-cell>
              <table:table-cell office:value-type="float" office:value="7.29000000000001">
                <text:p>7.290000000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">
                <text:p>-2.6</text:p>
              </table:table-cell>
              <table:table-cell office:value-type="float" office:value="6.76000000000001">
                <text:p>6.76000000000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">
                <text:p>-2.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">
                <text:p>-2.4</text:p>
              </table:table-cell>
              <table:table-cell office:value-type="float" office:value="5.76">
                <text:p>5.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">
                <text:p>-2.3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">
                <text:p>-2.2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">
                <text:p>-2.1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">
                <text:p>-1.9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">
                <text:p>-1.8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">
                <text:p>-1.7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">
                <text:p>-1.6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">
                <text:p>-1.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">
                <text:p>-1.4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">
                <text:p>-1.3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">
                <text:p>-1.2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">
                <text:p>-1.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">
                <text:p>-0.9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">
                <text:p>-0.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">
                <text:p>-0.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">
                <text:p>-0.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">
                <text:p>-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">
                <text:p>-0.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">
                <text:p>-0.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">
                <text:p>-0.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">
                <text:p>-0.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">
                <text:p>0.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">
                <text:p>0.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">
                <text:p>0.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">
                <text:p>0.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">
                <text:p>0.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">
                <text:p>0.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">
                <text:p>0.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">
                <text:p>1.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">
                <text:p>1.2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">
                <text:p>1.3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">
                <text:p>1.4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">
                <text:p>1.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">
                <text:p>1.6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">
                <text:p>1.7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">
                <text:p>1.8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">
                <text:p>1.9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">
                <text:p>2.1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">
                <text:p>2.2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">
                <text:p>2.3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">
                <text:p>2.4</text:p>
              </table:table-cell>
              <table:table-cell office:value-type="float" office:value="5.76">
                <text:p>5.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">
                <text:p>2.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">
                <text:p>2.6</text:p>
              </table:table-cell>
              <table:table-cell office:value-type="float" office:value="6.76000000000001">
                <text:p>6.7600000000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">
                <text:p>2.7</text:p>
              </table:table-cell>
              <table:table-cell office:value-type="float" office:value="7.29000000000001">
                <text:p>7.29000000000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">
                <text:p>2.8</text:p>
              </table:table-cell>
              <table:table-cell office:value-type="float" office:value="7.84000000000001">
                <text:p>7.840000000000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">
                <text:p>2.9</text:p>
              </table:table-cell>
              <table:table-cell office:value-type="float" office:value="8.41000000000001">
                <text:p>8.41000000000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9.00000000000001">
                <text:p>9.00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1">
                <text:p>3.1</text:p>
              </table:table-cell>
              <table:table-cell office:value-type="float" office:value="9.61000000000001">
                <text:p>9.61000000000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">
                <text:p>3.2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">
                <text:p>3.3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4">
                <text:p>3.4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5">
                <text:p>3.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">
                <text:p>3.6</text:p>
              </table:table-cell>
              <table:table-cell office:value-type="float" office:value="12.96">
                <text:p>12.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7">
                <text:p>3.7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8">
                <text:p>3.8</text:p>
              </table:table-cell>
              <table:table-cell office:value-type="float" office:value="14.44">
                <text:p>14.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">
                <text:p>3.9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1">
                <text:p>4.1</text:p>
              </table:table-cell>
              <table:table-cell office:value-type="float" office:value="16.81">
                <text:p>16.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2">
                <text:p>4.2</text:p>
              </table:table-cell>
              <table:table-cell office:value-type="float" office:value="17.64">
                <text:p>17.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">
                <text:p>4.3</text:p>
              </table:table-cell>
              <table:table-cell office:value-type="float" office:value="18.49">
                <text:p>18.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5">
                <text:p>4.5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">
                <text:p>4.6</text:p>
              </table:table-cell>
              <table:table-cell office:value-type="float" office:value="21.16">
                <text:p>21.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22.09">
                <text:p>22.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23.04">
                <text:p>23.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24.01">
                <text:p>24.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78cm" svg:y="0.315cm" chart:style-name="ch2">
          <text:p>2. Cúbica </text:p>
        </chart:title>
        <chart:subtitle svg:x="7.533cm" svg:y="1.289cm" chart:style-name="ch3">
          <text:p>f(x)=</text:p>
        </chart:subtitle>
        <chart:legend chart:legend-position="top" svg:x="7.128cm" svg:y="2.129cm" style:legend-expansion="wide" chart:style-name="ch4"/>
        <chart:plot-area chart:style-name="ch5" table:cell-range-address="Datos.A4:Datos.A104 Datos.D3:Datos.D104" chart:data-source-has-labels="row" svg:x="1.318cm" svg:y="2.907cm" svg:width="14.362cm" svg:height="4.945cm">
          <chart:coordinate-region svg:x="1.729cm" svg:y="3.106cm" svg:width="13.599cm" svg:height="4.547cm"/>
          <chart:axis chart:dimension="x" chart:name="primary-x" chart:style-name="ch6">
            <chart:title svg:x="8.362cm" svg:y="8.033cm" chart:style-name="ch7">
              <text:p>x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6">
            <chart:title svg:x="0.451cm" svg:y="5.516cm" chart:style-name="ch10">
              <text:p>y</text:p>
            </chart:title>
            <chart:grid chart:style-name="ch8" chart:class="major"/>
          </chart:axis>
          <chart:series chart:style-name="ch11" chart:values-cell-range-address="Datos.D4:Datos.D104" chart:label-cell-address="Datos.D3:Datos.D3" chart:class="chart:scatter">
            <chart:domain table:cell-range-address="Datos.A4:Datos.A104"/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^3</text:p>
                <draw:g>
                  <svg:desc>Datos.D3:Datos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Datos.A4:Datos.A104</svg:desc>
                </draw:g>
              </table:table-cell>
              <table:table-cell office:value-type="float" office:value="-125">
                <text:p>-125</text:p>
                <draw:g>
                  <svg:desc>Datos.D4:Datos.D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-117.649">
                <text:p>-117.6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-110.592">
                <text:p>-110.5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-103.823">
                <text:p>-103.8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-97.336">
                <text:p>-97.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-91.125">
                <text:p>-91.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-85.184">
                <text:p>-85.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-79.507">
                <text:p>-79.5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-74.0880000000001">
                <text:p>-74.08800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-68.9210000000001">
                <text:p>-68.921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-64.0000000000001">
                <text:p>-64.000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-59.3190000000001">
                <text:p>-59.319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-54.8720000000001">
                <text:p>-54.872000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-50.6530000000001">
                <text:p>-50.65300000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-46.6560000000001">
                <text:p>-46.6560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">
                <text:p>-3.5</text:p>
              </table:table-cell>
              <table:table-cell office:value-type="float" office:value="-42.8750000000001">
                <text:p>-42.875000000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">
                <text:p>-3.4</text:p>
              </table:table-cell>
              <table:table-cell office:value-type="float" office:value="-39.3040000000001">
                <text:p>-39.304000000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">
                <text:p>-3.3</text:p>
              </table:table-cell>
              <table:table-cell office:value-type="float" office:value="-35.9370000000001">
                <text:p>-35.9370000000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">
                <text:p>-3.2</text:p>
              </table:table-cell>
              <table:table-cell office:value-type="float" office:value="-32.768">
                <text:p>-32.7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">
                <text:p>-3.1</text:p>
              </table:table-cell>
              <table:table-cell office:value-type="float" office:value="-29.791">
                <text:p>-29.7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">
                <text:p>-3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">
                <text:p>-2.9</text:p>
              </table:table-cell>
              <table:table-cell office:value-type="float" office:value="-24.389">
                <text:p>-24.3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">
                <text:p>-2.8</text:p>
              </table:table-cell>
              <table:table-cell office:value-type="float" office:value="-21.952">
                <text:p>-21.9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">
                <text:p>-2.7</text:p>
              </table:table-cell>
              <table:table-cell office:value-type="float" office:value="-19.683">
                <text:p>-19.6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">
                <text:p>-2.6</text:p>
              </table:table-cell>
              <table:table-cell office:value-type="float" office:value="-17.576">
                <text:p>-17.5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">
                <text:p>-2.5</text:p>
              </table:table-cell>
              <table:table-cell office:value-type="float" office:value="-15.625">
                <text:p>-15.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">
                <text:p>-2.4</text:p>
              </table:table-cell>
              <table:table-cell office:value-type="float" office:value="-13.824">
                <text:p>-13.8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">
                <text:p>-2.3</text:p>
              </table:table-cell>
              <table:table-cell office:value-type="float" office:value="-12.167">
                <text:p>-12.1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">
                <text:p>-2.2</text:p>
              </table:table-cell>
              <table:table-cell office:value-type="float" office:value="-10.648">
                <text:p>-10.6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">
                <text:p>-2.1</text:p>
              </table:table-cell>
              <table:table-cell office:value-type="float" office:value="-9.26100000000001">
                <text:p>-9.26100000000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-8.00000000000001">
                <text:p>-8.00000000000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">
                <text:p>-1.9</text:p>
              </table:table-cell>
              <table:table-cell office:value-type="float" office:value="-6.85900000000001">
                <text:p>-6.85900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">
                <text:p>-1.8</text:p>
              </table:table-cell>
              <table:table-cell office:value-type="float" office:value="-5.83200000000001">
                <text:p>-5.83200000000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">
                <text:p>-1.7</text:p>
              </table:table-cell>
              <table:table-cell office:value-type="float" office:value="-4.913">
                <text:p>-4.9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">
                <text:p>-1.6</text:p>
              </table:table-cell>
              <table:table-cell office:value-type="float" office:value="-4.096">
                <text:p>-4.0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">
                <text:p>-1.5</text:p>
              </table:table-cell>
              <table:table-cell office:value-type="float" office:value="-3.375">
                <text:p>-3.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">
                <text:p>-1.4</text:p>
              </table:table-cell>
              <table:table-cell office:value-type="float" office:value="-2.744">
                <text:p>-2.7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">
                <text:p>-1.3</text:p>
              </table:table-cell>
              <table:table-cell office:value-type="float" office:value="-2.197">
                <text:p>-2.1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">
                <text:p>-1.2</text:p>
              </table:table-cell>
              <table:table-cell office:value-type="float" office:value="-1.728">
                <text:p>-1.7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">
                <text:p>-1.1</text:p>
              </table:table-cell>
              <table:table-cell office:value-type="float" office:value="-1.331">
                <text:p>-1.3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">
                <text:p>-0.9</text:p>
              </table:table-cell>
              <table:table-cell office:value-type="float" office:value="-0.729">
                <text:p>-0.7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">
                <text:p>-0.8</text:p>
              </table:table-cell>
              <table:table-cell office:value-type="float" office:value="-0.512">
                <text:p>-0.5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">
                <text:p>-0.7</text:p>
              </table:table-cell>
              <table:table-cell office:value-type="float" office:value="-0.343">
                <text:p>-0.3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">
                <text:p>-0.6</text:p>
              </table:table-cell>
              <table:table-cell office:value-type="float" office:value="-0.216">
                <text:p>-0.2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">
                <text:p>-0.5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">
                <text:p>-0.4</text:p>
              </table:table-cell>
              <table:table-cell office:value-type="float" office:value="-0.064">
                <text:p>-0.0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">
                <text:p>-0.3</text:p>
              </table:table-cell>
              <table:table-cell office:value-type="float" office:value="-0.027">
                <text:p>-0.0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">
                <text:p>-0.2</text:p>
              </table:table-cell>
              <table:table-cell office:value-type="float" office:value="-0.008">
                <text:p>-0.0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">
                <text:p>-0.1</text:p>
              </table:table-cell>
              <table:table-cell office:value-type="float" office:value="-0.001">
                <text:p>-0.0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">
                <text:p>0.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">
                <text:p>0.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">
                <text:p>0.3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">
                <text:p>0.4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">
                <text:p>0.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">
                <text:p>0.6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">
                <text:p>0.7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">
                <text:p>0.8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0.729">
                <text:p>0.7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">
                <text:p>1.1</text:p>
              </table:table-cell>
              <table:table-cell office:value-type="float" office:value="1.331">
                <text:p>1.3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">
                <text:p>1.2</text:p>
              </table:table-cell>
              <table:table-cell office:value-type="float" office:value="1.728">
                <text:p>1.7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">
                <text:p>1.3</text:p>
              </table:table-cell>
              <table:table-cell office:value-type="float" office:value="2.197">
                <text:p>2.1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">
                <text:p>1.4</text:p>
              </table:table-cell>
              <table:table-cell office:value-type="float" office:value="2.744">
                <text:p>2.7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">
                <text:p>1.5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">
                <text:p>1.6</text:p>
              </table:table-cell>
              <table:table-cell office:value-type="float" office:value="4.096">
                <text:p>4.0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">
                <text:p>1.7</text:p>
              </table:table-cell>
              <table:table-cell office:value-type="float" office:value="4.913">
                <text:p>4.9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">
                <text:p>1.8</text:p>
              </table:table-cell>
              <table:table-cell office:value-type="float" office:value="5.83200000000001">
                <text:p>5.83200000000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">
                <text:p>1.9</text:p>
              </table:table-cell>
              <table:table-cell office:value-type="float" office:value="6.85900000000001">
                <text:p>6.85900000000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8.00000000000001">
                <text:p>8.0000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">
                <text:p>2.1</text:p>
              </table:table-cell>
              <table:table-cell office:value-type="float" office:value="9.26100000000001">
                <text:p>9.2610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">
                <text:p>2.2</text:p>
              </table:table-cell>
              <table:table-cell office:value-type="float" office:value="10.648">
                <text:p>10.6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">
                <text:p>2.3</text:p>
              </table:table-cell>
              <table:table-cell office:value-type="float" office:value="12.167">
                <text:p>12.1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">
                <text:p>2.4</text:p>
              </table:table-cell>
              <table:table-cell office:value-type="float" office:value="13.824">
                <text:p>13.8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">
                <text:p>2.5</text:p>
              </table:table-cell>
              <table:table-cell office:value-type="float" office:value="15.625">
                <text:p>15.6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">
                <text:p>2.6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">
                <text:p>2.7</text:p>
              </table:table-cell>
              <table:table-cell office:value-type="float" office:value="19.683">
                <text:p>19.6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">
                <text:p>2.8</text:p>
              </table:table-cell>
              <table:table-cell office:value-type="float" office:value="21.952">
                <text:p>21.9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">
                <text:p>2.9</text:p>
              </table:table-cell>
              <table:table-cell office:value-type="float" office:value="24.389">
                <text:p>24.3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1">
                <text:p>3.1</text:p>
              </table:table-cell>
              <table:table-cell office:value-type="float" office:value="29.791">
                <text:p>29.7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">
                <text:p>3.2</text:p>
              </table:table-cell>
              <table:table-cell office:value-type="float" office:value="32.768">
                <text:p>32.7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">
                <text:p>3.3</text:p>
              </table:table-cell>
              <table:table-cell office:value-type="float" office:value="35.9370000000001">
                <text:p>35.937000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4">
                <text:p>3.4</text:p>
              </table:table-cell>
              <table:table-cell office:value-type="float" office:value="39.3040000000001">
                <text:p>39.3040000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5">
                <text:p>3.5</text:p>
              </table:table-cell>
              <table:table-cell office:value-type="float" office:value="42.8750000000001">
                <text:p>42.875000000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">
                <text:p>3.6</text:p>
              </table:table-cell>
              <table:table-cell office:value-type="float" office:value="46.6560000000001">
                <text:p>46.65600000000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7">
                <text:p>3.7</text:p>
              </table:table-cell>
              <table:table-cell office:value-type="float" office:value="50.6530000000001">
                <text:p>50.65300000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8">
                <text:p>3.8</text:p>
              </table:table-cell>
              <table:table-cell office:value-type="float" office:value="54.8720000000001">
                <text:p>54.8720000000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">
                <text:p>3.9</text:p>
              </table:table-cell>
              <table:table-cell office:value-type="float" office:value="59.3190000000001">
                <text:p>59.3190000000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64.0000000000001">
                <text:p>64.0000000000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1">
                <text:p>4.1</text:p>
              </table:table-cell>
              <table:table-cell office:value-type="float" office:value="68.9210000000001">
                <text:p>68.921000000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2">
                <text:p>4.2</text:p>
              </table:table-cell>
              <table:table-cell office:value-type="float" office:value="74.0880000000001">
                <text:p>74.088000000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">
                <text:p>4.3</text:p>
              </table:table-cell>
              <table:table-cell office:value-type="float" office:value="79.507">
                <text:p>79.5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85.184">
                <text:p>85.1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5">
                <text:p>4.5</text:p>
              </table:table-cell>
              <table:table-cell office:value-type="float" office:value="91.125">
                <text:p>91.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">
                <text:p>4.6</text:p>
              </table:table-cell>
              <table:table-cell office:value-type="float" office:value="97.336">
                <text:p>97.3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103.823">
                <text:p>103.8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110.592">
                <text:p>110.5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117.649">
                <text:p>117.6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125">
                <text:p>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28cm" svg:y="0.315cm" chart:style-name="ch2">
          <text:p>4. Función recíproca escalada</text:p>
        </chart:title>
        <chart:subtitle svg:x="7.533cm" svg:y="1.289cm" chart:style-name="ch3">
          <text:p>f(x)=</text:p>
        </chart:subtitle>
        <chart:legend chart:legend-position="top" svg:x="7.188cm" svg:y="2.129cm" style:legend-expansion="wide" chart:style-name="ch4"/>
        <chart:plot-area chart:style-name="ch5" table:cell-range-address="Datos.A4:Datos.A104 Datos.F3:Datos.F104" chart:data-source-has-labels="row" svg:x="1.318cm" svg:y="2.907cm" svg:width="14.362cm" svg:height="4.945cm">
          <chart:coordinate-region svg:x="1.729cm" svg:y="3.106cm" svg:width="13.599cm" svg:height="4.547cm"/>
          <chart:axis chart:dimension="x" chart:name="primary-x" chart:style-name="ch6">
            <chart:title svg:x="8.362cm" svg:y="8.033cm" chart:style-name="ch7">
              <text:p>x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6">
            <chart:title svg:x="0.451cm" svg:y="5.516cm" chart:style-name="ch10">
              <text:p>y</text:p>
            </chart:title>
            <chart:grid chart:style-name="ch8" chart:class="major"/>
          </chart:axis>
          <chart:series chart:style-name="ch11" chart:values-cell-range-address="Datos.F4:Datos.F104" chart:label-cell-address="Datos.F3:Datos.F3" chart:class="chart:scatter">
            <chart:domain table:cell-range-address="Datos.A4:Datos.A104"/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/x</text:p>
                <draw:g>
                  <svg:desc>Datos.F3:Datos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Datos.A4:Datos.A104</svg:desc>
                </draw:g>
              </table:table-cell>
              <table:table-cell office:value-type="float" office:value="-0.4">
                <text:p>-0.4</text:p>
                <draw:g>
                  <svg:desc>Datos.F4:Datos.F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-0.408163265306123">
                <text:p>-0.4081632653061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-0.425531914893617">
                <text:p>-0.4255319148936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-0.434782608695652">
                <text:p>-0.4347826086956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-0.444444444444444">
                <text:p>-0.444444444444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-0.454545454545455">
                <text:p>-0.4545454545454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-0.465116279069767">
                <text:p>-0.4651162790697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-0.476190476190476">
                <text:p>-0.4761904761904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-0.48780487804878">
                <text:p>-0.487804878048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-0.512820512820513">
                <text:p>-0.5128205128205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-0.526315789473684">
                <text:p>-0.5263157894736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-0.54054054054054">
                <text:p>-0.540540540540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-0.555555555555555">
                <text:p>-0.5555555555555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">
                <text:p>-3.5</text:p>
              </table:table-cell>
              <table:table-cell office:value-type="float" office:value="-0.571428571428571">
                <text:p>-0.5714285714285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">
                <text:p>-3.4</text:p>
              </table:table-cell>
              <table:table-cell office:value-type="float" office:value="-0.588235294117647">
                <text:p>-0.5882352941176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">
                <text:p>-3.3</text:p>
              </table:table-cell>
              <table:table-cell office:value-type="float" office:value="-0.606060606060606">
                <text:p>-0.6060606060606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">
                <text:p>-3.2</text:p>
              </table:table-cell>
              <table:table-cell office:value-type="float" office:value="-0.625">
                <text:p>-0.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">
                <text:p>-3.1</text:p>
              </table:table-cell>
              <table:table-cell office:value-type="float" office:value="-0.64516129032258">
                <text:p>-0.645161290322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">
                <text:p>-3</text:p>
              </table:table-cell>
              <table:table-cell office:value-type="float" office:value="-0.666666666666666">
                <text:p>-0.6666666666666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">
                <text:p>-2.9</text:p>
              </table:table-cell>
              <table:table-cell office:value-type="float" office:value="-0.689655172413793">
                <text:p>-0.6896551724137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">
                <text:p>-2.8</text:p>
              </table:table-cell>
              <table:table-cell office:value-type="float" office:value="-0.714285714285714">
                <text:p>-0.7142857142857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">
                <text:p>-2.7</text:p>
              </table:table-cell>
              <table:table-cell office:value-type="float" office:value="-0.740740740740741">
                <text:p>-0.7407407407407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">
                <text:p>-2.6</text:p>
              </table:table-cell>
              <table:table-cell office:value-type="float" office:value="-0.769230769230769">
                <text:p>-0.7692307692307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">
                <text:p>-2.5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">
                <text:p>-2.4</text:p>
              </table:table-cell>
              <table:table-cell office:value-type="float" office:value="-0.833333333333333">
                <text:p>-0.833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">
                <text:p>-2.3</text:p>
              </table:table-cell>
              <table:table-cell office:value-type="float" office:value="-0.869565217391304">
                <text:p>-0.8695652173913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">
                <text:p>-2.2</text:p>
              </table:table-cell>
              <table:table-cell office:value-type="float" office:value="-0.909090909090909">
                <text:p>-0.9090909090909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">
                <text:p>-2.1</text:p>
              </table:table-cell>
              <table:table-cell office:value-type="float" office:value="-0.952380952380952">
                <text:p>-0.9523809523809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">
                <text:p>-1.9</text:p>
              </table:table-cell>
              <table:table-cell office:value-type="float" office:value="-1.05263157894737">
                <text:p>-1.052631578947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">
                <text:p>-1.8</text:p>
              </table:table-cell>
              <table:table-cell office:value-type="float" office:value="-1.11111111111111">
                <text:p>-1.111111111111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">
                <text:p>-1.7</text:p>
              </table:table-cell>
              <table:table-cell office:value-type="float" office:value="-1.17647058823529">
                <text:p>-1.176470588235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">
                <text:p>-1.6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">
                <text:p>-1.5</text:p>
              </table:table-cell>
              <table:table-cell office:value-type="float" office:value="-1.33333333333333">
                <text:p>-1.333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">
                <text:p>-1.4</text:p>
              </table:table-cell>
              <table:table-cell office:value-type="float" office:value="-1.42857142857143">
                <text:p>-1.428571428571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">
                <text:p>-1.3</text:p>
              </table:table-cell>
              <table:table-cell office:value-type="float" office:value="-1.53846153846154">
                <text:p>-1.538461538461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">
                <text:p>-1.2</text:p>
              </table:table-cell>
              <table:table-cell office:value-type="float" office:value="-1.66666666666667">
                <text:p>-1.666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">
                <text:p>-1.1</text:p>
              </table:table-cell>
              <table:table-cell office:value-type="float" office:value="-1.81818181818182">
                <text:p>-1.818181818181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">
                <text:p>-0.9</text:p>
              </table:table-cell>
              <table:table-cell office:value-type="float" office:value="-2.22222222222222">
                <text:p>-2.222222222222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">
                <text:p>-0.8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">
                <text:p>-0.7</text:p>
              </table:table-cell>
              <table:table-cell office:value-type="float" office:value="-2.85714285714286">
                <text:p>-2.857142857142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">
                <text:p>-0.6</text:p>
              </table:table-cell>
              <table:table-cell office:value-type="float" office:value="-3.33333333333333">
                <text:p>-3.333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">
                <text:p>-0.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">
                <text:p>-0.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">
                <text:p>-0.3</text:p>
              </table:table-cell>
              <table:table-cell office:value-type="float" office:value="-6.66666666666667">
                <text:p>-6.66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">
                <text:p>-0.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">
                <text:p>-0.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">
                <text:p>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">
                <text:p>0.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">
                <text:p>0.3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">
                <text:p>0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">
                <text:p>0.6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">
                <text:p>0.7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">
                <text:p>0.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2.22222222222222">
                <text:p>2.222222222222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">
                <text:p>1.1</text:p>
              </table:table-cell>
              <table:table-cell office:value-type="float" office:value="1.81818181818182">
                <text:p>1.818181818181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">
                <text:p>1.2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">
                <text:p>1.3</text:p>
              </table:table-cell>
              <table:table-cell office:value-type="float" office:value="1.53846153846154">
                <text:p>1.538461538461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">
                <text:p>1.4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">
                <text:p>1.5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">
                <text:p>1.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">
                <text:p>1.7</text:p>
              </table:table-cell>
              <table:table-cell office:value-type="float" office:value="1.17647058823529">
                <text:p>1.176470588235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">
                <text:p>1.8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">
                <text:p>1.9</text:p>
              </table:table-cell>
              <table:table-cell office:value-type="float" office:value="1.05263157894737">
                <text:p>1.052631578947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">
                <text:p>2.1</text:p>
              </table:table-cell>
              <table:table-cell office:value-type="float" office:value="0.952380952380952">
                <text:p>0.9523809523809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">
                <text:p>2.2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">
                <text:p>2.3</text:p>
              </table:table-cell>
              <table:table-cell office:value-type="float" office:value="0.869565217391304">
                <text:p>0.8695652173913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">
                <text:p>2.4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">
                <text:p>2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">
                <text:p>2.6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">
                <text:p>2.7</text:p>
              </table:table-cell>
              <table:table-cell office:value-type="float" office:value="0.740740740740741">
                <text:p>0.7407407407407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">
                <text:p>2.8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">
                <text:p>2.9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0.666666666666666">
                <text:p>0.6666666666666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1">
                <text:p>3.1</text:p>
              </table:table-cell>
              <table:table-cell office:value-type="float" office:value="0.64516129032258">
                <text:p>0.645161290322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">
                <text:p>3.2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">
                <text:p>3.3</text:p>
              </table:table-cell>
              <table:table-cell office:value-type="float" office:value="0.606060606060606">
                <text:p>0.6060606060606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4">
                <text:p>3.4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5">
                <text:p>3.5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">
                <text:p>3.6</text:p>
              </table:table-cell>
              <table:table-cell office:value-type="float" office:value="0.555555555555555">
                <text:p>0.5555555555555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7">
                <text:p>3.7</text:p>
              </table:table-cell>
              <table:table-cell office:value-type="float" office:value="0.54054054054054">
                <text:p>0.540540540540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8">
                <text:p>3.8</text:p>
              </table:table-cell>
              <table:table-cell office:value-type="float" office:value="0.526315789473684">
                <text:p>0.5263157894736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">
                <text:p>3.9</text:p>
              </table:table-cell>
              <table:table-cell office:value-type="float" office:value="0.512820512820513">
                <text:p>0.5128205128205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1">
                <text:p>4.1</text:p>
              </table:table-cell>
              <table:table-cell office:value-type="float" office:value="0.48780487804878">
                <text:p>0.487804878048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2">
                <text:p>4.2</text:p>
              </table:table-cell>
              <table:table-cell office:value-type="float" office:value="0.476190476190476">
                <text:p>0.4761904761904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">
                <text:p>4.3</text:p>
              </table:table-cell>
              <table:table-cell office:value-type="float" office:value="0.465116279069767">
                <text:p>0.4651162790697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5">
                <text:p>4.5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">
                <text:p>4.6</text:p>
              </table:table-cell>
              <table:table-cell office:value-type="float" office:value="0.434782608695652">
                <text:p>0.4347826086956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425531914893617">
                <text:p>0.4255319148936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408163265306123">
                <text:p>0.4081632653061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81cm" svg:y="0.315cm" chart:style-name="ch2">
          <text:p>5. Función recíproca negativa</text:p>
        </chart:title>
        <chart:subtitle svg:x="7.533cm" svg:y="1.289cm" chart:style-name="ch3">
          <text:p>f(x)=</text:p>
        </chart:subtitle>
        <chart:legend chart:legend-position="top" svg:x="7.128cm" svg:y="2.129cm" style:legend-expansion="wide" chart:style-name="ch4"/>
        <chart:plot-area chart:style-name="ch5" table:cell-range-address="Datos.A4:Datos.A104 Datos.G3:Datos.G104" chart:data-source-has-labels="row" svg:x="1.318cm" svg:y="2.907cm" svg:width="14.362cm" svg:height="4.945cm">
          <chart:coordinate-region svg:x="1.729cm" svg:y="3.106cm" svg:width="13.599cm" svg:height="4.547cm"/>
          <chart:axis chart:dimension="x" chart:name="primary-x" chart:style-name="ch6">
            <chart:title svg:x="8.362cm" svg:y="8.033cm" chart:style-name="ch7">
              <text:p>x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6">
            <chart:title svg:x="0.451cm" svg:y="5.516cm" chart:style-name="ch10">
              <text:p>y</text:p>
            </chart:title>
            <chart:grid chart:style-name="ch8" chart:class="major"/>
          </chart:axis>
          <chart:series chart:style-name="ch11" chart:values-cell-range-address="Datos.G4:Datos.G104" chart:label-cell-address="Datos.G3:Datos.G3" chart:class="chart:scatter">
            <chart:domain table:cell-range-address="Datos.A4:Datos.A104"/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-1/x</text:p>
                <draw:g>
                  <svg:desc>Datos.G3:Datos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Datos.A4:Datos.A104</svg:desc>
                </draw:g>
              </table:table-cell>
              <table:table-cell office:value-type="float" office:value="0.2">
                <text:p>0.2</text:p>
                <draw:g>
                  <svg:desc>Datos.G4:Datos.G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204081632653061">
                <text:p>0.2040816326530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208333333333333">
                <text:p>0.208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212765957446809">
                <text:p>0.2127659574468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217391304347826">
                <text:p>0.2173913043478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227272727272727">
                <text:p>0.2272727272727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232558139534884">
                <text:p>0.2325581395348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238095238095238">
                <text:p>0.2380952380952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24390243902439">
                <text:p>0.243902439024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256410256410256">
                <text:p>0.2564102564102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27027027027027">
                <text:p>0.270270270270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">
                <text:p>-3.5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">
                <text:p>-3.4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">
                <text:p>-3.3</text:p>
              </table:table-cell>
              <table:table-cell office:value-type="float" office:value="0.303030303030303">
                <text:p>0.3030303030303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">
                <text:p>-3.2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">
                <text:p>-3.1</text:p>
              </table:table-cell>
              <table:table-cell office:value-type="float" office:value="0.32258064516129">
                <text:p>0.322580645161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">
                <text:p>-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">
                <text:p>-2.9</text:p>
              </table:table-cell>
              <table:table-cell office:value-type="float" office:value="0.344827586206896">
                <text:p>0.3448275862068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">
                <text:p>-2.8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">
                <text:p>-2.7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">
                <text:p>-2.6</text:p>
              </table:table-cell>
              <table:table-cell office:value-type="float" office:value="0.384615384615384">
                <text:p>0.3846153846153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">
                <text:p>-2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">
                <text:p>-2.4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">
                <text:p>-2.3</text:p>
              </table:table-cell>
              <table:table-cell office:value-type="float" office:value="0.434782608695652">
                <text:p>0.4347826086956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">
                <text:p>-2.2</text:p>
              </table:table-cell>
              <table:table-cell office:value-type="float" office:value="0.454545454545454">
                <text:p>0.4545454545454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">
                <text:p>-2.1</text:p>
              </table:table-cell>
              <table:table-cell office:value-type="float" office:value="0.476190476190476">
                <text:p>0.4761904761904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">
                <text:p>-1.9</text:p>
              </table:table-cell>
              <table:table-cell office:value-type="float" office:value="0.526315789473684">
                <text:p>0.5263157894736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">
                <text:p>-1.8</text:p>
              </table:table-cell>
              <table:table-cell office:value-type="float" office:value="0.555555555555555">
                <text:p>0.5555555555555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">
                <text:p>-1.7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">
                <text:p>-1.6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">
                <text:p>-1.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">
                <text:p>-1.4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">
                <text:p>-1.3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">
                <text:p>-1.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">
                <text:p>-1.1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">
                <text:p>-0.9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">
                <text:p>-0.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">
                <text:p>-0.7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">
                <text:p>-0.6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">
                <text:p>-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">
                <text:p>-0.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">
                <text:p>-0.3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">
                <text:p>-0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">
                <text:p>-0.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">
                <text:p>0.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">
                <text:p>0.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">
                <text:p>0.3</text:p>
              </table:table-cell>
              <table:table-cell office:value-type="float" office:value="-3.33333333333333">
                <text:p>-3.333333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">
                <text:p>0.4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">
                <text:p>0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">
                <text:p>0.6</text:p>
              </table:table-cell>
              <table:table-cell office:value-type="float" office:value="-1.66666666666667">
                <text:p>-1.6666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">
                <text:p>0.7</text:p>
              </table:table-cell>
              <table:table-cell office:value-type="float" office:value="-1.42857142857143">
                <text:p>-1.428571428571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">
                <text:p>0.8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-1.11111111111111">
                <text:p>-1.111111111111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">
                <text:p>1.1</text:p>
              </table:table-cell>
              <table:table-cell office:value-type="float" office:value="-0.909090909090909">
                <text:p>-0.9090909090909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">
                <text:p>1.2</text:p>
              </table:table-cell>
              <table:table-cell office:value-type="float" office:value="-0.833333333333333">
                <text:p>-0.8333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">
                <text:p>1.3</text:p>
              </table:table-cell>
              <table:table-cell office:value-type="float" office:value="-0.769230769230769">
                <text:p>-0.7692307692307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">
                <text:p>1.4</text:p>
              </table:table-cell>
              <table:table-cell office:value-type="float" office:value="-0.714285714285714">
                <text:p>-0.7142857142857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">
                <text:p>1.5</text:p>
              </table:table-cell>
              <table:table-cell office:value-type="float" office:value="-0.666666666666667">
                <text:p>-0.6666666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">
                <text:p>1.6</text:p>
              </table:table-cell>
              <table:table-cell office:value-type="float" office:value="-0.625">
                <text:p>-0.6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">
                <text:p>1.7</text:p>
              </table:table-cell>
              <table:table-cell office:value-type="float" office:value="-0.588235294117647">
                <text:p>-0.5882352941176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">
                <text:p>1.8</text:p>
              </table:table-cell>
              <table:table-cell office:value-type="float" office:value="-0.555555555555555">
                <text:p>-0.5555555555555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">
                <text:p>1.9</text:p>
              </table:table-cell>
              <table:table-cell office:value-type="float" office:value="-0.526315789473684">
                <text:p>-0.5263157894736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">
                <text:p>2.1</text:p>
              </table:table-cell>
              <table:table-cell office:value-type="float" office:value="-0.476190476190476">
                <text:p>-0.4761904761904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">
                <text:p>2.2</text:p>
              </table:table-cell>
              <table:table-cell office:value-type="float" office:value="-0.454545454545454">
                <text:p>-0.4545454545454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">
                <text:p>2.3</text:p>
              </table:table-cell>
              <table:table-cell office:value-type="float" office:value="-0.434782608695652">
                <text:p>-0.4347826086956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">
                <text:p>2.4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">
                <text:p>2.5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">
                <text:p>2.6</text:p>
              </table:table-cell>
              <table:table-cell office:value-type="float" office:value="-0.384615384615384">
                <text:p>-0.3846153846153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">
                <text:p>2.7</text:p>
              </table:table-cell>
              <table:table-cell office:value-type="float" office:value="-0.37037037037037">
                <text:p>-0.370370370370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">
                <text:p>2.8</text:p>
              </table:table-cell>
              <table:table-cell office:value-type="float" office:value="-0.357142857142857">
                <text:p>-0.3571428571428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">
                <text:p>2.9</text:p>
              </table:table-cell>
              <table:table-cell office:value-type="float" office:value="-0.344827586206896">
                <text:p>-0.3448275862068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1">
                <text:p>3.1</text:p>
              </table:table-cell>
              <table:table-cell office:value-type="float" office:value="-0.32258064516129">
                <text:p>-0.322580645161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">
                <text:p>3.2</text:p>
              </table:table-cell>
              <table:table-cell office:value-type="float" office:value="-0.3125">
                <text:p>-0.3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">
                <text:p>3.3</text:p>
              </table:table-cell>
              <table:table-cell office:value-type="float" office:value="-0.303030303030303">
                <text:p>-0.3030303030303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4">
                <text:p>3.4</text:p>
              </table:table-cell>
              <table:table-cell office:value-type="float" office:value="-0.294117647058823">
                <text:p>-0.2941176470588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5">
                <text:p>3.5</text:p>
              </table:table-cell>
              <table:table-cell office:value-type="float" office:value="-0.285714285714286">
                <text:p>-0.2857142857142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">
                <text:p>3.6</text:p>
              </table:table-cell>
              <table:table-cell office:value-type="float" office:value="-0.277777777777778">
                <text:p>-0.2777777777777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7">
                <text:p>3.7</text:p>
              </table:table-cell>
              <table:table-cell office:value-type="float" office:value="-0.27027027027027">
                <text:p>-0.270270270270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8">
                <text:p>3.8</text:p>
              </table:table-cell>
              <table:table-cell office:value-type="float" office:value="-0.263157894736842">
                <text:p>-0.2631578947368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">
                <text:p>3.9</text:p>
              </table:table-cell>
              <table:table-cell office:value-type="float" office:value="-0.256410256410256">
                <text:p>-0.2564102564102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1">
                <text:p>4.1</text:p>
              </table:table-cell>
              <table:table-cell office:value-type="float" office:value="-0.24390243902439">
                <text:p>-0.243902439024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2">
                <text:p>4.2</text:p>
              </table:table-cell>
              <table:table-cell office:value-type="float" office:value="-0.238095238095238">
                <text:p>-0.2380952380952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">
                <text:p>4.3</text:p>
              </table:table-cell>
              <table:table-cell office:value-type="float" office:value="-0.232558139534884">
                <text:p>-0.2325581395348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-0.227272727272727">
                <text:p>-0.2272727272727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5">
                <text:p>4.5</text:p>
              </table:table-cell>
              <table:table-cell office:value-type="float" office:value="-0.222222222222222">
                <text:p>-0.2222222222222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">
                <text:p>4.6</text:p>
              </table:table-cell>
              <table:table-cell office:value-type="float" office:value="-0.217391304347826">
                <text:p>-0.2173913043478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-0.212765957446809">
                <text:p>-0.2127659574468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-0.208333333333333">
                <text:p>-0.20833333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-0.204081632653061">
                <text:p>-0.2040816326530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-0.2">
                <text:p>-0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37cm" svg:y="0.315cm" chart:style-name="ch2">
          <text:p>6. Función hiperbólica cuadrática</text:p>
        </chart:title>
        <chart:subtitle svg:x="7.533cm" svg:y="1.289cm" chart:style-name="ch3">
          <text:p>f(x)=</text:p>
        </chart:subtitle>
        <chart:legend chart:legend-position="top" svg:x="7.003cm" svg:y="2.129cm" style:legend-expansion="wide" chart:style-name="ch4"/>
        <chart:plot-area chart:style-name="ch5" table:cell-range-address="Datos.A4:Datos.A104 Datos.H3:Datos.H104" chart:data-source-has-labels="row" svg:x="1.318cm" svg:y="2.907cm" svg:width="14.362cm" svg:height="4.945cm">
          <chart:coordinate-region svg:x="1.729cm" svg:y="3.106cm" svg:width="13.599cm" svg:height="4.099cm"/>
          <chart:axis chart:dimension="x" chart:name="primary-x" chart:style-name="ch6">
            <chart:title svg:x="8.362cm" svg:y="8.033cm" chart:style-name="ch7">
              <text:p>x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6">
            <chart:title svg:x="0.451cm" svg:y="5.516cm" chart:style-name="ch10">
              <text:p>y</text:p>
            </chart:title>
            <chart:grid chart:style-name="ch8" chart:class="major"/>
          </chart:axis>
          <chart:series chart:style-name="ch11" chart:values-cell-range-address="Datos.H4:Datos.H104" chart:label-cell-address="Datos.H3:Datos.H3" chart:class="chart:scatter">
            <chart:domain table:cell-range-address="Datos.A4:Datos.A104"/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/x^2</text:p>
                <draw:g>
                  <svg:desc>Datos.H3:Datos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Datos.A4:Datos.A104</svg:desc>
                </draw:g>
              </table:table-cell>
              <table:table-cell office:value-type="float" office:value="0.04">
                <text:p>0.04</text:p>
                <draw:g>
                  <svg:desc>Datos.H4:Datos.H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416493127863391">
                <text:p>0.04164931278633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434027777777778">
                <text:p>0.04340277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452693526482572">
                <text:p>0.0452693526482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472589792060492">
                <text:p>0.04725897920604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493827160493827">
                <text:p>0.04938271604938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516528925619835">
                <text:p>0.05165289256198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540832882639264">
                <text:p>0.05408328826392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566893424036281">
                <text:p>0.05668934240362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594883997620464">
                <text:p>0.05948839976204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624999999999999">
                <text:p>0.0624999999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657462195923734">
                <text:p>0.06574621959237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692520775623268">
                <text:p>0.06925207756232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730460189919649">
                <text:p>0.07304601899196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771604938271604">
                <text:p>0.07716049382716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">
                <text:p>-3.5</text:p>
              </table:table-cell>
              <table:table-cell office:value-type="float" office:value="0.0816326530612244">
                <text:p>0.08163265306122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">
                <text:p>-3.4</text:p>
              </table:table-cell>
              <table:table-cell office:value-type="float" office:value="0.0865051903114186">
                <text:p>0.08650519031141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">
                <text:p>-3.3</text:p>
              </table:table-cell>
              <table:table-cell office:value-type="float" office:value="0.0918273645546372">
                <text:p>0.09182736455463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">
                <text:p>-3.2</text:p>
              </table:table-cell>
              <table:table-cell office:value-type="float" office:value="0.0976562499999999">
                <text:p>0.097656249999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">
                <text:p>-3.1</text:p>
              </table:table-cell>
              <table:table-cell office:value-type="float" office:value="0.104058272632674">
                <text:p>0.1040582726326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">
                <text:p>-3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">
                <text:p>-2.9</text:p>
              </table:table-cell>
              <table:table-cell office:value-type="float" office:value="0.118906064209275">
                <text:p>0.1189060642092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">
                <text:p>-2.8</text:p>
              </table:table-cell>
              <table:table-cell office:value-type="float" office:value="0.127551020408163">
                <text:p>0.1275510204081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">
                <text:p>-2.7</text:p>
              </table:table-cell>
              <table:table-cell office:value-type="float" office:value="0.137174211248285">
                <text:p>0.1371742112482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">
                <text:p>-2.6</text:p>
              </table:table-cell>
              <table:table-cell office:value-type="float" office:value="0.14792899408284">
                <text:p>0.147928994082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">
                <text:p>-2.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">
                <text:p>-2.4</text:p>
              </table:table-cell>
              <table:table-cell office:value-type="float" office:value="0.173611111111111">
                <text:p>0.173611111111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">
                <text:p>-2.3</text:p>
              </table:table-cell>
              <table:table-cell office:value-type="float" office:value="0.189035916824196">
                <text:p>0.1890359168241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">
                <text:p>-2.2</text:p>
              </table:table-cell>
              <table:table-cell office:value-type="float" office:value="0.206611570247934">
                <text:p>0.2066115702479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">
                <text:p>-2.1</text:p>
              </table:table-cell>
              <table:table-cell office:value-type="float" office:value="0.226757369614512">
                <text:p>0.2267573696145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">
                <text:p>-1.9</text:p>
              </table:table-cell>
              <table:table-cell office:value-type="float" office:value="0.277008310249307">
                <text:p>0.2770083102493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">
                <text:p>-1.8</text:p>
              </table:table-cell>
              <table:table-cell office:value-type="float" office:value="0.308641975308642">
                <text:p>0.3086419753086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">
                <text:p>-1.7</text:p>
              </table:table-cell>
              <table:table-cell office:value-type="float" office:value="0.346020761245675">
                <text:p>0.3460207612456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">
                <text:p>-1.6</text:p>
              </table:table-cell>
              <table:table-cell office:value-type="float" office:value="0.390625">
                <text:p>0.390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">
                <text:p>-1.5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">
                <text:p>-1.4</text:p>
              </table:table-cell>
              <table:table-cell office:value-type="float" office:value="0.510204081632653">
                <text:p>0.5102040816326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">
                <text:p>-1.3</text:p>
              </table:table-cell>
              <table:table-cell office:value-type="float" office:value="0.591715976331361">
                <text:p>0.5917159763313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">
                <text:p>-1.2</text:p>
              </table:table-cell>
              <table:table-cell office:value-type="float" office:value="0.694444444444444">
                <text:p>0.6944444444444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">
                <text:p>-1.1</text:p>
              </table:table-cell>
              <table:table-cell office:value-type="float" office:value="0.826446280991736">
                <text:p>0.8264462809917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">
                <text:p>-0.9</text:p>
              </table:table-cell>
              <table:table-cell office:value-type="float" office:value="1.23456790123457">
                <text:p>1.234567901234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">
                <text:p>-0.8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">
                <text:p>-0.7</text:p>
              </table:table-cell>
              <table:table-cell office:value-type="float" office:value="2.04081632653061">
                <text:p>2.040816326530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">
                <text:p>-0.6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">
                <text:p>-0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">
                <text:p>-0.4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">
                <text:p>-0.3</text:p>
              </table:table-cell>
              <table:table-cell office:value-type="float" office:value="11.1111111111111">
                <text:p>11.1111111111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">
                <text:p>-0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">
                <text:p>-0.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">
                <text:p>0.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">
                <text:p>0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">
                <text:p>0.3</text:p>
              </table:table-cell>
              <table:table-cell office:value-type="float" office:value="11.1111111111111">
                <text:p>11.11111111111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">
                <text:p>0.4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">
                <text:p>0.6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">
                <text:p>0.7</text:p>
              </table:table-cell>
              <table:table-cell office:value-type="float" office:value="2.04081632653061">
                <text:p>2.040816326530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">
                <text:p>0.8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1.23456790123457">
                <text:p>1.234567901234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">
                <text:p>1.1</text:p>
              </table:table-cell>
              <table:table-cell office:value-type="float" office:value="0.826446280991736">
                <text:p>0.8264462809917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">
                <text:p>1.2</text:p>
              </table:table-cell>
              <table:table-cell office:value-type="float" office:value="0.694444444444444">
                <text:p>0.6944444444444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">
                <text:p>1.3</text:p>
              </table:table-cell>
              <table:table-cell office:value-type="float" office:value="0.591715976331361">
                <text:p>0.5917159763313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">
                <text:p>1.4</text:p>
              </table:table-cell>
              <table:table-cell office:value-type="float" office:value="0.510204081632653">
                <text:p>0.5102040816326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">
                <text:p>1.5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">
                <text:p>1.6</text:p>
              </table:table-cell>
              <table:table-cell office:value-type="float" office:value="0.390625">
                <text:p>0.3906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">
                <text:p>1.7</text:p>
              </table:table-cell>
              <table:table-cell office:value-type="float" office:value="0.346020761245675">
                <text:p>0.3460207612456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">
                <text:p>1.8</text:p>
              </table:table-cell>
              <table:table-cell office:value-type="float" office:value="0.308641975308642">
                <text:p>0.3086419753086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">
                <text:p>1.9</text:p>
              </table:table-cell>
              <table:table-cell office:value-type="float" office:value="0.277008310249307">
                <text:p>0.2770083102493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">
                <text:p>2.1</text:p>
              </table:table-cell>
              <table:table-cell office:value-type="float" office:value="0.226757369614512">
                <text:p>0.2267573696145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">
                <text:p>2.2</text:p>
              </table:table-cell>
              <table:table-cell office:value-type="float" office:value="0.206611570247934">
                <text:p>0.2066115702479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">
                <text:p>2.3</text:p>
              </table:table-cell>
              <table:table-cell office:value-type="float" office:value="0.189035916824196">
                <text:p>0.1890359168241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">
                <text:p>2.4</text:p>
              </table:table-cell>
              <table:table-cell office:value-type="float" office:value="0.173611111111111">
                <text:p>0.1736111111111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">
                <text:p>2.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">
                <text:p>2.6</text:p>
              </table:table-cell>
              <table:table-cell office:value-type="float" office:value="0.14792899408284">
                <text:p>0.147928994082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">
                <text:p>2.7</text:p>
              </table:table-cell>
              <table:table-cell office:value-type="float" office:value="0.137174211248285">
                <text:p>0.1371742112482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">
                <text:p>2.8</text:p>
              </table:table-cell>
              <table:table-cell office:value-type="float" office:value="0.127551020408163">
                <text:p>0.1275510204081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">
                <text:p>2.9</text:p>
              </table:table-cell>
              <table:table-cell office:value-type="float" office:value="0.118906064209275">
                <text:p>0.1189060642092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1">
                <text:p>3.1</text:p>
              </table:table-cell>
              <table:table-cell office:value-type="float" office:value="0.104058272632674">
                <text:p>0.1040582726326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">
                <text:p>3.2</text:p>
              </table:table-cell>
              <table:table-cell office:value-type="float" office:value="0.0976562499999999">
                <text:p>0.0976562499999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">
                <text:p>3.3</text:p>
              </table:table-cell>
              <table:table-cell office:value-type="float" office:value="0.0918273645546372">
                <text:p>0.09182736455463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4">
                <text:p>3.4</text:p>
              </table:table-cell>
              <table:table-cell office:value-type="float" office:value="0.0865051903114186">
                <text:p>0.08650519031141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5">
                <text:p>3.5</text:p>
              </table:table-cell>
              <table:table-cell office:value-type="float" office:value="0.0816326530612244">
                <text:p>0.08163265306122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">
                <text:p>3.6</text:p>
              </table:table-cell>
              <table:table-cell office:value-type="float" office:value="0.0771604938271604">
                <text:p>0.07716049382716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7">
                <text:p>3.7</text:p>
              </table:table-cell>
              <table:table-cell office:value-type="float" office:value="0.0730460189919649">
                <text:p>0.07304601899196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8">
                <text:p>3.8</text:p>
              </table:table-cell>
              <table:table-cell office:value-type="float" office:value="0.0692520775623268">
                <text:p>0.06925207756232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">
                <text:p>3.9</text:p>
              </table:table-cell>
              <table:table-cell office:value-type="float" office:value="0.0657462195923734">
                <text:p>0.06574621959237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0.0624999999999999">
                <text:p>0.06249999999999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1">
                <text:p>4.1</text:p>
              </table:table-cell>
              <table:table-cell office:value-type="float" office:value="0.0594883997620464">
                <text:p>0.05948839976204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2">
                <text:p>4.2</text:p>
              </table:table-cell>
              <table:table-cell office:value-type="float" office:value="0.0566893424036281">
                <text:p>0.05668934240362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">
                <text:p>4.3</text:p>
              </table:table-cell>
              <table:table-cell office:value-type="float" office:value="0.0540832882639264">
                <text:p>0.05408328826392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516528925619835">
                <text:p>0.05165289256198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5">
                <text:p>4.5</text:p>
              </table:table-cell>
              <table:table-cell office:value-type="float" office:value="0.0493827160493827">
                <text:p>0.04938271604938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">
                <text:p>4.6</text:p>
              </table:table-cell>
              <table:table-cell office:value-type="float" office:value="0.0472589792060492">
                <text:p>0.04725897920604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452693526482572">
                <text:p>0.04526935264825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434027777777778">
                <text:p>0.04340277777777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416493127863391">
                <text:p>0.04164931278633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